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87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erdos-renyi 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1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2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3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4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5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6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7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8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9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1.00)</text:p>
          </table:table-cell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1" table:formula="of:=SUM([.B6:.B35])/30" office:value-type="float" office:value="0.533" calcext:value-type="float">
            <text:p>0,533</text:p>
          </table:table-cell>
          <table:table-cell office:value-type="string" calcext:value-type="string">
            <text:p>avg criminal:</text:p>
          </table:table-cell>
          <table:table-cell table:style-name="ce1" table:formula="of:=SUM([.D6:.D35])/30" office:value-type="float" office:value="0.495333333333333" calcext:value-type="float">
            <text:p>0,4953333333</text:p>
          </table:table-cell>
          <table:table-cell office:value-type="string" calcext:value-type="string">
            <text:p>avg criminal:</text:p>
          </table:table-cell>
          <table:table-cell table:style-name="ce1" table:formula="of:=SUM([.F6:.F35])/30" office:value-type="float" office:value="0.428333333333333" calcext:value-type="float">
            <text:p>0,4283333333</text:p>
          </table:table-cell>
          <table:table-cell office:value-type="string" calcext:value-type="string">
            <text:p>avg criminal:</text:p>
          </table:table-cell>
          <table:table-cell table:style-name="ce1" table:formula="of:=SUM([.H6:.H35])/30" office:value-type="float" office:value="0.423" calcext:value-type="float">
            <text:p>0,423</text:p>
          </table:table-cell>
          <table:table-cell office:value-type="string" calcext:value-type="string">
            <text:p>avg criminal:</text:p>
          </table:table-cell>
          <table:table-cell table:style-name="ce1" table:formula="of:=SUM([.J6:.J35])/30" office:value-type="float" office:value="0.386333333333333" calcext:value-type="float">
            <text:p>0,3863333333</text:p>
          </table:table-cell>
          <table:table-cell office:value-type="string" calcext:value-type="string">
            <text:p>avg criminal:</text:p>
          </table:table-cell>
          <table:table-cell table:style-name="ce1" table:formula="of:=SUM([.L6:.L35])/30" office:value-type="float" office:value="0.363" calcext:value-type="float">
            <text:p>0,363</text:p>
          </table:table-cell>
          <table:table-cell office:value-type="string" calcext:value-type="string">
            <text:p>avg criminal:</text:p>
          </table:table-cell>
          <table:table-cell table:style-name="ce1" table:formula="of:=SUM([.N6:.N35])/30" office:value-type="float" office:value="0.360666666666667" calcext:value-type="float">
            <text:p>0,3606666667</text:p>
          </table:table-cell>
          <table:table-cell office:value-type="string" calcext:value-type="string">
            <text:p>avg criminal:</text:p>
          </table:table-cell>
          <table:table-cell table:style-name="ce1" table:formula="of:=SUM([.P6:.P35])/30" office:value-type="float" office:value="0.230333333333333" calcext:value-type="float">
            <text:p>0,2303333333</text:p>
          </table:table-cell>
          <table:table-cell office:value-type="string" calcext:value-type="string">
            <text:p>avg criminal:</text:p>
          </table:table-cell>
          <table:table-cell table:style-name="ce1" table:formula="of:=SUM([.R6:.R35])/30" office:value-type="float" office:value="0.223" calcext:value-type="float">
            <text:p>0,223</text:p>
          </table:table-cell>
          <table:table-cell office:value-type="string" calcext:value-type="string">
            <text:p>avg criminal:</text:p>
          </table:table-cell>
          <table:table-cell table:style-name="ce1" table:formula="of:=SUM([.T6:.T35])/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1" table:formula="of:=SQRT(SUM([.C6:.C35])/30)" office:value-type="float" office:value="0.037518884134082" calcext:value-type="float">
            <text:p>0,0375188841</text:p>
          </table:table-cell>
          <table:table-cell office:value-type="string" calcext:value-type="string">
            <text:p>standard dev:</text:p>
          </table:table-cell>
          <table:table-cell table:style-name="ce1" table:formula="of:=SQRT(SUM([.E6:.E35])/30)" office:value-type="float" office:value="0.100920210507553" calcext:value-type="float">
            <text:p>0,1009202105</text:p>
          </table:table-cell>
          <table:table-cell office:value-type="string" calcext:value-type="string">
            <text:p>standard dev:</text:p>
          </table:table-cell>
          <table:table-cell table:style-name="ce1" table:formula="of:=SQRT(SUM([.G6:.G35])/30)" office:value-type="float" office:value="0.197873416326926" calcext:value-type="float">
            <text:p>0,1978734163</text:p>
          </table:table-cell>
          <table:table-cell office:value-type="string" calcext:value-type="string">
            <text:p>standard dev:</text:p>
          </table:table-cell>
          <table:table-cell table:style-name="ce1" table:formula="of:=SQRT(SUM([.I6:.I35])/30)" office:value-type="float" office:value="0.171136397842968" calcext:value-type="float">
            <text:p>0,1711363978</text:p>
          </table:table-cell>
          <table:table-cell office:value-type="string" calcext:value-type="string">
            <text:p>standard dev:</text:p>
          </table:table-cell>
          <table:table-cell table:style-name="ce1" table:formula="of:=SQRT(SUM([.K6:.K35])/30)" office:value-type="float" office:value="0.216571517569191" calcext:value-type="float">
            <text:p>0,2165715176</text:p>
          </table:table-cell>
          <table:table-cell office:value-type="string" calcext:value-type="string">
            <text:p>standard dev:</text:p>
          </table:table-cell>
          <table:table-cell table:style-name="ce1" table:formula="of:=SQRT(SUM([.M6:.M35])/30)" office:value-type="float" office:value="0.241041490204487" calcext:value-type="float">
            <text:p>0,2410414902</text:p>
          </table:table-cell>
          <table:table-cell office:value-type="string" calcext:value-type="string">
            <text:p>standard dev:</text:p>
          </table:table-cell>
          <table:table-cell table:style-name="ce1" table:formula="of:=SQRT(SUM([.O6:.O35])/30)" office:value-type="float" office:value="0.239762845791883" calcext:value-type="float">
            <text:p>0,2397628458</text:p>
          </table:table-cell>
          <table:table-cell office:value-type="string" calcext:value-type="string">
            <text:p>standard dev:</text:p>
          </table:table-cell>
          <table:table-cell table:style-name="ce1" table:formula="of:=SQRT(SUM([.Q6:.Q35])/30)" office:value-type="float" office:value="0.232385933787358" calcext:value-type="float">
            <text:p>0,2323859338</text:p>
          </table:table-cell>
          <table:table-cell office:value-type="string" calcext:value-type="string">
            <text:p>standard dev:</text:p>
          </table:table-cell>
          <table:table-cell table:style-name="ce1" table:formula="of:=SQRT(SUM([.S6:.S35])/30)" office:value-type="float" office:value="0.239738051492318" calcext:value-type="float">
            <text:p>0,2397380515</text:p>
          </table:table-cell>
          <table:table-cell office:value-type="string" calcext:value-type="string">
            <text:p>standard dev:</text:p>
          </table:table-cell>
          <table:table-cell table:style-name="ce1" table:formula="of:=SQRT(SUM([.U6:.U35])/3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  <table:table-cell table:formula="of:=([.B6]-[.C$3])^2" office:value-type="float" office:value="0.000729000000000007" calcext:value-type="float">
            <text:p>0,000729</text:p>
          </table:table-cell>
          <table:table-cell office:value-type="float" office:value="0.53" calcext:value-type="float">
            <text:p>0,53</text:p>
          </table:table-cell>
          <table:table-cell table:formula="of:=([.D6]-[.E$3])^2" office:value-type="float" office:value="0.00120177777777779" calcext:value-type="float">
            <text:p>0,0012017778</text:p>
          </table:table-cell>
          <table:table-cell office:value-type="float" office:value="0.43" calcext:value-type="float">
            <text:p>0,43</text:p>
          </table:table-cell>
          <table:table-cell table:formula="of:=([.F6]-[.G$3])^2" office:value-type="float" office:value="0.00000277777777777772" calcext:value-type="float">
            <text:p>2,77777777777772E-06</text:p>
          </table:table-cell>
          <table:table-cell office:value-type="float" office:value="0.55" calcext:value-type="float">
            <text:p>0,55</text:p>
          </table:table-cell>
          <table:table-cell table:formula="of:=([.H6]-[.I$3])^2" office:value-type="float" office:value="0.016129" calcext:value-type="float">
            <text:p>0,016129</text:p>
          </table:table-cell>
          <table:table-cell office:value-type="float" office:value="0.55" calcext:value-type="float">
            <text:p>0,55</text:p>
          </table:table-cell>
          <table:table-cell table:formula="of:=([.J6]-[.K$3])^2" office:value-type="float" office:value="0.0267867777777778" calcext:value-type="float">
            <text:p>0,0267867778</text:p>
          </table:table-cell>
          <table:table-cell office:value-type="float" office:value="0.56" calcext:value-type="float">
            <text:p>0,56</text:p>
          </table:table-cell>
          <table:table-cell table:formula="of:=([.L6]-[.M$3])^2" office:value-type="float" office:value="0.038809" calcext:value-type="float">
            <text:p>0,038809</text:p>
          </table:table-cell>
          <table:table-cell office:value-type="float" office:value="0.47" calcext:value-type="float">
            <text:p>0,47</text:p>
          </table:table-cell>
          <table:table-cell table:formula="of:=([.N6]-[.O$3])^2" office:value-type="float" office:value="0.0119537777777778" calcext:value-type="float">
            <text:p>0,0119537778</text:p>
          </table:table-cell>
          <table:table-cell office:value-type="float" office:value="0" calcext:value-type="float">
            <text:p>0</text:p>
          </table:table-cell>
          <table:table-cell table:formula="of:=([.P6]-[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.R6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6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,56</text:p>
          </table:table-cell>
          <table:table-cell table:formula="of:=([.B7]-[.C$3])^2" office:value-type="float" office:value="0.000729000000000007" calcext:value-type="float">
            <text:p>0,000729</text:p>
          </table:table-cell>
          <table:table-cell office:value-type="float" office:value="0.47" calcext:value-type="float">
            <text:p>0,47</text:p>
          </table:table-cell>
          <table:table-cell table:formula="of:=([.D7]-[.E$3])^2" office:value-type="float" office:value="0.000641777777777771" calcext:value-type="float">
            <text:p>0,0006417778</text:p>
          </table:table-cell>
          <table:table-cell office:value-type="float" office:value="0.63" calcext:value-type="float">
            <text:p>0,63</text:p>
          </table:table-cell>
          <table:table-cell table:formula="of:=([.F7]-[.G$3])^2" office:value-type="float" office:value="0.0406694444444444" calcext:value-type="float">
            <text:p>0,0406694444</text:p>
          </table:table-cell>
          <table:table-cell office:value-type="float" office:value="0.51" calcext:value-type="float">
            <text:p>0,51</text:p>
          </table:table-cell>
          <table:table-cell table:formula="of:=([.H7]-[.I$3])^2" office:value-type="float" office:value="0.00756899999999999" calcext:value-type="float">
            <text:p>0,007569</text:p>
          </table:table-cell>
          <table:table-cell office:value-type="float" office:value="0.64" calcext:value-type="float">
            <text:p>0,64</text:p>
          </table:table-cell>
          <table:table-cell table:formula="of:=([.J7]-[.K$3])^2" office:value-type="float" office:value="0.0643467777777778" calcext:value-type="float">
            <text:p>0,0643467778</text:p>
          </table:table-cell>
          <table:table-cell office:value-type="float" office:value="0.48" calcext:value-type="float">
            <text:p>0,48</text:p>
          </table:table-cell>
          <table:table-cell table:formula="of:=([.L7]-[.M$3])^2" office:value-type="float" office:value="0.013689" calcext:value-type="float">
            <text:p>0,013689</text:p>
          </table:table-cell>
          <table:table-cell office:value-type="float" office:value="0.45" calcext:value-type="float">
            <text:p>0,45</text:p>
          </table:table-cell>
          <table:table-cell table:formula="of:=([.N7]-[.O$3])^2" office:value-type="float" office:value="0.00798044444444444" calcext:value-type="float">
            <text:p>0,0079804444</text:p>
          </table:table-cell>
          <table:table-cell office:value-type="float" office:value="0.5" calcext:value-type="float">
            <text:p>0,5</text:p>
          </table:table-cell>
          <table:table-cell table:formula="of:=([.P7]-[.Q$3])^2" office:value-type="float" office:value="0.0727201111111111" calcext:value-type="float">
            <text:p>0,0727201111</text:p>
          </table:table-cell>
          <table:table-cell office:value-type="float" office:value="0" calcext:value-type="float">
            <text:p>0</text:p>
          </table:table-cell>
          <table:table-cell table:formula="of:=([.R7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7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,55</text:p>
          </table:table-cell>
          <table:table-cell table:formula="of:=([.B8]-[.C$3])^2" office:value-type="float" office:value="0.000289000000000004" calcext:value-type="float">
            <text:p>0,000289</text:p>
          </table:table-cell>
          <table:table-cell office:value-type="float" office:value="0" calcext:value-type="float">
            <text:p>0</text:p>
          </table:table-cell>
          <table:table-cell table:formula="of:=([.D8]-[.E$3])^2" office:value-type="float" office:value="0.245355111111111" calcext:value-type="float">
            <text:p>0,2453551111</text:p>
          </table:table-cell>
          <table:table-cell office:value-type="float" office:value="0" calcext:value-type="float">
            <text:p>0</text:p>
          </table:table-cell>
          <table:table-cell table:formula="of:=([.F8]-[.G$3])^2" office:value-type="float" office:value="0.183469444444444" calcext:value-type="float">
            <text:p>0,1834694444</text:p>
          </table:table-cell>
          <table:table-cell office:value-type="float" office:value="0.48" calcext:value-type="float">
            <text:p>0,48</text:p>
          </table:table-cell>
          <table:table-cell table:formula="of:=([.H8]-[.I$3])^2" office:value-type="float" office:value="0.00324899999999999" calcext:value-type="float">
            <text:p>0,003249</text:p>
          </table:table-cell>
          <table:table-cell office:value-type="float" office:value="0.53" calcext:value-type="float">
            <text:p>0,53</text:p>
          </table:table-cell>
          <table:table-cell table:formula="of:=([.J8]-[.K$3])^2" office:value-type="float" office:value="0.0206401111111111" calcext:value-type="float">
            <text:p>0,0206401111</text:p>
          </table:table-cell>
          <table:table-cell office:value-type="float" office:value="0.54" calcext:value-type="float">
            <text:p>0,54</text:p>
          </table:table-cell>
          <table:table-cell table:formula="of:=([.L8]-[.M$3])^2" office:value-type="float" office:value="0.031329" calcext:value-type="float">
            <text:p>0,031329</text:p>
          </table:table-cell>
          <table:table-cell office:value-type="float" office:value="0.55" calcext:value-type="float">
            <text:p>0,55</text:p>
          </table:table-cell>
          <table:table-cell table:formula="of:=([.N8]-[.O$3])^2" office:value-type="float" office:value="0.0358471111111111" calcext:value-type="float">
            <text:p>0,0358471111</text:p>
          </table:table-cell>
          <table:table-cell office:value-type="float" office:value="0" calcext:value-type="float">
            <text:p>0</text:p>
          </table:table-cell>
          <table:table-cell table:formula="of:=([.P8]-[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.R8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8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,55</text:p>
          </table:table-cell>
          <table:table-cell table:formula="of:=([.B9]-[.C$3])^2" office:value-type="float" office:value="0.000289000000000004" calcext:value-type="float">
            <text:p>0,000289</text:p>
          </table:table-cell>
          <table:table-cell office:value-type="float" office:value="0.5" calcext:value-type="float">
            <text:p>0,5</text:p>
          </table:table-cell>
          <table:table-cell table:formula="of:=([.D9]-[.E$3])^2" office:value-type="float" office:value="0.0000217777777777787" calcext:value-type="float">
            <text:p>2,17777777777787E-05</text:p>
          </table:table-cell>
          <table:table-cell office:value-type="float" office:value="0.41" calcext:value-type="float">
            <text:p>0,41</text:p>
          </table:table-cell>
          <table:table-cell table:formula="of:=([.F9]-[.G$3])^2" office:value-type="float" office:value="0.00033611111111111" calcext:value-type="float">
            <text:p>0,0003361111</text:p>
          </table:table-cell>
          <table:table-cell office:value-type="float" office:value="0" calcext:value-type="float">
            <text:p>0</text:p>
          </table:table-cell>
          <table:table-cell table:formula="of:=([.H9]-[.I$3])^2" office:value-type="float" office:value="0.178929" calcext:value-type="float">
            <text:p>0,178929</text:p>
          </table:table-cell>
          <table:table-cell office:value-type="float" office:value="0.45" calcext:value-type="float">
            <text:p>0,45</text:p>
          </table:table-cell>
          <table:table-cell table:formula="of:=([.J9]-[.K$3])^2" office:value-type="float" office:value="0.00405344444444444" calcext:value-type="float">
            <text:p>0,0040534444</text:p>
          </table:table-cell>
          <table:table-cell office:value-type="float" office:value="0.45" calcext:value-type="float">
            <text:p>0,45</text:p>
          </table:table-cell>
          <table:table-cell table:formula="of:=([.L9]-[.M$3])^2" office:value-type="float" office:value="0.00756899999999999" calcext:value-type="float">
            <text:p>0,007569</text:p>
          </table:table-cell>
          <table:table-cell office:value-type="float" office:value="0" calcext:value-type="float">
            <text:p>0</text:p>
          </table:table-cell>
          <table:table-cell table:formula="of:=([.N9]-[.O$3])^2" office:value-type="float" office:value="0.130080444444444" calcext:value-type="float">
            <text:p>0,1300804444</text:p>
          </table:table-cell>
          <table:table-cell office:value-type="float" office:value="0.4" calcext:value-type="float">
            <text:p>0,4</text:p>
          </table:table-cell>
          <table:table-cell table:formula="of:=([.P9]-[.Q$3])^2" office:value-type="float" office:value="0.0287867777777778" calcext:value-type="float">
            <text:p>0,0287867778</text:p>
          </table:table-cell>
          <table:table-cell office:value-type="float" office:value="0" calcext:value-type="float">
            <text:p>0</text:p>
          </table:table-cell>
          <table:table-cell table:formula="of:=([.R9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9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,52</text:p>
          </table:table-cell>
          <table:table-cell table:formula="of:=([.B10]-[.C$3])^2" office:value-type="float" office:value="0.000168999999999997" calcext:value-type="float">
            <text:p>0,000169</text:p>
          </table:table-cell>
          <table:table-cell office:value-type="float" office:value="0.62" calcext:value-type="float">
            <text:p>0,62</text:p>
          </table:table-cell>
          <table:table-cell table:formula="of:=([.D10]-[.E$3])^2" office:value-type="float" office:value="0.0155417777777778" calcext:value-type="float">
            <text:p>0,0155417778</text:p>
          </table:table-cell>
          <table:table-cell office:value-type="float" office:value="0.55" calcext:value-type="float">
            <text:p>0,55</text:p>
          </table:table-cell>
          <table:table-cell table:formula="of:=([.F10]-[.G$3])^2" office:value-type="float" office:value="0.0148027777777778" calcext:value-type="float">
            <text:p>0,0148027778</text:p>
          </table:table-cell>
          <table:table-cell office:value-type="float" office:value="0" calcext:value-type="float">
            <text:p>0</text:p>
          </table:table-cell>
          <table:table-cell table:formula="of:=([.H10]-[.I$3])^2" office:value-type="float" office:value="0.178929" calcext:value-type="float">
            <text:p>0,178929</text:p>
          </table:table-cell>
          <table:table-cell office:value-type="float" office:value="0.47" calcext:value-type="float">
            <text:p>0,47</text:p>
          </table:table-cell>
          <table:table-cell table:formula="of:=([.J10]-[.K$3])^2" office:value-type="float" office:value="0.00700011111111111" calcext:value-type="float">
            <text:p>0,0070001111</text:p>
          </table:table-cell>
          <table:table-cell office:value-type="float" office:value="0" calcext:value-type="float">
            <text:p>0</text:p>
          </table:table-cell>
          <table:table-cell table:formula="of:=([.L10]-[.M$3])^2" office:value-type="float" office:value="0.131769" calcext:value-type="float">
            <text:p>0,131769</text:p>
          </table:table-cell>
          <table:table-cell office:value-type="float" office:value="0" calcext:value-type="float">
            <text:p>0</text:p>
          </table:table-cell>
          <table:table-cell table:formula="of:=([.N10]-[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.P10]-[.Q$3])^2" office:value-type="float" office:value="0.0530534444444444" calcext:value-type="float">
            <text:p>0,0530534444</text:p>
          </table:table-cell>
          <table:table-cell office:value-type="float" office:value="0.45" calcext:value-type="float">
            <text:p>0,45</text:p>
          </table:table-cell>
          <table:table-cell table:formula="of:=([.R10]-[.S$3])^2" office:value-type="float" office:value="0.051529" calcext:value-type="float">
            <text:p>0,051529</text:p>
          </table:table-cell>
          <table:table-cell office:value-type="float" office:value="0" calcext:value-type="float">
            <text:p>0</text:p>
          </table:table-cell>
          <table:table-cell table:formula="of:=([.T10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([.B11]-[.C$3])^2" office:value-type="float" office:value="0.00108899999999999" calcext:value-type="float">
            <text:p>0,001089</text:p>
          </table:table-cell>
          <table:table-cell office:value-type="float" office:value="0.49" calcext:value-type="float">
            <text:p>0,49</text:p>
          </table:table-cell>
          <table:table-cell table:formula="of:=([.D11]-[.E$3])^2" office:value-type="float" office:value="0.0000284444444444435" calcext:value-type="float">
            <text:p>2,84444444444435E-05</text:p>
          </table:table-cell>
          <table:table-cell office:value-type="float" office:value="0.49" calcext:value-type="float">
            <text:p>0,49</text:p>
          </table:table-cell>
          <table:table-cell table:formula="of:=([.F11]-[.G$3])^2" office:value-type="float" office:value="0.00380277777777778" calcext:value-type="float">
            <text:p>0,0038027778</text:p>
          </table:table-cell>
          <table:table-cell office:value-type="float" office:value="0.55" calcext:value-type="float">
            <text:p>0,55</text:p>
          </table:table-cell>
          <table:table-cell table:formula="of:=([.H11]-[.I$3])^2" office:value-type="float" office:value="0.016129" calcext:value-type="float">
            <text:p>0,016129</text:p>
          </table:table-cell>
          <table:table-cell office:value-type="float" office:value="0.47" calcext:value-type="float">
            <text:p>0,47</text:p>
          </table:table-cell>
          <table:table-cell table:formula="of:=([.J11]-[.K$3])^2" office:value-type="float" office:value="0.00700011111111111" calcext:value-type="float">
            <text:p>0,0070001111</text:p>
          </table:table-cell>
          <table:table-cell office:value-type="float" office:value="0.56" calcext:value-type="float">
            <text:p>0,56</text:p>
          </table:table-cell>
          <table:table-cell table:formula="of:=([.L11]-[.M$3])^2" office:value-type="float" office:value="0.038809" calcext:value-type="float">
            <text:p>0,038809</text:p>
          </table:table-cell>
          <table:table-cell office:value-type="float" office:value="0" calcext:value-type="float">
            <text:p>0</text:p>
          </table:table-cell>
          <table:table-cell table:formula="of:=([.N11]-[.O$3])^2" office:value-type="float" office:value="0.130080444444444" calcext:value-type="float">
            <text:p>0,1300804444</text:p>
          </table:table-cell>
          <table:table-cell office:value-type="float" office:value="0.51" calcext:value-type="float">
            <text:p>0,51</text:p>
          </table:table-cell>
          <table:table-cell table:formula="of:=([.P11]-[.Q$3])^2" office:value-type="float" office:value="0.0782134444444445" calcext:value-type="float">
            <text:p>0,0782134444</text:p>
          </table:table-cell>
          <table:table-cell office:value-type="float" office:value="0" calcext:value-type="float">
            <text:p>0</text:p>
          </table:table-cell>
          <table:table-cell table:formula="of:=([.R11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11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table:formula="of:=([.B12]-[.C$3])^2" office:value-type="float" office:value="0.000729000000000007" calcext:value-type="float">
            <text:p>0,000729</text:p>
          </table:table-cell>
          <table:table-cell office:value-type="float" office:value="0.5" calcext:value-type="float">
            <text:p>0,5</text:p>
          </table:table-cell>
          <table:table-cell table:formula="of:=([.D12]-[.E$3])^2" office:value-type="float" office:value="0.0000217777777777787" calcext:value-type="float">
            <text:p>2,17777777777787E-05</text:p>
          </table:table-cell>
          <table:table-cell office:value-type="float" office:value="0.51" calcext:value-type="float">
            <text:p>0,51</text:p>
          </table:table-cell>
          <table:table-cell table:formula="of:=([.F12]-[.G$3])^2" office:value-type="float" office:value="0.00666944444444444" calcext:value-type="float">
            <text:p>0,0066694444</text:p>
          </table:table-cell>
          <table:table-cell office:value-type="float" office:value="0.47" calcext:value-type="float">
            <text:p>0,47</text:p>
          </table:table-cell>
          <table:table-cell table:formula="of:=([.H12]-[.I$3])^2" office:value-type="float" office:value="0.002209" calcext:value-type="float">
            <text:p>0,002209</text:p>
          </table:table-cell>
          <table:table-cell office:value-type="float" office:value="0.51" calcext:value-type="float">
            <text:p>0,51</text:p>
          </table:table-cell>
          <table:table-cell table:formula="of:=([.J12]-[.K$3])^2" office:value-type="float" office:value="0.0152934444444444" calcext:value-type="float">
            <text:p>0,0152934444</text:p>
          </table:table-cell>
          <table:table-cell office:value-type="float" office:value="0.55" calcext:value-type="float">
            <text:p>0,55</text:p>
          </table:table-cell>
          <table:table-cell table:formula="of:=([.L12]-[.M$3])^2" office:value-type="float" office:value="0.034969" calcext:value-type="float">
            <text:p>0,034969</text:p>
          </table:table-cell>
          <table:table-cell office:value-type="float" office:value="0" calcext:value-type="float">
            <text:p>0</text:p>
          </table:table-cell>
          <table:table-cell table:formula="of:=([.N12]-[.O$3])^2" office:value-type="float" office:value="0.130080444444444" calcext:value-type="float">
            <text:p>0,1300804444</text:p>
          </table:table-cell>
          <table:table-cell office:value-type="float" office:value="0.46" calcext:value-type="float">
            <text:p>0,46</text:p>
          </table:table-cell>
          <table:table-cell table:formula="of:=([.P12]-[.Q$3])^2" office:value-type="float" office:value="0.0527467777777778" calcext:value-type="float">
            <text:p>0,0527467778</text:p>
          </table:table-cell>
          <table:table-cell office:value-type="float" office:value="0.47" calcext:value-type="float">
            <text:p>0,47</text:p>
          </table:table-cell>
          <table:table-cell table:formula="of:=([.R12]-[.S$3])^2" office:value-type="float" office:value="0.061009" calcext:value-type="float">
            <text:p>0,061009</text:p>
          </table:table-cell>
          <table:table-cell office:value-type="float" office:value="0" calcext:value-type="float">
            <text:p>0</text:p>
          </table:table-cell>
          <table:table-cell table:formula="of:=([.T12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table:formula="of:=([.B13]-[.C$3])^2" office:value-type="float" office:value="0.00136900000000001" calcext:value-type="float">
            <text:p>0,001369</text:p>
          </table:table-cell>
          <table:table-cell office:value-type="float" office:value="0.48" calcext:value-type="float">
            <text:p>0,48</text:p>
          </table:table-cell>
          <table:table-cell table:formula="of:=([.D13]-[.E$3])^2" office:value-type="float" office:value="0.000235111111111109" calcext:value-type="float">
            <text:p>0,0002351111</text:p>
          </table:table-cell>
          <table:table-cell office:value-type="float" office:value="0.59" calcext:value-type="float">
            <text:p>0,59</text:p>
          </table:table-cell>
          <table:table-cell table:formula="of:=([.F13]-[.G$3])^2" office:value-type="float" office:value="0.0261361111111111" calcext:value-type="float">
            <text:p>0,0261361111</text:p>
          </table:table-cell>
          <table:table-cell office:value-type="float" office:value="0.42" calcext:value-type="float">
            <text:p>0,42</text:p>
          </table:table-cell>
          <table:table-cell table:formula="of:=([.H13]-[.I$3])^2" office:value-type="float" office:value="0.00000900000000000035" calcext:value-type="float">
            <text:p>0,000009</text:p>
          </table:table-cell>
          <table:table-cell office:value-type="float" office:value="0.47" calcext:value-type="float">
            <text:p>0,47</text:p>
          </table:table-cell>
          <table:table-cell table:formula="of:=([.J13]-[.K$3])^2" office:value-type="float" office:value="0.00700011111111111" calcext:value-type="float">
            <text:p>0,0070001111</text:p>
          </table:table-cell>
          <table:table-cell office:value-type="float" office:value="0.54" calcext:value-type="float">
            <text:p>0,54</text:p>
          </table:table-cell>
          <table:table-cell table:formula="of:=([.L13]-[.M$3])^2" office:value-type="float" office:value="0.031329" calcext:value-type="float">
            <text:p>0,031329</text:p>
          </table:table-cell>
          <table:table-cell office:value-type="float" office:value="0" calcext:value-type="float">
            <text:p>0</text:p>
          </table:table-cell>
          <table:table-cell table:formula="of:=([.N13]-[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.P13]-[.Q$3])^2" office:value-type="float" office:value="0.0530534444444444" calcext:value-type="float">
            <text:p>0,0530534444</text:p>
          </table:table-cell>
          <table:table-cell office:value-type="float" office:value="0.44" calcext:value-type="float">
            <text:p>0,44</text:p>
          </table:table-cell>
          <table:table-cell table:formula="of:=([.R13]-[.S$3])^2" office:value-type="float" office:value="0.047089" calcext:value-type="float">
            <text:p>0,047089</text:p>
          </table:table-cell>
          <table:table-cell office:value-type="float" office:value="0" calcext:value-type="float">
            <text:p>0</text:p>
          </table:table-cell>
          <table:table-cell table:formula="of:=([.T13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" calcext:value-type="float">
            <text:p>0,56</text:p>
          </table:table-cell>
          <table:table-cell table:formula="of:=([.B14]-[.C$3])^2" office:value-type="float" office:value="0.000729000000000007" calcext:value-type="float">
            <text:p>0,000729</text:p>
          </table:table-cell>
          <table:table-cell office:value-type="float" office:value="0.53" calcext:value-type="float">
            <text:p>0,53</text:p>
          </table:table-cell>
          <table:table-cell table:formula="of:=([.D14]-[.E$3])^2" office:value-type="float" office:value="0.00120177777777779" calcext:value-type="float">
            <text:p>0,0012017778</text:p>
          </table:table-cell>
          <table:table-cell office:value-type="float" office:value="0.47" calcext:value-type="float">
            <text:p>0,47</text:p>
          </table:table-cell>
          <table:table-cell table:formula="of:=([.F14]-[.G$3])^2" office:value-type="float" office:value="0.00173611111111111" calcext:value-type="float">
            <text:p>0,0017361111</text:p>
          </table:table-cell>
          <table:table-cell office:value-type="float" office:value="0" calcext:value-type="float">
            <text:p>0</text:p>
          </table:table-cell>
          <table:table-cell table:formula="of:=([.H14]-[.I$3])^2" office:value-type="float" office:value="0.178929" calcext:value-type="float">
            <text:p>0,178929</text:p>
          </table:table-cell>
          <table:table-cell office:value-type="float" office:value="0" calcext:value-type="float">
            <text:p>0</text:p>
          </table:table-cell>
          <table:table-cell table:formula="of:=([.J14]-[.K$3])^2" office:value-type="float" office:value="0.149253444444444" calcext:value-type="float">
            <text:p>0,1492534444</text:p>
          </table:table-cell>
          <table:table-cell office:value-type="float" office:value="0.61" calcext:value-type="float">
            <text:p>0,61</text:p>
          </table:table-cell>
          <table:table-cell table:formula="of:=([.L14]-[.M$3])^2" office:value-type="float" office:value="0.0610089999999999" calcext:value-type="float">
            <text:p>0,061009</text:p>
          </table:table-cell>
          <table:table-cell office:value-type="float" office:value="0.5" calcext:value-type="float">
            <text:p>0,5</text:p>
          </table:table-cell>
          <table:table-cell table:formula="of:=([.N14]-[.O$3])^2" office:value-type="float" office:value="0.0194137777777778" calcext:value-type="float">
            <text:p>0,0194137778</text:p>
          </table:table-cell>
          <table:table-cell office:value-type="float" office:value="0.38" calcext:value-type="float">
            <text:p>0,38</text:p>
          </table:table-cell>
          <table:table-cell table:formula="of:=([.P14]-[.Q$3])^2" office:value-type="float" office:value="0.0224001111111111" calcext:value-type="float">
            <text:p>0,0224001111</text:p>
          </table:table-cell>
          <table:table-cell office:value-type="float" office:value="0" calcext:value-type="float">
            <text:p>0</text:p>
          </table:table-cell>
          <table:table-cell table:formula="of:=([.R14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14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,54</text:p>
          </table:table-cell>
          <table:table-cell table:formula="of:=([.B15]-[.C$3])^2" office:value-type="float" office:value="0.0000490000000000016" calcext:value-type="float">
            <text:p>0,000049</text:p>
          </table:table-cell>
          <table:table-cell office:value-type="float" office:value="0.5" calcext:value-type="float">
            <text:p>0,5</text:p>
          </table:table-cell>
          <table:table-cell table:formula="of:=([.D15]-[.E$3])^2" office:value-type="float" office:value="0.0000217777777777787" calcext:value-type="float">
            <text:p>2,17777777777787E-05</text:p>
          </table:table-cell>
          <table:table-cell office:value-type="float" office:value="0.55" calcext:value-type="float">
            <text:p>0,55</text:p>
          </table:table-cell>
          <table:table-cell table:formula="of:=([.F15]-[.G$3])^2" office:value-type="float" office:value="0.0148027777777778" calcext:value-type="float">
            <text:p>0,0148027778</text:p>
          </table:table-cell>
          <table:table-cell office:value-type="float" office:value="0.53" calcext:value-type="float">
            <text:p>0,53</text:p>
          </table:table-cell>
          <table:table-cell table:formula="of:=([.H15]-[.I$3])^2" office:value-type="float" office:value="0.011449" calcext:value-type="float">
            <text:p>0,011449</text:p>
          </table:table-cell>
          <table:table-cell office:value-type="float" office:value="0.47" calcext:value-type="float">
            <text:p>0,47</text:p>
          </table:table-cell>
          <table:table-cell table:formula="of:=([.J15]-[.K$3])^2" office:value-type="float" office:value="0.00700011111111111" calcext:value-type="float">
            <text:p>0,0070001111</text:p>
          </table:table-cell>
          <table:table-cell office:value-type="float" office:value="0" calcext:value-type="float">
            <text:p>0</text:p>
          </table:table-cell>
          <table:table-cell table:formula="of:=([.L15]-[.M$3])^2" office:value-type="float" office:value="0.131769" calcext:value-type="float">
            <text:p>0,131769</text:p>
          </table:table-cell>
          <table:table-cell office:value-type="float" office:value="0" calcext:value-type="float">
            <text:p>0</text:p>
          </table:table-cell>
          <table:table-cell table:formula="of:=([.N15]-[.O$3])^2" office:value-type="float" office:value="0.130080444444444" calcext:value-type="float">
            <text:p>0,1300804444</text:p>
          </table:table-cell>
          <table:table-cell office:value-type="float" office:value="0.44" calcext:value-type="float">
            <text:p>0,44</text:p>
          </table:table-cell>
          <table:table-cell table:formula="of:=([.P15]-[.Q$3])^2" office:value-type="float" office:value="0.0439601111111111" calcext:value-type="float">
            <text:p>0,0439601111</text:p>
          </table:table-cell>
          <table:table-cell office:value-type="float" office:value="0" calcext:value-type="float">
            <text:p>0</text:p>
          </table:table-cell>
          <table:table-cell table:formula="of:=([.R15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15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table:formula="of:=([.B16]-[.C$3])^2" office:value-type="float" office:value="0.00448900000000002" calcext:value-type="float">
            <text:p>0,004489</text:p>
          </table:table-cell>
          <table:table-cell office:value-type="float" office:value="0.48" calcext:value-type="float">
            <text:p>0,48</text:p>
          </table:table-cell>
          <table:table-cell table:formula="of:=([.D16]-[.E$3])^2" office:value-type="float" office:value="0.000235111111111109" calcext:value-type="float">
            <text:p>0,0002351111</text:p>
          </table:table-cell>
          <table:table-cell office:value-type="float" office:value="0.54" calcext:value-type="float">
            <text:p>0,54</text:p>
          </table:table-cell>
          <table:table-cell table:formula="of:=([.F16]-[.G$3])^2" office:value-type="float" office:value="0.0124694444444444" calcext:value-type="float">
            <text:p>0,0124694444</text:p>
          </table:table-cell>
          <table:table-cell office:value-type="float" office:value="0.53" calcext:value-type="float">
            <text:p>0,53</text:p>
          </table:table-cell>
          <table:table-cell table:formula="of:=([.H16]-[.I$3])^2" office:value-type="float" office:value="0.011449" calcext:value-type="float">
            <text:p>0,011449</text:p>
          </table:table-cell>
          <table:table-cell office:value-type="float" office:value="0" calcext:value-type="float">
            <text:p>0</text:p>
          </table:table-cell>
          <table:table-cell table:formula="of:=([.J16]-[.K$3])^2" office:value-type="float" office:value="0.149253444444444" calcext:value-type="float">
            <text:p>0,1492534444</text:p>
          </table:table-cell>
          <table:table-cell office:value-type="float" office:value="0.52" calcext:value-type="float">
            <text:p>0,52</text:p>
          </table:table-cell>
          <table:table-cell table:formula="of:=([.L16]-[.M$3])^2" office:value-type="float" office:value="0.024649" calcext:value-type="float">
            <text:p>0,024649</text:p>
          </table:table-cell>
          <table:table-cell office:value-type="float" office:value="0.47" calcext:value-type="float">
            <text:p>0,47</text:p>
          </table:table-cell>
          <table:table-cell table:formula="of:=([.N16]-[.O$3])^2" office:value-type="float" office:value="0.0119537777777778" calcext:value-type="float">
            <text:p>0,0119537778</text:p>
          </table:table-cell>
          <table:table-cell office:value-type="float" office:value="0" calcext:value-type="float">
            <text:p>0</text:p>
          </table:table-cell>
          <table:table-cell table:formula="of:=([.P16]-[.Q$3])^2" office:value-type="float" office:value="0.0530534444444444" calcext:value-type="float">
            <text:p>0,0530534444</text:p>
          </table:table-cell>
          <table:table-cell office:value-type="float" office:value="0.46" calcext:value-type="float">
            <text:p>0,46</text:p>
          </table:table-cell>
          <table:table-cell table:formula="of:=([.R16]-[.S$3])^2" office:value-type="float" office:value="0.056169" calcext:value-type="float">
            <text:p>0,056169</text:p>
          </table:table-cell>
          <table:table-cell office:value-type="float" office:value="0" calcext:value-type="float">
            <text:p>0</text:p>
          </table:table-cell>
          <table:table-cell table:formula="of:=([.T16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" calcext:value-type="float">
            <text:p>0,54</text:p>
          </table:table-cell>
          <table:table-cell table:formula="of:=([.B17]-[.C$3])^2" office:value-type="float" office:value="0.0000490000000000016" calcext:value-type="float">
            <text:p>0,000049</text:p>
          </table:table-cell>
          <table:table-cell office:value-type="float" office:value="0.45" calcext:value-type="float">
            <text:p>0,45</text:p>
          </table:table-cell>
          <table:table-cell table:formula="of:=([.D17]-[.E$3])^2" office:value-type="float" office:value="0.0020551111111111" calcext:value-type="float">
            <text:p>0,0020551111</text:p>
          </table:table-cell>
          <table:table-cell office:value-type="float" office:value="0.46" calcext:value-type="float">
            <text:p>0,46</text:p>
          </table:table-cell>
          <table:table-cell table:formula="of:=([.F17]-[.G$3])^2" office:value-type="float" office:value="0.00100277777777778" calcext:value-type="float">
            <text:p>0,0010027778</text:p>
          </table:table-cell>
          <table:table-cell office:value-type="float" office:value="0.55" calcext:value-type="float">
            <text:p>0,55</text:p>
          </table:table-cell>
          <table:table-cell table:formula="of:=([.H17]-[.I$3])^2" office:value-type="float" office:value="0.016129" calcext:value-type="float">
            <text:p>0,016129</text:p>
          </table:table-cell>
          <table:table-cell office:value-type="float" office:value="0.5" calcext:value-type="float">
            <text:p>0,5</text:p>
          </table:table-cell>
          <table:table-cell table:formula="of:=([.J17]-[.K$3])^2" office:value-type="float" office:value="0.0129201111111111" calcext:value-type="float">
            <text:p>0,0129201111</text:p>
          </table:table-cell>
          <table:table-cell office:value-type="float" office:value="0.54" calcext:value-type="float">
            <text:p>0,54</text:p>
          </table:table-cell>
          <table:table-cell table:formula="of:=([.L17]-[.M$3])^2" office:value-type="float" office:value="0.031329" calcext:value-type="float">
            <text:p>0,031329</text:p>
          </table:table-cell>
          <table:table-cell office:value-type="float" office:value="0.55" calcext:value-type="float">
            <text:p>0,55</text:p>
          </table:table-cell>
          <table:table-cell table:formula="of:=([.N17]-[.O$3])^2" office:value-type="float" office:value="0.0358471111111111" calcext:value-type="float">
            <text:p>0,0358471111</text:p>
          </table:table-cell>
          <table:table-cell office:value-type="float" office:value="0" calcext:value-type="float">
            <text:p>0</text:p>
          </table:table-cell>
          <table:table-cell table:formula="of:=([.P17]-[.Q$3])^2" office:value-type="float" office:value="0.0530534444444444" calcext:value-type="float">
            <text:p>0,0530534444</text:p>
          </table:table-cell>
          <table:table-cell office:value-type="float" office:value="0.48" calcext:value-type="float">
            <text:p>0,48</text:p>
          </table:table-cell>
          <table:table-cell table:formula="of:=([.R17]-[.S$3])^2" office:value-type="float" office:value="0.066049" calcext:value-type="float">
            <text:p>0,066049</text:p>
          </table:table-cell>
          <table:table-cell office:value-type="float" office:value="0" calcext:value-type="float">
            <text:p>0</text:p>
          </table:table-cell>
          <table:table-cell table:formula="of:=([.T17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" calcext:value-type="float">
            <text:p>0,53</text:p>
          </table:table-cell>
          <table:table-cell table:formula="of:=([.B18]-[.C$3])^2" office:value-type="float" office:value="0.00000899999999999935" calcext:value-type="float">
            <text:p>0,000009</text:p>
          </table:table-cell>
          <table:table-cell office:value-type="float" office:value="0.53" calcext:value-type="float">
            <text:p>0,53</text:p>
          </table:table-cell>
          <table:table-cell table:formula="of:=([.D18]-[.E$3])^2" office:value-type="float" office:value="0.00120177777777779" calcext:value-type="float">
            <text:p>0,0012017778</text:p>
          </table:table-cell>
          <table:table-cell office:value-type="float" office:value="0.52" calcext:value-type="float">
            <text:p>0,52</text:p>
          </table:table-cell>
          <table:table-cell table:formula="of:=([.F18]-[.G$3])^2" office:value-type="float" office:value="0.00840277777777778" calcext:value-type="float">
            <text:p>0,0084027778</text:p>
          </table:table-cell>
          <table:table-cell office:value-type="float" office:value="0.49" calcext:value-type="float">
            <text:p>0,49</text:p>
          </table:table-cell>
          <table:table-cell table:formula="of:=([.H18]-[.I$3])^2" office:value-type="float" office:value="0.00448899999999999" calcext:value-type="float">
            <text:p>0,004489</text:p>
          </table:table-cell>
          <table:table-cell office:value-type="float" office:value="0.5" calcext:value-type="float">
            <text:p>0,5</text:p>
          </table:table-cell>
          <table:table-cell table:formula="of:=([.J18]-[.K$3])^2" office:value-type="float" office:value="0.0129201111111111" calcext:value-type="float">
            <text:p>0,0129201111</text:p>
          </table:table-cell>
          <table:table-cell office:value-type="float" office:value="0.52" calcext:value-type="float">
            <text:p>0,52</text:p>
          </table:table-cell>
          <table:table-cell table:formula="of:=([.L18]-[.M$3])^2" office:value-type="float" office:value="0.024649" calcext:value-type="float">
            <text:p>0,024649</text:p>
          </table:table-cell>
          <table:table-cell office:value-type="float" office:value="0.55" calcext:value-type="float">
            <text:p>0,55</text:p>
          </table:table-cell>
          <table:table-cell table:formula="of:=([.N18]-[.O$3])^2" office:value-type="float" office:value="0.0358471111111111" calcext:value-type="float">
            <text:p>0,0358471111</text:p>
          </table:table-cell>
          <table:table-cell office:value-type="float" office:value="0" calcext:value-type="float">
            <text:p>0</text:p>
          </table:table-cell>
          <table:table-cell table:formula="of:=([.P18]-[.Q$3])^2" office:value-type="float" office:value="0.0530534444444444" calcext:value-type="float">
            <text:p>0,0530534444</text:p>
          </table:table-cell>
          <table:table-cell office:value-type="float" office:value="0.45" calcext:value-type="float">
            <text:p>0,45</text:p>
          </table:table-cell>
          <table:table-cell table:formula="of:=([.R18]-[.S$3])^2" office:value-type="float" office:value="0.051529" calcext:value-type="float">
            <text:p>0,051529</text:p>
          </table:table-cell>
          <table:table-cell office:value-type="float" office:value="0" calcext:value-type="float">
            <text:p>0</text:p>
          </table:table-cell>
          <table:table-cell table:formula="of:=([.T18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formula="of:=([.B19]-[.C$3])^2" office:value-type="float" office:value="0.00448900000000002" calcext:value-type="float">
            <text:p>0,004489</text:p>
          </table:table-cell>
          <table:table-cell office:value-type="float" office:value="0.53" calcext:value-type="float">
            <text:p>0,53</text:p>
          </table:table-cell>
          <table:table-cell table:formula="of:=([.D19]-[.E$3])^2" office:value-type="float" office:value="0.00120177777777779" calcext:value-type="float">
            <text:p>0,0012017778</text:p>
          </table:table-cell>
          <table:table-cell office:value-type="float" office:value="0.51" calcext:value-type="float">
            <text:p>0,51</text:p>
          </table:table-cell>
          <table:table-cell table:formula="of:=([.F19]-[.G$3])^2" office:value-type="float" office:value="0.00666944444444444" calcext:value-type="float">
            <text:p>0,0066694444</text:p>
          </table:table-cell>
          <table:table-cell office:value-type="float" office:value="0.53" calcext:value-type="float">
            <text:p>0,53</text:p>
          </table:table-cell>
          <table:table-cell table:formula="of:=([.H19]-[.I$3])^2" office:value-type="float" office:value="0.011449" calcext:value-type="float">
            <text:p>0,011449</text:p>
          </table:table-cell>
          <table:table-cell office:value-type="float" office:value="0.53" calcext:value-type="float">
            <text:p>0,53</text:p>
          </table:table-cell>
          <table:table-cell table:formula="of:=([.J19]-[.K$3])^2" office:value-type="float" office:value="0.0206401111111111" calcext:value-type="float">
            <text:p>0,0206401111</text:p>
          </table:table-cell>
          <table:table-cell office:value-type="float" office:value="0.58" calcext:value-type="float">
            <text:p>0,58</text:p>
          </table:table-cell>
          <table:table-cell table:formula="of:=([.L19]-[.M$3])^2" office:value-type="float" office:value="0.0470889999999999" calcext:value-type="float">
            <text:p>0,047089</text:p>
          </table:table-cell>
          <table:table-cell office:value-type="float" office:value="0.51" calcext:value-type="float">
            <text:p>0,51</text:p>
          </table:table-cell>
          <table:table-cell table:formula="of:=([.N19]-[.O$3])^2" office:value-type="float" office:value="0.0223004444444444" calcext:value-type="float">
            <text:p>0,0223004444</text:p>
          </table:table-cell>
          <table:table-cell office:value-type="float" office:value="0.37" calcext:value-type="float">
            <text:p>0,37</text:p>
          </table:table-cell>
          <table:table-cell table:formula="of:=([.P19]-[.Q$3])^2" office:value-type="float" office:value="0.0195067777777778" calcext:value-type="float">
            <text:p>0,0195067778</text:p>
          </table:table-cell>
          <table:table-cell office:value-type="float" office:value="0.47" calcext:value-type="float">
            <text:p>0,47</text:p>
          </table:table-cell>
          <table:table-cell table:formula="of:=([.R19]-[.S$3])^2" office:value-type="float" office:value="0.061009" calcext:value-type="float">
            <text:p>0,061009</text:p>
          </table:table-cell>
          <table:table-cell office:value-type="float" office:value="0" calcext:value-type="float">
            <text:p>0</text:p>
          </table:table-cell>
          <table:table-cell table:formula="of:=([.T19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,49</text:p>
          </table:table-cell>
          <table:table-cell table:formula="of:=([.B20]-[.C$3])^2" office:value-type="float" office:value="0.00184899999999999" calcext:value-type="float">
            <text:p>0,001849</text:p>
          </table:table-cell>
          <table:table-cell office:value-type="float" office:value="0.5" calcext:value-type="float">
            <text:p>0,5</text:p>
          </table:table-cell>
          <table:table-cell table:formula="of:=([.D20]-[.E$3])^2" office:value-type="float" office:value="0.0000217777777777787" calcext:value-type="float">
            <text:p>2,17777777777787E-05</text:p>
          </table:table-cell>
          <table:table-cell office:value-type="float" office:value="0" calcext:value-type="float">
            <text:p>0</text:p>
          </table:table-cell>
          <table:table-cell table:formula="of:=([.F20]-[.G$3])^2" office:value-type="float" office:value="0.183469444444444" calcext:value-type="float">
            <text:p>0,1834694444</text:p>
          </table:table-cell>
          <table:table-cell office:value-type="float" office:value="0.41" calcext:value-type="float">
            <text:p>0,41</text:p>
          </table:table-cell>
          <table:table-cell table:formula="of:=([.H20]-[.I$3])^2" office:value-type="float" office:value="0.000169" calcext:value-type="float">
            <text:p>0,000169</text:p>
          </table:table-cell>
          <table:table-cell office:value-type="float" office:value="0" calcext:value-type="float">
            <text:p>0</text:p>
          </table:table-cell>
          <table:table-cell table:formula="of:=([.J20]-[.K$3])^2" office:value-type="float" office:value="0.149253444444444" calcext:value-type="float">
            <text:p>0,1492534444</text:p>
          </table:table-cell>
          <table:table-cell office:value-type="float" office:value="0.52" calcext:value-type="float">
            <text:p>0,52</text:p>
          </table:table-cell>
          <table:table-cell table:formula="of:=([.L20]-[.M$3])^2" office:value-type="float" office:value="0.024649" calcext:value-type="float">
            <text:p>0,024649</text:p>
          </table:table-cell>
          <table:table-cell office:value-type="float" office:value="0" calcext:value-type="float">
            <text:p>0</text:p>
          </table:table-cell>
          <table:table-cell table:formula="of:=([.N20]-[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.P20]-[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.R20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20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" calcext:value-type="float">
            <text:p>0,57</text:p>
          </table:table-cell>
          <table:table-cell table:formula="of:=([.B21]-[.C$3])^2" office:value-type="float" office:value="0.00136900000000001" calcext:value-type="float">
            <text:p>0,001369</text:p>
          </table:table-cell>
          <table:table-cell office:value-type="float" office:value="0.57" calcext:value-type="float">
            <text:p>0,57</text:p>
          </table:table-cell>
          <table:table-cell table:formula="of:=([.D21]-[.E$3])^2" office:value-type="float" office:value="0.00557511111111114" calcext:value-type="float">
            <text:p>0,0055751111</text:p>
          </table:table-cell>
          <table:table-cell office:value-type="float" office:value="0.47" calcext:value-type="float">
            <text:p>0,47</text:p>
          </table:table-cell>
          <table:table-cell table:formula="of:=([.F21]-[.G$3])^2" office:value-type="float" office:value="0.00173611111111111" calcext:value-type="float">
            <text:p>0,0017361111</text:p>
          </table:table-cell>
          <table:table-cell office:value-type="float" office:value="0" calcext:value-type="float">
            <text:p>0</text:p>
          </table:table-cell>
          <table:table-cell table:formula="of:=([.H21]-[.I$3])^2" office:value-type="float" office:value="0.178929" calcext:value-type="float">
            <text:p>0,178929</text:p>
          </table:table-cell>
          <table:table-cell office:value-type="float" office:value="0.49" calcext:value-type="float">
            <text:p>0,49</text:p>
          </table:table-cell>
          <table:table-cell table:formula="of:=([.J21]-[.K$3])^2" office:value-type="float" office:value="0.0107467777777778" calcext:value-type="float">
            <text:p>0,0107467778</text:p>
          </table:table-cell>
          <table:table-cell office:value-type="float" office:value="0" calcext:value-type="float">
            <text:p>0</text:p>
          </table:table-cell>
          <table:table-cell table:formula="of:=([.L21]-[.M$3])^2" office:value-type="float" office:value="0.131769" calcext:value-type="float">
            <text:p>0,131769</text:p>
          </table:table-cell>
          <table:table-cell office:value-type="float" office:value="0.54" calcext:value-type="float">
            <text:p>0,54</text:p>
          </table:table-cell>
          <table:table-cell table:formula="of:=([.N21]-[.O$3])^2" office:value-type="float" office:value="0.0321604444444444" calcext:value-type="float">
            <text:p>0,0321604444</text:p>
          </table:table-cell>
          <table:table-cell office:value-type="float" office:value="0.46" calcext:value-type="float">
            <text:p>0,46</text:p>
          </table:table-cell>
          <table:table-cell table:formula="of:=([.P21]-[.Q$3])^2" office:value-type="float" office:value="0.0527467777777778" calcext:value-type="float">
            <text:p>0,0527467778</text:p>
          </table:table-cell>
          <table:table-cell office:value-type="float" office:value="0" calcext:value-type="float">
            <text:p>0</text:p>
          </table:table-cell>
          <table:table-cell table:formula="of:=([.R21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21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4" calcext:value-type="float">
            <text:p>0,54</text:p>
          </table:table-cell>
          <table:table-cell table:formula="of:=([.B22]-[.C$3])^2" office:value-type="float" office:value="0.0000490000000000016" calcext:value-type="float">
            <text:p>0,000049</text:p>
          </table:table-cell>
          <table:table-cell office:value-type="float" office:value="0.57" calcext:value-type="float">
            <text:p>0,57</text:p>
          </table:table-cell>
          <table:table-cell table:formula="of:=([.D22]-[.E$3])^2" office:value-type="float" office:value="0.00557511111111114" calcext:value-type="float">
            <text:p>0,0055751111</text:p>
          </table:table-cell>
          <table:table-cell office:value-type="float" office:value="0.54" calcext:value-type="float">
            <text:p>0,54</text:p>
          </table:table-cell>
          <table:table-cell table:formula="of:=([.F22]-[.G$3])^2" office:value-type="float" office:value="0.0124694444444444" calcext:value-type="float">
            <text:p>0,0124694444</text:p>
          </table:table-cell>
          <table:table-cell office:value-type="float" office:value="0.54" calcext:value-type="float">
            <text:p>0,54</text:p>
          </table:table-cell>
          <table:table-cell table:formula="of:=([.H22]-[.I$3])^2" office:value-type="float" office:value="0.013689" calcext:value-type="float">
            <text:p>0,013689</text:p>
          </table:table-cell>
          <table:table-cell office:value-type="float" office:value="0.49" calcext:value-type="float">
            <text:p>0,49</text:p>
          </table:table-cell>
          <table:table-cell table:formula="of:=([.J22]-[.K$3])^2" office:value-type="float" office:value="0.0107467777777778" calcext:value-type="float">
            <text:p>0,0107467778</text:p>
          </table:table-cell>
          <table:table-cell office:value-type="float" office:value="0" calcext:value-type="float">
            <text:p>0</text:p>
          </table:table-cell>
          <table:table-cell table:formula="of:=([.L22]-[.M$3])^2" office:value-type="float" office:value="0.131769" calcext:value-type="float">
            <text:p>0,131769</text:p>
          </table:table-cell>
          <table:table-cell office:value-type="float" office:value="0.51" calcext:value-type="float">
            <text:p>0,51</text:p>
          </table:table-cell>
          <table:table-cell table:formula="of:=([.N22]-[.O$3])^2" office:value-type="float" office:value="0.0223004444444444" calcext:value-type="float">
            <text:p>0,0223004444</text:p>
          </table:table-cell>
          <table:table-cell office:value-type="float" office:value="0.5" calcext:value-type="float">
            <text:p>0,5</text:p>
          </table:table-cell>
          <table:table-cell table:formula="of:=([.P22]-[.Q$3])^2" office:value-type="float" office:value="0.0727201111111111" calcext:value-type="float">
            <text:p>0,0727201111</text:p>
          </table:table-cell>
          <table:table-cell office:value-type="float" office:value="0.45" calcext:value-type="float">
            <text:p>0,45</text:p>
          </table:table-cell>
          <table:table-cell table:formula="of:=([.R22]-[.S$3])^2" office:value-type="float" office:value="0.051529" calcext:value-type="float">
            <text:p>0,051529</text:p>
          </table:table-cell>
          <table:table-cell office:value-type="float" office:value="0" calcext:value-type="float">
            <text:p>0</text:p>
          </table:table-cell>
          <table:table-cell table:formula="of:=([.T22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" calcext:value-type="float">
            <text:p>0,56</text:p>
          </table:table-cell>
          <table:table-cell table:formula="of:=([.B23]-[.C$3])^2" office:value-type="float" office:value="0.000729000000000007" calcext:value-type="float">
            <text:p>0,000729</text:p>
          </table:table-cell>
          <table:table-cell office:value-type="float" office:value="0.45" calcext:value-type="float">
            <text:p>0,45</text:p>
          </table:table-cell>
          <table:table-cell table:formula="of:=([.D23]-[.E$3])^2" office:value-type="float" office:value="0.0020551111111111" calcext:value-type="float">
            <text:p>0,0020551111</text:p>
          </table:table-cell>
          <table:table-cell office:value-type="float" office:value="0" calcext:value-type="float">
            <text:p>0</text:p>
          </table:table-cell>
          <table:table-cell table:formula="of:=([.F23]-[.G$3])^2" office:value-type="float" office:value="0.183469444444444" calcext:value-type="float">
            <text:p>0,1834694444</text:p>
          </table:table-cell>
          <table:table-cell office:value-type="float" office:value="0.49" calcext:value-type="float">
            <text:p>0,49</text:p>
          </table:table-cell>
          <table:table-cell table:formula="of:=([.H23]-[.I$3])^2" office:value-type="float" office:value="0.00448899999999999" calcext:value-type="float">
            <text:p>0,004489</text:p>
          </table:table-cell>
          <table:table-cell office:value-type="float" office:value="0" calcext:value-type="float">
            <text:p>0</text:p>
          </table:table-cell>
          <table:table-cell table:formula="of:=([.J23]-[.K$3])^2" office:value-type="float" office:value="0.149253444444444" calcext:value-type="float">
            <text:p>0,1492534444</text:p>
          </table:table-cell>
          <table:table-cell office:value-type="float" office:value="0" calcext:value-type="float">
            <text:p>0</text:p>
          </table:table-cell>
          <table:table-cell table:formula="of:=([.L23]-[.M$3])^2" office:value-type="float" office:value="0.131769" calcext:value-type="float">
            <text:p>0,131769</text:p>
          </table:table-cell>
          <table:table-cell office:value-type="float" office:value="0.52" calcext:value-type="float">
            <text:p>0,52</text:p>
          </table:table-cell>
          <table:table-cell table:formula="of:=([.N23]-[.O$3])^2" office:value-type="float" office:value="0.0253871111111111" calcext:value-type="float">
            <text:p>0,0253871111</text:p>
          </table:table-cell>
          <table:table-cell office:value-type="float" office:value="0.46" calcext:value-type="float">
            <text:p>0,46</text:p>
          </table:table-cell>
          <table:table-cell table:formula="of:=([.P23]-[.Q$3])^2" office:value-type="float" office:value="0.0527467777777778" calcext:value-type="float">
            <text:p>0,0527467778</text:p>
          </table:table-cell>
          <table:table-cell office:value-type="float" office:value="0.51" calcext:value-type="float">
            <text:p>0,51</text:p>
          </table:table-cell>
          <table:table-cell table:formula="of:=([.R23]-[.S$3])^2" office:value-type="float" office:value="0.082369" calcext:value-type="float">
            <text:p>0,082369</text:p>
          </table:table-cell>
          <table:table-cell office:value-type="float" office:value="0" calcext:value-type="float">
            <text:p>0</text:p>
          </table:table-cell>
          <table:table-cell table:formula="of:=([.T23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8" calcext:value-type="float">
            <text:p>0,48</text:p>
          </table:table-cell>
          <table:table-cell table:formula="of:=([.B24]-[.C$3])^2" office:value-type="float" office:value="0.00280899999999999" calcext:value-type="float">
            <text:p>0,002809</text:p>
          </table:table-cell>
          <table:table-cell office:value-type="float" office:value="0.47" calcext:value-type="float">
            <text:p>0,47</text:p>
          </table:table-cell>
          <table:table-cell table:formula="of:=([.D24]-[.E$3])^2" office:value-type="float" office:value="0.000641777777777771" calcext:value-type="float">
            <text:p>0,0006417778</text:p>
          </table:table-cell>
          <table:table-cell office:value-type="float" office:value="0.49" calcext:value-type="float">
            <text:p>0,49</text:p>
          </table:table-cell>
          <table:table-cell table:formula="of:=([.F24]-[.G$3])^2" office:value-type="float" office:value="0.00380277777777778" calcext:value-type="float">
            <text:p>0,0038027778</text:p>
          </table:table-cell>
          <table:table-cell office:value-type="float" office:value="0.45" calcext:value-type="float">
            <text:p>0,45</text:p>
          </table:table-cell>
          <table:table-cell table:formula="of:=([.H24]-[.I$3])^2" office:value-type="float" office:value="0.000728999999999998" calcext:value-type="float">
            <text:p>0,000729</text:p>
          </table:table-cell>
          <table:table-cell office:value-type="float" office:value="0" calcext:value-type="float">
            <text:p>0</text:p>
          </table:table-cell>
          <table:table-cell table:formula="of:=([.J24]-[.K$3])^2" office:value-type="float" office:value="0.149253444444444" calcext:value-type="float">
            <text:p>0,1492534444</text:p>
          </table:table-cell>
          <table:table-cell office:value-type="float" office:value="0.53" calcext:value-type="float">
            <text:p>0,53</text:p>
          </table:table-cell>
          <table:table-cell table:formula="of:=([.L24]-[.M$3])^2" office:value-type="float" office:value="0.027889" calcext:value-type="float">
            <text:p>0,027889</text:p>
          </table:table-cell>
          <table:table-cell office:value-type="float" office:value="0.5" calcext:value-type="float">
            <text:p>0,5</text:p>
          </table:table-cell>
          <table:table-cell table:formula="of:=([.N24]-[.O$3])^2" office:value-type="float" office:value="0.0194137777777778" calcext:value-type="float">
            <text:p>0,0194137778</text:p>
          </table:table-cell>
          <table:table-cell office:value-type="float" office:value="0" calcext:value-type="float">
            <text:p>0</text:p>
          </table:table-cell>
          <table:table-cell table:formula="of:=([.P24]-[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.R24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24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" calcext:value-type="float">
            <text:p>0,49</text:p>
          </table:table-cell>
          <table:table-cell table:formula="of:=([.B25]-[.C$3])^2" office:value-type="float" office:value="0.00184899999999999" calcext:value-type="float">
            <text:p>0,001849</text:p>
          </table:table-cell>
          <table:table-cell office:value-type="float" office:value="0.47" calcext:value-type="float">
            <text:p>0,47</text:p>
          </table:table-cell>
          <table:table-cell table:formula="of:=([.D25]-[.E$3])^2" office:value-type="float" office:value="0.000641777777777771" calcext:value-type="float">
            <text:p>0,0006417778</text:p>
          </table:table-cell>
          <table:table-cell office:value-type="float" office:value="0" calcext:value-type="float">
            <text:p>0</text:p>
          </table:table-cell>
          <table:table-cell table:formula="of:=([.F25]-[.G$3])^2" office:value-type="float" office:value="0.183469444444444" calcext:value-type="float">
            <text:p>0,1834694444</text:p>
          </table:table-cell>
          <table:table-cell office:value-type="float" office:value="0.55" calcext:value-type="float">
            <text:p>0,55</text:p>
          </table:table-cell>
          <table:table-cell table:formula="of:=([.H25]-[.I$3])^2" office:value-type="float" office:value="0.016129" calcext:value-type="float">
            <text:p>0,016129</text:p>
          </table:table-cell>
          <table:table-cell office:value-type="float" office:value="0.55" calcext:value-type="float">
            <text:p>0,55</text:p>
          </table:table-cell>
          <table:table-cell table:formula="of:=([.J25]-[.K$3])^2" office:value-type="float" office:value="0.0267867777777778" calcext:value-type="float">
            <text:p>0,0267867778</text:p>
          </table:table-cell>
          <table:table-cell office:value-type="float" office:value="0" calcext:value-type="float">
            <text:p>0</text:p>
          </table:table-cell>
          <table:table-cell table:formula="of:=([.L25]-[.M$3])^2" office:value-type="float" office:value="0.131769" calcext:value-type="float">
            <text:p>0,131769</text:p>
          </table:table-cell>
          <table:table-cell office:value-type="float" office:value="0.6" calcext:value-type="float">
            <text:p>0,6</text:p>
          </table:table-cell>
          <table:table-cell table:formula="of:=([.N25]-[.O$3])^2" office:value-type="float" office:value="0.0572804444444445" calcext:value-type="float">
            <text:p>0,0572804444</text:p>
          </table:table-cell>
          <table:table-cell office:value-type="float" office:value="0" calcext:value-type="float">
            <text:p>0</text:p>
          </table:table-cell>
          <table:table-cell table:formula="of:=([.P25]-[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.R25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25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7" calcext:value-type="float">
            <text:p>0,57</text:p>
          </table:table-cell>
          <table:table-cell table:formula="of:=([.B26]-[.C$3])^2" office:value-type="float" office:value="0.00136900000000001" calcext:value-type="float">
            <text:p>0,001369</text:p>
          </table:table-cell>
          <table:table-cell office:value-type="float" office:value="0.53" calcext:value-type="float">
            <text:p>0,53</text:p>
          </table:table-cell>
          <table:table-cell table:formula="of:=([.D26]-[.E$3])^2" office:value-type="float" office:value="0.00120177777777779" calcext:value-type="float">
            <text:p>0,0012017778</text:p>
          </table:table-cell>
          <table:table-cell office:value-type="float" office:value="0.57" calcext:value-type="float">
            <text:p>0,57</text:p>
          </table:table-cell>
          <table:table-cell table:formula="of:=([.F26]-[.G$3])^2" office:value-type="float" office:value="0.0200694444444445" calcext:value-type="float">
            <text:p>0,0200694444</text:p>
          </table:table-cell>
          <table:table-cell office:value-type="float" office:value="0.41" calcext:value-type="float">
            <text:p>0,41</text:p>
          </table:table-cell>
          <table:table-cell table:formula="of:=([.H26]-[.I$3])^2" office:value-type="float" office:value="0.000169" calcext:value-type="float">
            <text:p>0,000169</text:p>
          </table:table-cell>
          <table:table-cell office:value-type="float" office:value="0.54" calcext:value-type="float">
            <text:p>0,54</text:p>
          </table:table-cell>
          <table:table-cell table:formula="of:=([.J26]-[.K$3])^2" office:value-type="float" office:value="0.0236134444444444" calcext:value-type="float">
            <text:p>0,0236134444</text:p>
          </table:table-cell>
          <table:table-cell office:value-type="float" office:value="0.53" calcext:value-type="float">
            <text:p>0,53</text:p>
          </table:table-cell>
          <table:table-cell table:formula="of:=([.L26]-[.M$3])^2" office:value-type="float" office:value="0.027889" calcext:value-type="float">
            <text:p>0,027889</text:p>
          </table:table-cell>
          <table:table-cell office:value-type="float" office:value="0.46" calcext:value-type="float">
            <text:p>0,46</text:p>
          </table:table-cell>
          <table:table-cell table:formula="of:=([.N26]-[.O$3])^2" office:value-type="float" office:value="0.00986711111111111" calcext:value-type="float">
            <text:p>0,0098671111</text:p>
          </table:table-cell>
          <table:table-cell office:value-type="float" office:value="0" calcext:value-type="float">
            <text:p>0</text:p>
          </table:table-cell>
          <table:table-cell table:formula="of:=([.P26]-[.Q$3])^2" office:value-type="float" office:value="0.0530534444444444" calcext:value-type="float">
            <text:p>0,0530534444</text:p>
          </table:table-cell>
          <table:table-cell office:value-type="float" office:value="0.5" calcext:value-type="float">
            <text:p>0,5</text:p>
          </table:table-cell>
          <table:table-cell table:formula="of:=([.R26]-[.S$3])^2" office:value-type="float" office:value="0.076729" calcext:value-type="float">
            <text:p>0,076729</text:p>
          </table:table-cell>
          <table:table-cell office:value-type="float" office:value="0" calcext:value-type="float">
            <text:p>0</text:p>
          </table:table-cell>
          <table:table-cell table:formula="of:=([.T26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" calcext:value-type="float">
            <text:p>0,42</text:p>
          </table:table-cell>
          <table:table-cell table:formula="of:=([.B27]-[.C$3])^2" office:value-type="float" office:value="0.012769" calcext:value-type="float">
            <text:p>0,012769</text:p>
          </table:table-cell>
          <table:table-cell office:value-type="float" office:value="0.51" calcext:value-type="float">
            <text:p>0,51</text:p>
          </table:table-cell>
          <table:table-cell table:formula="of:=([.D27]-[.E$3])^2" office:value-type="float" office:value="0.000215111111111114" calcext:value-type="float">
            <text:p>0,0002151111</text:p>
          </table:table-cell>
          <table:table-cell office:value-type="float" office:value="0" calcext:value-type="float">
            <text:p>0</text:p>
          </table:table-cell>
          <table:table-cell table:formula="of:=([.F27]-[.G$3])^2" office:value-type="float" office:value="0.183469444444444" calcext:value-type="float">
            <text:p>0,1834694444</text:p>
          </table:table-cell>
          <table:table-cell office:value-type="float" office:value="0.51" calcext:value-type="float">
            <text:p>0,51</text:p>
          </table:table-cell>
          <table:table-cell table:formula="of:=([.H27]-[.I$3])^2" office:value-type="float" office:value="0.00756899999999999" calcext:value-type="float">
            <text:p>0,007569</text:p>
          </table:table-cell>
          <table:table-cell office:value-type="float" office:value="0" calcext:value-type="float">
            <text:p>0</text:p>
          </table:table-cell>
          <table:table-cell table:formula="of:=([.J27]-[.K$3])^2" office:value-type="float" office:value="0.149253444444444" calcext:value-type="float">
            <text:p>0,1492534444</text:p>
          </table:table-cell>
          <table:table-cell office:value-type="float" office:value="0.46" calcext:value-type="float">
            <text:p>0,46</text:p>
          </table:table-cell>
          <table:table-cell table:formula="of:=([.L27]-[.M$3])^2" office:value-type="float" office:value="0.00940899999999999" calcext:value-type="float">
            <text:p>0,009409</text:p>
          </table:table-cell>
          <table:table-cell office:value-type="float" office:value="0.41" calcext:value-type="float">
            <text:p>0,41</text:p>
          </table:table-cell>
          <table:table-cell table:formula="of:=([.N27]-[.O$3])^2" office:value-type="float" office:value="0.00243377777777778" calcext:value-type="float">
            <text:p>0,0024337778</text:p>
          </table:table-cell>
          <table:table-cell office:value-type="float" office:value="0.49" calcext:value-type="float">
            <text:p>0,49</text:p>
          </table:table-cell>
          <table:table-cell table:formula="of:=([.P27]-[.Q$3])^2" office:value-type="float" office:value="0.0674267777777778" calcext:value-type="float">
            <text:p>0,0674267778</text:p>
          </table:table-cell>
          <table:table-cell office:value-type="float" office:value="0.53" calcext:value-type="float">
            <text:p>0,53</text:p>
          </table:table-cell>
          <table:table-cell table:formula="of:=([.R27]-[.S$3])^2" office:value-type="float" office:value="0.094249" calcext:value-type="float">
            <text:p>0,094249</text:p>
          </table:table-cell>
          <table:table-cell office:value-type="float" office:value="0" calcext:value-type="float">
            <text:p>0</text:p>
          </table:table-cell>
          <table:table-cell table:formula="of:=([.T27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table:formula="of:=([.B28]-[.C$3])^2" office:value-type="float" office:value="0.00108899999999999" calcext:value-type="float">
            <text:p>0,001089</text:p>
          </table:table-cell>
          <table:table-cell office:value-type="float" office:value="0.53" calcext:value-type="float">
            <text:p>0,53</text:p>
          </table:table-cell>
          <table:table-cell table:formula="of:=([.D28]-[.E$3])^2" office:value-type="float" office:value="0.00120177777777779" calcext:value-type="float">
            <text:p>0,0012017778</text:p>
          </table:table-cell>
          <table:table-cell office:value-type="float" office:value="0.51" calcext:value-type="float">
            <text:p>0,51</text:p>
          </table:table-cell>
          <table:table-cell table:formula="of:=([.F28]-[.G$3])^2" office:value-type="float" office:value="0.00666944444444444" calcext:value-type="float">
            <text:p>0,0066694444</text:p>
          </table:table-cell>
          <table:table-cell office:value-type="float" office:value="0.42" calcext:value-type="float">
            <text:p>0,42</text:p>
          </table:table-cell>
          <table:table-cell table:formula="of:=([.H28]-[.I$3])^2" office:value-type="float" office:value="0.00000900000000000035" calcext:value-type="float">
            <text:p>0,000009</text:p>
          </table:table-cell>
          <table:table-cell office:value-type="float" office:value="0.46" calcext:value-type="float">
            <text:p>0,46</text:p>
          </table:table-cell>
          <table:table-cell table:formula="of:=([.J28]-[.K$3])^2" office:value-type="float" office:value="0.00542677777777778" calcext:value-type="float">
            <text:p>0,0054267778</text:p>
          </table:table-cell>
          <table:table-cell office:value-type="float" office:value="0.44" calcext:value-type="float">
            <text:p>0,44</text:p>
          </table:table-cell>
          <table:table-cell table:formula="of:=([.L28]-[.M$3])^2" office:value-type="float" office:value="0.00592899999999998" calcext:value-type="float">
            <text:p>0,005929</text:p>
          </table:table-cell>
          <table:table-cell office:value-type="float" office:value="0.51" calcext:value-type="float">
            <text:p>0,51</text:p>
          </table:table-cell>
          <table:table-cell table:formula="of:=([.N28]-[.O$3])^2" office:value-type="float" office:value="0.0223004444444444" calcext:value-type="float">
            <text:p>0,0223004444</text:p>
          </table:table-cell>
          <table:table-cell office:value-type="float" office:value="0.48" calcext:value-type="float">
            <text:p>0,48</text:p>
          </table:table-cell>
          <table:table-cell table:formula="of:=([.P28]-[.Q$3])^2" office:value-type="float" office:value="0.0623334444444445" calcext:value-type="float">
            <text:p>0,0623334444</text:p>
          </table:table-cell>
          <table:table-cell office:value-type="float" office:value="0" calcext:value-type="float">
            <text:p>0</text:p>
          </table:table-cell>
          <table:table-cell table:formula="of:=([.R28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28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" calcext:value-type="float">
            <text:p>0,53</text:p>
          </table:table-cell>
          <table:table-cell table:formula="of:=([.B29]-[.C$3])^2" office:value-type="float" office:value="0.00000899999999999935" calcext:value-type="float">
            <text:p>0,000009</text:p>
          </table:table-cell>
          <table:table-cell office:value-type="float" office:value="0.56" calcext:value-type="float">
            <text:p>0,56</text:p>
          </table:table-cell>
          <table:table-cell table:formula="of:=([.D29]-[.E$3])^2" office:value-type="float" office:value="0.0041817777777778" calcext:value-type="float">
            <text:p>0,0041817778</text:p>
          </table:table-cell>
          <table:table-cell office:value-type="float" office:value="0.48" calcext:value-type="float">
            <text:p>0,48</text:p>
          </table:table-cell>
          <table:table-cell table:formula="of:=([.F29]-[.G$3])^2" office:value-type="float" office:value="0.00266944444444444" calcext:value-type="float">
            <text:p>0,0026694444</text:p>
          </table:table-cell>
          <table:table-cell office:value-type="float" office:value="0.44" calcext:value-type="float">
            <text:p>0,44</text:p>
          </table:table-cell>
          <table:table-cell table:formula="of:=([.H29]-[.I$3])^2" office:value-type="float" office:value="0.000288999999999999" calcext:value-type="float">
            <text:p>0,000289</text:p>
          </table:table-cell>
          <table:table-cell office:value-type="float" office:value="0" calcext:value-type="float">
            <text:p>0</text:p>
          </table:table-cell>
          <table:table-cell table:formula="of:=([.J29]-[.K$3])^2" office:value-type="float" office:value="0.149253444444444" calcext:value-type="float">
            <text:p>0,1492534444</text:p>
          </table:table-cell>
          <table:table-cell office:value-type="float" office:value="0" calcext:value-type="float">
            <text:p>0</text:p>
          </table:table-cell>
          <table:table-cell table:formula="of:=([.L29]-[.M$3])^2" office:value-type="float" office:value="0.131769" calcext:value-type="float">
            <text:p>0,131769</text:p>
          </table:table-cell>
          <table:table-cell office:value-type="float" office:value="0.63" calcext:value-type="float">
            <text:p>0,63</text:p>
          </table:table-cell>
          <table:table-cell table:formula="of:=([.N29]-[.O$3])^2" office:value-type="float" office:value="0.0725404444444444" calcext:value-type="float">
            <text:p>0,0725404444</text:p>
          </table:table-cell>
          <table:table-cell office:value-type="float" office:value="0" calcext:value-type="float">
            <text:p>0</text:p>
          </table:table-cell>
          <table:table-cell table:formula="of:=([.P29]-[.Q$3])^2" office:value-type="float" office:value="0.0530534444444444" calcext:value-type="float">
            <text:p>0,0530534444</text:p>
          </table:table-cell>
          <table:table-cell office:value-type="float" office:value="0.43" calcext:value-type="float">
            <text:p>0,43</text:p>
          </table:table-cell>
          <table:table-cell table:formula="of:=([.R29]-[.S$3])^2" office:value-type="float" office:value="0.042849" calcext:value-type="float">
            <text:p>0,042849</text:p>
          </table:table-cell>
          <table:table-cell office:value-type="float" office:value="0" calcext:value-type="float">
            <text:p>0</text:p>
          </table:table-cell>
          <table:table-cell table:formula="of:=([.T29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,49</text:p>
          </table:table-cell>
          <table:table-cell table:formula="of:=([.B30]-[.C$3])^2" office:value-type="float" office:value="0.00184899999999999" calcext:value-type="float">
            <text:p>0,001849</text:p>
          </table:table-cell>
          <table:table-cell office:value-type="float" office:value="0.43" calcext:value-type="float">
            <text:p>0,43</text:p>
          </table:table-cell>
          <table:table-cell table:formula="of:=([.D30]-[.E$3])^2" office:value-type="float" office:value="0.00426844444444443" calcext:value-type="float">
            <text:p>0,0042684444</text:p>
          </table:table-cell>
          <table:table-cell office:value-type="float" office:value="0.44" calcext:value-type="float">
            <text:p>0,44</text:p>
          </table:table-cell>
          <table:table-cell table:formula="of:=([.F30]-[.G$3])^2" office:value-type="float" office:value="0.000136111111111111" calcext:value-type="float">
            <text:p>0,0001361111</text:p>
          </table:table-cell>
          <table:table-cell office:value-type="float" office:value="0.47" calcext:value-type="float">
            <text:p>0,47</text:p>
          </table:table-cell>
          <table:table-cell table:formula="of:=([.H30]-[.I$3])^2" office:value-type="float" office:value="0.002209" calcext:value-type="float">
            <text:p>0,002209</text:p>
          </table:table-cell>
          <table:table-cell office:value-type="float" office:value="0.44" calcext:value-type="float">
            <text:p>0,44</text:p>
          </table:table-cell>
          <table:table-cell table:formula="of:=([.J30]-[.K$3])^2" office:value-type="float" office:value="0.00288011111111111" calcext:value-type="float">
            <text:p>0,0028801111</text:p>
          </table:table-cell>
          <table:table-cell office:value-type="float" office:value="0.44" calcext:value-type="float">
            <text:p>0,44</text:p>
          </table:table-cell>
          <table:table-cell table:formula="of:=([.L30]-[.M$3])^2" office:value-type="float" office:value="0.00592899999999998" calcext:value-type="float">
            <text:p>0,005929</text:p>
          </table:table-cell>
          <table:table-cell office:value-type="float" office:value="0" calcext:value-type="float">
            <text:p>0</text:p>
          </table:table-cell>
          <table:table-cell table:formula="of:=([.N30]-[.O$3])^2" office:value-type="float" office:value="0.130080444444444" calcext:value-type="float">
            <text:p>0,1300804444</text:p>
          </table:table-cell>
          <table:table-cell office:value-type="float" office:value="0" calcext:value-type="float">
            <text:p>0</text:p>
          </table:table-cell>
          <table:table-cell table:formula="of:=([.P30]-[.Q$3])^2" office:value-type="float" office:value="0.0530534444444444" calcext:value-type="float">
            <text:p>0,0530534444</text:p>
          </table:table-cell>
          <table:table-cell office:value-type="float" office:value="0.57" calcext:value-type="float">
            <text:p>0,57</text:p>
          </table:table-cell>
          <table:table-cell table:formula="of:=([.R30]-[.S$3])^2" office:value-type="float" office:value="0.120409" calcext:value-type="float">
            <text:p>0,120409</text:p>
          </table:table-cell>
          <table:table-cell office:value-type="float" office:value="0" calcext:value-type="float">
            <text:p>0</text:p>
          </table:table-cell>
          <table:table-cell table:formula="of:=([.T30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2" calcext:value-type="float">
            <text:p>0,52</text:p>
          </table:table-cell>
          <table:table-cell table:formula="of:=([.B31]-[.C$3])^2" office:value-type="float" office:value="0.000168999999999997" calcext:value-type="float">
            <text:p>0,000169</text:p>
          </table:table-cell>
          <table:table-cell office:value-type="float" office:value="0.54" calcext:value-type="float">
            <text:p>0,54</text:p>
          </table:table-cell>
          <table:table-cell table:formula="of:=([.D31]-[.E$3])^2" office:value-type="float" office:value="0.00199511111111112" calcext:value-type="float">
            <text:p>0,0019951111</text:p>
          </table:table-cell>
          <table:table-cell office:value-type="float" office:value="0.58" calcext:value-type="float">
            <text:p>0,58</text:p>
          </table:table-cell>
          <table:table-cell table:formula="of:=([.F31]-[.G$3])^2" office:value-type="float" office:value="0.0230027777777778" calcext:value-type="float">
            <text:p>0,0230027778</text:p>
          </table:table-cell>
          <table:table-cell office:value-type="float" office:value="0.49" calcext:value-type="float">
            <text:p>0,49</text:p>
          </table:table-cell>
          <table:table-cell table:formula="of:=([.H31]-[.I$3])^2" office:value-type="float" office:value="0.00448899999999999" calcext:value-type="float">
            <text:p>0,004489</text:p>
          </table:table-cell>
          <table:table-cell office:value-type="float" office:value="0.49" calcext:value-type="float">
            <text:p>0,49</text:p>
          </table:table-cell>
          <table:table-cell table:formula="of:=([.J31]-[.K$3])^2" office:value-type="float" office:value="0.0107467777777778" calcext:value-type="float">
            <text:p>0,0107467778</text:p>
          </table:table-cell>
          <table:table-cell office:value-type="float" office:value="0.48" calcext:value-type="float">
            <text:p>0,48</text:p>
          </table:table-cell>
          <table:table-cell table:formula="of:=([.L31]-[.M$3])^2" office:value-type="float" office:value="0.013689" calcext:value-type="float">
            <text:p>0,013689</text:p>
          </table:table-cell>
          <table:table-cell office:value-type="float" office:value="0.53" calcext:value-type="float">
            <text:p>0,53</text:p>
          </table:table-cell>
          <table:table-cell table:formula="of:=([.N31]-[.O$3])^2" office:value-type="float" office:value="0.0286737777777778" calcext:value-type="float">
            <text:p>0,0286737778</text:p>
          </table:table-cell>
          <table:table-cell office:value-type="float" office:value="0" calcext:value-type="float">
            <text:p>0</text:p>
          </table:table-cell>
          <table:table-cell table:formula="of:=([.P31]-[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.R31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31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 table:formula="of:=([.B32]-[.C$3])^2" office:value-type="float" office:value="0.00108899999999999" calcext:value-type="float">
            <text:p>0,001089</text:p>
          </table:table-cell>
          <table:table-cell office:value-type="float" office:value="0.48" calcext:value-type="float">
            <text:p>0,48</text:p>
          </table:table-cell>
          <table:table-cell table:formula="of:=([.D32]-[.E$3])^2" office:value-type="float" office:value="0.000235111111111109" calcext:value-type="float">
            <text:p>0,0002351111</text:p>
          </table:table-cell>
          <table:table-cell office:value-type="float" office:value="0.5" calcext:value-type="float">
            <text:p>0,5</text:p>
          </table:table-cell>
          <table:table-cell table:formula="of:=([.F32]-[.G$3])^2" office:value-type="float" office:value="0.00513611111111111" calcext:value-type="float">
            <text:p>0,0051361111</text:p>
          </table:table-cell>
          <table:table-cell office:value-type="float" office:value="0.44" calcext:value-type="float">
            <text:p>0,44</text:p>
          </table:table-cell>
          <table:table-cell table:formula="of:=([.H32]-[.I$3])^2" office:value-type="float" office:value="0.000288999999999999" calcext:value-type="float">
            <text:p>0,000289</text:p>
          </table:table-cell>
          <table:table-cell office:value-type="float" office:value="0.55" calcext:value-type="float">
            <text:p>0,55</text:p>
          </table:table-cell>
          <table:table-cell table:formula="of:=([.J32]-[.K$3])^2" office:value-type="float" office:value="0.0267867777777778" calcext:value-type="float">
            <text:p>0,0267867778</text:p>
          </table:table-cell>
          <table:table-cell office:value-type="float" office:value="0" calcext:value-type="float">
            <text:p>0</text:p>
          </table:table-cell>
          <table:table-cell table:formula="of:=([.L32]-[.M$3])^2" office:value-type="float" office:value="0.131769" calcext:value-type="float">
            <text:p>0,131769</text:p>
          </table:table-cell>
          <table:table-cell office:value-type="float" office:value="0.47" calcext:value-type="float">
            <text:p>0,47</text:p>
          </table:table-cell>
          <table:table-cell table:formula="of:=([.N32]-[.O$3])^2" office:value-type="float" office:value="0.0119537777777778" calcext:value-type="float">
            <text:p>0,0119537778</text:p>
          </table:table-cell>
          <table:table-cell office:value-type="float" office:value="0.51" calcext:value-type="float">
            <text:p>0,51</text:p>
          </table:table-cell>
          <table:table-cell table:formula="of:=([.P32]-[.Q$3])^2" office:value-type="float" office:value="0.0782134444444445" calcext:value-type="float">
            <text:p>0,0782134444</text:p>
          </table:table-cell>
          <table:table-cell office:value-type="float" office:value="0.48" calcext:value-type="float">
            <text:p>0,48</text:p>
          </table:table-cell>
          <table:table-cell table:formula="of:=([.R32]-[.S$3])^2" office:value-type="float" office:value="0.066049" calcext:value-type="float">
            <text:p>0,066049</text:p>
          </table:table-cell>
          <table:table-cell office:value-type="float" office:value="0" calcext:value-type="float">
            <text:p>0</text:p>
          </table:table-cell>
          <table:table-cell table:formula="of:=([.T32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" calcext:value-type="float">
            <text:p>0,53</text:p>
          </table:table-cell>
          <table:table-cell table:formula="of:=([.B33]-[.C$3])^2" office:value-type="float" office:value="0.00000899999999999935" calcext:value-type="float">
            <text:p>0,000009</text:p>
          </table:table-cell>
          <table:table-cell office:value-type="float" office:value="0.54" calcext:value-type="float">
            <text:p>0,54</text:p>
          </table:table-cell>
          <table:table-cell table:formula="of:=([.D33]-[.E$3])^2" office:value-type="float" office:value="0.00199511111111112" calcext:value-type="float">
            <text:p>0,0019951111</text:p>
          </table:table-cell>
          <table:table-cell office:value-type="float" office:value="0.61" calcext:value-type="float">
            <text:p>0,61</text:p>
          </table:table-cell>
          <table:table-cell table:formula="of:=([.F33]-[.G$3])^2" office:value-type="float" office:value="0.0330027777777778" calcext:value-type="float">
            <text:p>0,0330027778</text:p>
          </table:table-cell>
          <table:table-cell office:value-type="float" office:value="0.5" calcext:value-type="float">
            <text:p>0,5</text:p>
          </table:table-cell>
          <table:table-cell table:formula="of:=([.H33]-[.I$3])^2" office:value-type="float" office:value="0.00592899999999999" calcext:value-type="float">
            <text:p>0,005929</text:p>
          </table:table-cell>
          <table:table-cell office:value-type="float" office:value="0.53" calcext:value-type="float">
            <text:p>0,53</text:p>
          </table:table-cell>
          <table:table-cell table:formula="of:=([.J33]-[.K$3])^2" office:value-type="float" office:value="0.0206401111111111" calcext:value-type="float">
            <text:p>0,0206401111</text:p>
          </table:table-cell>
          <table:table-cell office:value-type="float" office:value="0.46" calcext:value-type="float">
            <text:p>0,46</text:p>
          </table:table-cell>
          <table:table-cell table:formula="of:=([.L33]-[.M$3])^2" office:value-type="float" office:value="0.00940899999999999" calcext:value-type="float">
            <text:p>0,009409</text:p>
          </table:table-cell>
          <table:table-cell office:value-type="float" office:value="0.53" calcext:value-type="float">
            <text:p>0,53</text:p>
          </table:table-cell>
          <table:table-cell table:formula="of:=([.N33]-[.O$3])^2" office:value-type="float" office:value="0.0286737777777778" calcext:value-type="float">
            <text:p>0,0286737778</text:p>
          </table:table-cell>
          <table:table-cell office:value-type="float" office:value="0" calcext:value-type="float">
            <text:p>0</text:p>
          </table:table-cell>
          <table:table-cell table:formula="of:=([.P33]-[.Q$3])^2" office:value-type="float" office:value="0.0530534444444444" calcext:value-type="float">
            <text:p>0,0530534444</text:p>
          </table:table-cell>
          <table:table-cell office:value-type="float" office:value="0" calcext:value-type="float">
            <text:p>0</text:p>
          </table:table-cell>
          <table:table-cell table:formula="of:=([.R33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33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3" calcext:value-type="float">
            <text:p>0,53</text:p>
          </table:table-cell>
          <table:table-cell table:formula="of:=([.B34]-[.C$3])^2" office:value-type="float" office:value="0.00000899999999999935" calcext:value-type="float">
            <text:p>0,000009</text:p>
          </table:table-cell>
          <table:table-cell office:value-type="float" office:value="0.57" calcext:value-type="float">
            <text:p>0,57</text:p>
          </table:table-cell>
          <table:table-cell table:formula="of:=([.D34]-[.E$3])^2" office:value-type="float" office:value="0.00557511111111114" calcext:value-type="float">
            <text:p>0,0055751111</text:p>
          </table:table-cell>
          <table:table-cell office:value-type="float" office:value="0.48" calcext:value-type="float">
            <text:p>0,48</text:p>
          </table:table-cell>
          <table:table-cell table:formula="of:=([.F34]-[.G$3])^2" office:value-type="float" office:value="0.00266944444444444" calcext:value-type="float">
            <text:p>0,0026694444</text:p>
          </table:table-cell>
          <table:table-cell office:value-type="float" office:value="0.48" calcext:value-type="float">
            <text:p>0,48</text:p>
          </table:table-cell>
          <table:table-cell table:formula="of:=([.H34]-[.I$3])^2" office:value-type="float" office:value="0.00324899999999999" calcext:value-type="float">
            <text:p>0,003249</text:p>
          </table:table-cell>
          <table:table-cell office:value-type="float" office:value="0.46" calcext:value-type="float">
            <text:p>0,46</text:p>
          </table:table-cell>
          <table:table-cell table:formula="of:=([.J34]-[.K$3])^2" office:value-type="float" office:value="0.00542677777777778" calcext:value-type="float">
            <text:p>0,0054267778</text:p>
          </table:table-cell>
          <table:table-cell office:value-type="float" office:value="0" calcext:value-type="float">
            <text:p>0</text:p>
          </table:table-cell>
          <table:table-cell table:formula="of:=([.L34]-[.M$3])^2" office:value-type="float" office:value="0.131769" calcext:value-type="float">
            <text:p>0,131769</text:p>
          </table:table-cell>
          <table:table-cell office:value-type="float" office:value="0.56" calcext:value-type="float">
            <text:p>0,56</text:p>
          </table:table-cell>
          <table:table-cell table:formula="of:=([.N34]-[.O$3])^2" office:value-type="float" office:value="0.0397337777777778" calcext:value-type="float">
            <text:p>0,0397337778</text:p>
          </table:table-cell>
          <table:table-cell office:value-type="float" office:value="0.47" calcext:value-type="float">
            <text:p>0,47</text:p>
          </table:table-cell>
          <table:table-cell table:formula="of:=([.P34]-[.Q$3])^2" office:value-type="float" office:value="0.0574401111111111" calcext:value-type="float">
            <text:p>0,0574401111</text:p>
          </table:table-cell>
          <table:table-cell office:value-type="float" office:value="0" calcext:value-type="float">
            <text:p>0</text:p>
          </table:table-cell>
          <table:table-cell table:formula="of:=([.R34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34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,53</text:p>
          </table:table-cell>
          <table:table-cell table:formula="of:=([.B35]-[.C$3])^2" office:value-type="float" office:value="0.00000899999999999935" calcext:value-type="float">
            <text:p>0,000009</text:p>
          </table:table-cell>
          <table:table-cell office:value-type="float" office:value="0.53" calcext:value-type="float">
            <text:p>0,53</text:p>
          </table:table-cell>
          <table:table-cell table:formula="of:=([.D35]-[.E$3])^2" office:value-type="float" office:value="0.00120177777777779" calcext:value-type="float">
            <text:p>0,0012017778</text:p>
          </table:table-cell>
          <table:table-cell office:value-type="float" office:value="0.52" calcext:value-type="float">
            <text:p>0,52</text:p>
          </table:table-cell>
          <table:table-cell table:formula="of:=([.F35]-[.G$3])^2" office:value-type="float" office:value="0.00840277777777778" calcext:value-type="float">
            <text:p>0,0084027778</text:p>
          </table:table-cell>
          <table:table-cell office:value-type="float" office:value="0.48" calcext:value-type="float">
            <text:p>0,48</text:p>
          </table:table-cell>
          <table:table-cell table:formula="of:=([.H34]-[.I$3])^2" office:value-type="float" office:value="0.00324899999999999" calcext:value-type="float">
            <text:p>0,003249</text:p>
          </table:table-cell>
          <table:table-cell office:value-type="float" office:value="0.5" calcext:value-type="float">
            <text:p>0,5</text:p>
          </table:table-cell>
          <table:table-cell table:formula="of:=([.J35]-[.K$3])^2" office:value-type="float" office:value="0.0129201111111111" calcext:value-type="float">
            <text:p>0,0129201111</text:p>
          </table:table-cell>
          <table:table-cell office:value-type="float" office:value="0.58" calcext:value-type="float">
            <text:p>0,58</text:p>
          </table:table-cell>
          <table:table-cell table:formula="of:=([.L35]-[.M$3])^2" office:value-type="float" office:value="0.0470889999999999" calcext:value-type="float">
            <text:p>0,047089</text:p>
          </table:table-cell>
          <table:table-cell office:value-type="float" office:value="0" calcext:value-type="float">
            <text:p>0</text:p>
          </table:table-cell>
          <table:table-cell table:formula="of:=([.N35]-[.O$3])^2" office:value-type="float" office:value="0.130080444444444" calcext:value-type="float">
            <text:p>0,1300804444</text:p>
          </table:table-cell>
          <table:table-cell office:value-type="float" office:value="0.48" calcext:value-type="float">
            <text:p>0,48</text:p>
          </table:table-cell>
          <table:table-cell table:formula="of:=([.P35]-[.Q$3])^2" office:value-type="float" office:value="0.0623334444444445" calcext:value-type="float">
            <text:p>0,0623334444</text:p>
          </table:table-cell>
          <table:table-cell office:value-type="float" office:value="0" calcext:value-type="float">
            <text:p>0</text:p>
          </table:table-cell>
          <table:table-cell table:formula="of:=([.R24]-[.S$3])^2" office:value-type="float" office:value="0.049729" calcext:value-type="float">
            <text:p>0,049729</text:p>
          </table:table-cell>
          <table:table-cell office:value-type="float" office:value="0" calcext:value-type="float">
            <text:p>0</text:p>
          </table:table-cell>
          <table:table-cell table:formula="of:=([.T24]-[.U$3])^2" office:value-type="float" office:value="0" calcext:value-type="float">
            <text:p>0</text:p>
          </table:table-cell>
        </table:table-row>
      </table:table>
      <table:table table:name="erdos-renyi meta-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1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2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3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4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5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6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7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8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0.90)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erdos renyi (1.00)</text:p>
          </table:table-cell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1" table:formula="of:=SUM([.B6:.B35])/30" office:value-type="float" office:value="0.516666666666667" calcext:value-type="float">
            <text:p>0,5166666667</text:p>
          </table:table-cell>
          <table:table-cell office:value-type="string" calcext:value-type="string">
            <text:p>avg criminal:</text:p>
          </table:table-cell>
          <table:table-cell table:style-name="ce1" table:formula="of:=SUM([.D6:.D35])/30" office:value-type="float" office:value="0.482666666666667" calcext:value-type="float">
            <text:p>0,4826666667</text:p>
          </table:table-cell>
          <table:table-cell office:value-type="string" calcext:value-type="string">
            <text:p>avg criminal:</text:p>
          </table:table-cell>
          <table:table-cell table:style-name="ce1" table:formula="of:=SUM([.F6:.F35])/30" office:value-type="float" office:value="0.436333333333333" calcext:value-type="float">
            <text:p>0,4363333333</text:p>
          </table:table-cell>
          <table:table-cell office:value-type="string" calcext:value-type="string">
            <text:p>avg criminal:</text:p>
          </table:table-cell>
          <table:table-cell table:style-name="ce1" table:formula="of:=SUM([.H6:.H35])/30" office:value-type="float" office:value="0.392" calcext:value-type="float">
            <text:p>0,392</text:p>
          </table:table-cell>
          <table:table-cell office:value-type="string" calcext:value-type="string">
            <text:p>avg criminal:</text:p>
          </table:table-cell>
          <table:table-cell table:style-name="ce1" table:formula="of:=SUM([.J6:.J35])/30" office:value-type="float" office:value="0.388666666666667" calcext:value-type="float">
            <text:p>0,3886666667</text:p>
          </table:table-cell>
          <table:table-cell office:value-type="string" calcext:value-type="string">
            <text:p>avg criminal:</text:p>
          </table:table-cell>
          <table:table-cell table:style-name="ce1" table:formula="of:=SUM([.L6:.L35])/30" office:value-type="float" office:value="0.360333333333333" calcext:value-type="float">
            <text:p>0,3603333333</text:p>
          </table:table-cell>
          <table:table-cell office:value-type="string" calcext:value-type="string">
            <text:p>avg criminal:</text:p>
          </table:table-cell>
          <table:table-cell table:style-name="ce1" table:formula="of:=SUM([.N6:.N35])/30" office:value-type="float" office:value="0.278666666666667" calcext:value-type="float">
            <text:p>0,2786666667</text:p>
          </table:table-cell>
          <table:table-cell office:value-type="string" calcext:value-type="string">
            <text:p>avg criminal:</text:p>
          </table:table-cell>
          <table:table-cell table:style-name="ce1" table:formula="of:=SUM([.P6:.P35])/30" office:value-type="float" office:value="0.178666666666667" calcext:value-type="float">
            <text:p>0,1786666667</text:p>
          </table:table-cell>
          <table:table-cell office:value-type="string" calcext:value-type="string">
            <text:p>avg criminal:</text:p>
          </table:table-cell>
          <table:table-cell table:style-name="ce1" table:formula="of:=SUM([.R6:.R35])/30" office:value-type="float" office:value="0.149" calcext:value-type="float">
            <text:p>0,149</text:p>
          </table:table-cell>
          <table:table-cell office:value-type="string" calcext:value-type="string">
            <text:p>avg criminal:</text:p>
          </table:table-cell>
          <table:table-cell table:style-name="ce1" table:formula="of:=SUM([.T6:.T35])/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1" table:formula="of:=SQRT(SUM([.C6:.C35])/30)" office:value-type="float" office:value="0.053437398472938" calcext:value-type="float">
            <text:p>0,0534373985</text:p>
          </table:table-cell>
          <table:table-cell office:value-type="string" calcext:value-type="string">
            <text:p>standard dev:</text:p>
          </table:table-cell>
          <table:table-cell table:style-name="ce1" table:formula="of:=SQRT(SUM([.E6:.E35])/30)" office:value-type="float" office:value="0.102824553920204" calcext:value-type="float">
            <text:p>0,1028245539</text:p>
          </table:table-cell>
          <table:table-cell office:value-type="string" calcext:value-type="string">
            <text:p>standard dev:</text:p>
          </table:table-cell>
          <table:table-cell table:style-name="ce1" table:formula="of:=SQRT(SUM([.G6:.G35])/30)" office:value-type="float" office:value="0.1776604126479" calcext:value-type="float">
            <text:p>0,1776604126</text:p>
          </table:table-cell>
          <table:table-cell office:value-type="string" calcext:value-type="string">
            <text:p>standard dev:</text:p>
          </table:table-cell>
          <table:table-cell table:style-name="ce1" table:formula="of:=SQRT(SUM([.I6:.I35])/30)" office:value-type="float" office:value="0.200384630149121" calcext:value-type="float">
            <text:p>0,2003846301</text:p>
          </table:table-cell>
          <table:table-cell office:value-type="string" calcext:value-type="string">
            <text:p>standard dev:</text:p>
          </table:table-cell>
          <table:table-cell table:style-name="ce1" table:formula="of:=SQRT(SUM([.K6:.K35])/30)" office:value-type="float" office:value="0.217220829776725" calcext:value-type="float">
            <text:p>0,2172208298</text:p>
          </table:table-cell>
          <table:table-cell office:value-type="string" calcext:value-type="string">
            <text:p>standard dev:</text:p>
          </table:table-cell>
          <table:table-cell table:style-name="ce1" table:formula="of:=SQRT(SUM([.M6:.M35])/30)" office:value-type="float" office:value="0.237774169235339" calcext:value-type="float">
            <text:p>0,2377741692</text:p>
          </table:table-cell>
          <table:table-cell office:value-type="string" calcext:value-type="string">
            <text:p>standard dev:</text:p>
          </table:table-cell>
          <table:table-cell table:style-name="ce1" table:formula="of:=SQRT(SUM([.O6:.O35])/30)" office:value-type="float" office:value="0.245611255623371" calcext:value-type="float">
            <text:p>0,2456112556</text:p>
          </table:table-cell>
          <table:table-cell office:value-type="string" calcext:value-type="string">
            <text:p>standard dev:</text:p>
          </table:table-cell>
          <table:table-cell table:style-name="ce1" table:formula="of:=SQRT(SUM([.Q6:.Q35])/30)" office:value-type="float" office:value="0.236808408259129" calcext:value-type="float">
            <text:p>0,2368084083</text:p>
          </table:table-cell>
          <table:table-cell office:value-type="string" calcext:value-type="string">
            <text:p>standard dev:</text:p>
          </table:table-cell>
          <table:table-cell table:style-name="ce1" table:formula="of:=SQRT(SUM([.S6:.S35])/30)" office:value-type="float" office:value="0.163224793868252" calcext:value-type="float">
            <text:p>0,1632247939</text:p>
          </table:table-cell>
          <table:table-cell office:value-type="string" calcext:value-type="string">
            <text:p>standard dev:</text:p>
          </table:table-cell>
          <table:table-cell table:style-name="ce1" table:formula="of:=SQRT(SUM([.U6:.U35])/3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table:formula="of:=([.B6]-[.C$3])^2" office:value-type="float" office:value="0.000711111111111108" calcext:value-type="float">
            <text:p>0,0007111111</text:p>
          </table:table-cell>
          <table:table-cell office:value-type="float" office:value="0.49" calcext:value-type="float">
            <text:p>0,49</text:p>
          </table:table-cell>
          <table:table-cell table:formula="of:=([.D6]-[.E$3])^2" office:value-type="float" office:value="0.0000537777777777781" calcext:value-type="float">
            <text:p>5,37777777777781E-05</text:p>
          </table:table-cell>
          <table:table-cell office:value-type="float" office:value="0.38" calcext:value-type="float">
            <text:p>0,38</text:p>
          </table:table-cell>
          <table:table-cell table:formula="of:=([.F6]-[.G$3])^2" office:value-type="float" office:value="0.00317344444444446" calcext:value-type="float">
            <text:p>0,0031734444</text:p>
          </table:table-cell>
          <table:table-cell office:value-type="float" office:value="0.47" calcext:value-type="float">
            <text:p>0,47</text:p>
          </table:table-cell>
          <table:table-cell table:formula="of:=([.H6]-[.I$3])^2" office:value-type="float" office:value="0.00608399999999999" calcext:value-type="float">
            <text:p>0,006084</text:p>
          </table:table-cell>
          <table:table-cell office:value-type="float" office:value="0.47" calcext:value-type="float">
            <text:p>0,47</text:p>
          </table:table-cell>
          <table:table-cell table:formula="of:=([.J6]-[.K$3])^2" office:value-type="float" office:value="0.00661511111111111" calcext:value-type="float">
            <text:p>0,0066151111</text:p>
          </table:table-cell>
          <table:table-cell office:value-type="float" office:value="0.57" calcext:value-type="float">
            <text:p>0,57</text:p>
          </table:table-cell>
          <table:table-cell table:formula="of:=([.L6]-[.M$3])^2" office:value-type="float" office:value="0.0439601111111111" calcext:value-type="float">
            <text:p>0,0439601111</text:p>
          </table:table-cell>
          <table:table-cell office:value-type="float" office:value="0" calcext:value-type="float">
            <text:p>0</text:p>
          </table:table-cell>
          <table:table-cell table:formula="of:=([.N6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6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6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6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table:formula="of:=([.B7]-[.C$3])^2" office:value-type="float" office:value="0.00017777777777778" calcext:value-type="float">
            <text:p>0,0001777778</text:p>
          </table:table-cell>
          <table:table-cell office:value-type="float" office:value="0.55" calcext:value-type="float">
            <text:p>0,55</text:p>
          </table:table-cell>
          <table:table-cell table:formula="of:=([.D7]-[.E$3])^2" office:value-type="float" office:value="0.00453377777777779" calcext:value-type="float">
            <text:p>0,0045337778</text:p>
          </table:table-cell>
          <table:table-cell office:value-type="float" office:value="0.54" calcext:value-type="float">
            <text:p>0,54</text:p>
          </table:table-cell>
          <table:table-cell table:formula="of:=([.F7]-[.G$3])^2" office:value-type="float" office:value="0.0107467777777778" calcext:value-type="float">
            <text:p>0,0107467778</text:p>
          </table:table-cell>
          <table:table-cell office:value-type="float" office:value="0.5" calcext:value-type="float">
            <text:p>0,5</text:p>
          </table:table-cell>
          <table:table-cell table:formula="of:=([.H7]-[.I$3])^2" office:value-type="float" office:value="0.011664" calcext:value-type="float">
            <text:p>0,011664</text:p>
          </table:table-cell>
          <table:table-cell office:value-type="float" office:value="0.51" calcext:value-type="float">
            <text:p>0,51</text:p>
          </table:table-cell>
          <table:table-cell table:formula="of:=([.J7]-[.K$3])^2" office:value-type="float" office:value="0.0147217777777778" calcext:value-type="float">
            <text:p>0,0147217778</text:p>
          </table:table-cell>
          <table:table-cell office:value-type="float" office:value="0" calcext:value-type="float">
            <text:p>0</text:p>
          </table:table-cell>
          <table:table-cell table:formula="of:=([.L7]-[.M$3])^2" office:value-type="float" office:value="0.129840111111111" calcext:value-type="float">
            <text:p>0,1298401111</text:p>
          </table:table-cell>
          <table:table-cell office:value-type="float" office:value="0.48" calcext:value-type="float">
            <text:p>0,48</text:p>
          </table:table-cell>
          <table:table-cell table:formula="of:=([.N7]-[.O$3])^2" office:value-type="float" office:value="0.0405351111111111" calcext:value-type="float">
            <text:p>0,0405351111</text:p>
          </table:table-cell>
          <table:table-cell office:value-type="float" office:value="0" calcext:value-type="float">
            <text:p>0</text:p>
          </table:table-cell>
          <table:table-cell table:formula="of:=([.P7]-[.Q$3])^2" office:value-type="float" office:value="0.0319217777777778" calcext:value-type="float">
            <text:p>0,0319217778</text:p>
          </table:table-cell>
          <table:table-cell office:value-type="float" office:value="0.33" calcext:value-type="float">
            <text:p>0,33</text:p>
          </table:table-cell>
          <table:table-cell table:formula="of:=([.R7]-[.S$3])^2" office:value-type="float" office:value="0.032761" calcext:value-type="float">
            <text:p>0,032761</text:p>
          </table:table-cell>
          <table:table-cell office:value-type="float" office:value="0" calcext:value-type="float">
            <text:p>0</text:p>
          </table:table-cell>
          <table:table-cell table:formula="of:=([.T7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,52</text:p>
          </table:table-cell>
          <table:table-cell table:formula="of:=([.B8]-[.C$3])^2" office:value-type="float" office:value="0.0000111111111111116" calcext:value-type="float">
            <text:p>1,11111111111116E-05</text:p>
          </table:table-cell>
          <table:table-cell office:value-type="float" office:value="0.53" calcext:value-type="float">
            <text:p>0,53</text:p>
          </table:table-cell>
          <table:table-cell table:formula="of:=([.D8]-[.E$3])^2" office:value-type="float" office:value="0.00224044444444445" calcext:value-type="float">
            <text:p>0,0022404444</text:p>
          </table:table-cell>
          <table:table-cell office:value-type="float" office:value="0.53" calcext:value-type="float">
            <text:p>0,53</text:p>
          </table:table-cell>
          <table:table-cell table:formula="of:=([.F8]-[.G$3])^2" office:value-type="float" office:value="0.00877344444444443" calcext:value-type="float">
            <text:p>0,0087734444</text:p>
          </table:table-cell>
          <table:table-cell office:value-type="float" office:value="0.45" calcext:value-type="float">
            <text:p>0,45</text:p>
          </table:table-cell>
          <table:table-cell table:formula="of:=([.H8]-[.I$3])^2" office:value-type="float" office:value="0.00336399999999999" calcext:value-type="float">
            <text:p>0,003364</text:p>
          </table:table-cell>
          <table:table-cell office:value-type="float" office:value="0.52" calcext:value-type="float">
            <text:p>0,52</text:p>
          </table:table-cell>
          <table:table-cell table:formula="of:=([.J8]-[.K$3])^2" office:value-type="float" office:value="0.0172484444444444" calcext:value-type="float">
            <text:p>0,0172484444</text:p>
          </table:table-cell>
          <table:table-cell office:value-type="float" office:value="0.5" calcext:value-type="float">
            <text:p>0,5</text:p>
          </table:table-cell>
          <table:table-cell table:formula="of:=([.L8]-[.M$3])^2" office:value-type="float" office:value="0.0195067777777778" calcext:value-type="float">
            <text:p>0,0195067778</text:p>
          </table:table-cell>
          <table:table-cell office:value-type="float" office:value="0" calcext:value-type="float">
            <text:p>0</text:p>
          </table:table-cell>
          <table:table-cell table:formula="of:=([.N8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8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8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8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</text:p>
          </table:table-cell>
          <table:table-cell table:formula="of:=([.B9]-[.C$3])^2" office:value-type="float" office:value="0.00587777777777777" calcext:value-type="float">
            <text:p>0,0058777778</text:p>
          </table:table-cell>
          <table:table-cell office:value-type="float" office:value="0.51" calcext:value-type="float">
            <text:p>0,51</text:p>
          </table:table-cell>
          <table:table-cell table:formula="of:=([.D9]-[.E$3])^2" office:value-type="float" office:value="0.000747111111111113" calcext:value-type="float">
            <text:p>0,0007471111</text:p>
          </table:table-cell>
          <table:table-cell office:value-type="float" office:value="0.55" calcext:value-type="float">
            <text:p>0,55</text:p>
          </table:table-cell>
          <table:table-cell table:formula="of:=([.F9]-[.G$3])^2" office:value-type="float" office:value="0.0129201111111111" calcext:value-type="float">
            <text:p>0,0129201111</text:p>
          </table:table-cell>
          <table:table-cell office:value-type="float" office:value="0" calcext:value-type="float">
            <text:p>0</text:p>
          </table:table-cell>
          <table:table-cell table:formula="of:=([.H9]-[.I$3])^2" office:value-type="float" office:value="0.153664" calcext:value-type="float">
            <text:p>0,153664</text:p>
          </table:table-cell>
          <table:table-cell office:value-type="float" office:value="0.47" calcext:value-type="float">
            <text:p>0,47</text:p>
          </table:table-cell>
          <table:table-cell table:formula="of:=([.J9]-[.K$3])^2" office:value-type="float" office:value="0.00661511111111111" calcext:value-type="float">
            <text:p>0,0066151111</text:p>
          </table:table-cell>
          <table:table-cell office:value-type="float" office:value="0.53" calcext:value-type="float">
            <text:p>0,53</text:p>
          </table:table-cell>
          <table:table-cell table:formula="of:=([.L9]-[.M$3])^2" office:value-type="float" office:value="0.0287867777777778" calcext:value-type="float">
            <text:p>0,0287867778</text:p>
          </table:table-cell>
          <table:table-cell office:value-type="float" office:value="0" calcext:value-type="float">
            <text:p>0</text:p>
          </table:table-cell>
          <table:table-cell table:formula="of:=([.N9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9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9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9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table:formula="of:=([.B10]-[.C$3])^2" office:value-type="float" office:value="0.000544444444444449" calcext:value-type="float">
            <text:p>0,0005444444</text:p>
          </table:table-cell>
          <table:table-cell office:value-type="float" office:value="0.56" calcext:value-type="float">
            <text:p>0,56</text:p>
          </table:table-cell>
          <table:table-cell table:formula="of:=([.D10]-[.E$3])^2" office:value-type="float" office:value="0.00598044444444446" calcext:value-type="float">
            <text:p>0,0059804444</text:p>
          </table:table-cell>
          <table:table-cell office:value-type="float" office:value="0.47" calcext:value-type="float">
            <text:p>0,47</text:p>
          </table:table-cell>
          <table:table-cell table:formula="of:=([.F10]-[.G$3])^2" office:value-type="float" office:value="0.00113344444444444" calcext:value-type="float">
            <text:p>0,0011334444</text:p>
          </table:table-cell>
          <table:table-cell office:value-type="float" office:value="0.47" calcext:value-type="float">
            <text:p>0,47</text:p>
          </table:table-cell>
          <table:table-cell table:formula="of:=([.H10]-[.I$3])^2" office:value-type="float" office:value="0.00608399999999999" calcext:value-type="float">
            <text:p>0,006084</text:p>
          </table:table-cell>
          <table:table-cell office:value-type="float" office:value="0.52" calcext:value-type="float">
            <text:p>0,52</text:p>
          </table:table-cell>
          <table:table-cell table:formula="of:=([.J10]-[.K$3])^2" office:value-type="float" office:value="0.0172484444444444" calcext:value-type="float">
            <text:p>0,0172484444</text:p>
          </table:table-cell>
          <table:table-cell office:value-type="float" office:value="0.52" calcext:value-type="float">
            <text:p>0,52</text:p>
          </table:table-cell>
          <table:table-cell table:formula="of:=([.L10]-[.M$3])^2" office:value-type="float" office:value="0.0254934444444444" calcext:value-type="float">
            <text:p>0,0254934444</text:p>
          </table:table-cell>
          <table:table-cell office:value-type="float" office:value="0.45" calcext:value-type="float">
            <text:p>0,45</text:p>
          </table:table-cell>
          <table:table-cell table:formula="of:=([.N10]-[.O$3])^2" office:value-type="float" office:value="0.0293551111111111" calcext:value-type="float">
            <text:p>0,0293551111</text:p>
          </table:table-cell>
          <table:table-cell office:value-type="float" office:value="0" calcext:value-type="float">
            <text:p>0</text:p>
          </table:table-cell>
          <table:table-cell table:formula="of:=([.P10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10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10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([.B11]-[.C$3])^2" office:value-type="float" office:value="0.00694444444444447" calcext:value-type="float">
            <text:p>0,0069444444</text:p>
          </table:table-cell>
          <table:table-cell office:value-type="float" office:value="0.54" calcext:value-type="float">
            <text:p>0,54</text:p>
          </table:table-cell>
          <table:table-cell table:formula="of:=([.D11]-[.E$3])^2" office:value-type="float" office:value="0.00328711111111112" calcext:value-type="float">
            <text:p>0,0032871111</text:p>
          </table:table-cell>
          <table:table-cell office:value-type="float" office:value="0.51" calcext:value-type="float">
            <text:p>0,51</text:p>
          </table:table-cell>
          <table:table-cell table:formula="of:=([.F11]-[.G$3])^2" office:value-type="float" office:value="0.00542677777777776" calcext:value-type="float">
            <text:p>0,0054267778</text:p>
          </table:table-cell>
          <table:table-cell office:value-type="float" office:value="0.53" calcext:value-type="float">
            <text:p>0,53</text:p>
          </table:table-cell>
          <table:table-cell table:formula="of:=([.H11]-[.I$3])^2" office:value-type="float" office:value="0.019044" calcext:value-type="float">
            <text:p>0,019044</text:p>
          </table:table-cell>
          <table:table-cell office:value-type="float" office:value="0" calcext:value-type="float">
            <text:p>0</text:p>
          </table:table-cell>
          <table:table-cell table:formula="of:=([.J11]-[.K$3])^2" office:value-type="float" office:value="0.151061777777778" calcext:value-type="float">
            <text:p>0,1510617778</text:p>
          </table:table-cell>
          <table:table-cell office:value-type="float" office:value="0.56" calcext:value-type="float">
            <text:p>0,56</text:p>
          </table:table-cell>
          <table:table-cell table:formula="of:=([.L11]-[.M$3])^2" office:value-type="float" office:value="0.0398667777777778" calcext:value-type="float">
            <text:p>0,0398667778</text:p>
          </table:table-cell>
          <table:table-cell office:value-type="float" office:value="0.44" calcext:value-type="float">
            <text:p>0,44</text:p>
          </table:table-cell>
          <table:table-cell table:formula="of:=([.N11]-[.O$3])^2" office:value-type="float" office:value="0.0260284444444444" calcext:value-type="float">
            <text:p>0,0260284444</text:p>
          </table:table-cell>
          <table:table-cell office:value-type="float" office:value="0" calcext:value-type="float">
            <text:p>0</text:p>
          </table:table-cell>
          <table:table-cell table:formula="of:=([.P11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11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11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" calcext:value-type="float">
            <text:p>0,44</text:p>
          </table:table-cell>
          <table:table-cell table:formula="of:=([.B12]-[.C$3])^2" office:value-type="float" office:value="0.00587777777777777" calcext:value-type="float">
            <text:p>0,0058777778</text:p>
          </table:table-cell>
          <table:table-cell office:value-type="float" office:value="0.47" calcext:value-type="float">
            <text:p>0,47</text:p>
          </table:table-cell>
          <table:table-cell table:formula="of:=([.D12]-[.E$3])^2" office:value-type="float" office:value="0.000160444444444443" calcext:value-type="float">
            <text:p>0,0001604444</text:p>
          </table:table-cell>
          <table:table-cell office:value-type="float" office:value="0.49" calcext:value-type="float">
            <text:p>0,49</text:p>
          </table:table-cell>
          <table:table-cell table:formula="of:=([.F12]-[.G$3])^2" office:value-type="float" office:value="0.0028801111111111" calcext:value-type="float">
            <text:p>0,0028801111</text:p>
          </table:table-cell>
          <table:table-cell office:value-type="float" office:value="0.58" calcext:value-type="float">
            <text:p>0,58</text:p>
          </table:table-cell>
          <table:table-cell table:formula="of:=([.H12]-[.I$3])^2" office:value-type="float" office:value="0.035344" calcext:value-type="float">
            <text:p>0,035344</text:p>
          </table:table-cell>
          <table:table-cell office:value-type="float" office:value="0.53" calcext:value-type="float">
            <text:p>0,53</text:p>
          </table:table-cell>
          <table:table-cell table:formula="of:=([.J12]-[.K$3])^2" office:value-type="float" office:value="0.0199751111111111" calcext:value-type="float">
            <text:p>0,0199751111</text:p>
          </table:table-cell>
          <table:table-cell office:value-type="float" office:value="0.51" calcext:value-type="float">
            <text:p>0,51</text:p>
          </table:table-cell>
          <table:table-cell table:formula="of:=([.L12]-[.M$3])^2" office:value-type="float" office:value="0.0224001111111111" calcext:value-type="float">
            <text:p>0,0224001111</text:p>
          </table:table-cell>
          <table:table-cell office:value-type="float" office:value="0.46" calcext:value-type="float">
            <text:p>0,46</text:p>
          </table:table-cell>
          <table:table-cell table:formula="of:=([.N12]-[.O$3])^2" office:value-type="float" office:value="0.0328817777777778" calcext:value-type="float">
            <text:p>0,0328817778</text:p>
          </table:table-cell>
          <table:table-cell office:value-type="float" office:value="0" calcext:value-type="float">
            <text:p>0</text:p>
          </table:table-cell>
          <table:table-cell table:formula="of:=([.P12]-[.Q$3])^2" office:value-type="float" office:value="0.0319217777777778" calcext:value-type="float">
            <text:p>0,0319217778</text:p>
          </table:table-cell>
          <table:table-cell office:value-type="float" office:value="0.35" calcext:value-type="float">
            <text:p>0,35</text:p>
          </table:table-cell>
          <table:table-cell table:formula="of:=([.R12]-[.S$3])^2" office:value-type="float" office:value="0.040401" calcext:value-type="float">
            <text:p>0,040401</text:p>
          </table:table-cell>
          <table:table-cell office:value-type="float" office:value="0" calcext:value-type="float">
            <text:p>0</text:p>
          </table:table-cell>
          <table:table-cell table:formula="of:=([.T12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table:formula="of:=([.B13]-[.C$3])^2" office:value-type="float" office:value="0.00284444444444446" calcext:value-type="float">
            <text:p>0,0028444444</text:p>
          </table:table-cell>
          <table:table-cell office:value-type="float" office:value="0.5" calcext:value-type="float">
            <text:p>0,5</text:p>
          </table:table-cell>
          <table:table-cell table:formula="of:=([.D13]-[.E$3])^2" office:value-type="float" office:value="0.000300444444444446" calcext:value-type="float">
            <text:p>0,0003004444</text:p>
          </table:table-cell>
          <table:table-cell office:value-type="float" office:value="0.54" calcext:value-type="float">
            <text:p>0,54</text:p>
          </table:table-cell>
          <table:table-cell table:formula="of:=([.F13]-[.G$3])^2" office:value-type="float" office:value="0.0107467777777778" calcext:value-type="float">
            <text:p>0,0107467778</text:p>
          </table:table-cell>
          <table:table-cell office:value-type="float" office:value="0.42" calcext:value-type="float">
            <text:p>0,42</text:p>
          </table:table-cell>
          <table:table-cell table:formula="of:=([.H13]-[.I$3])^2" office:value-type="float" office:value="0.000783999999999995" calcext:value-type="float">
            <text:p>0,000784</text:p>
          </table:table-cell>
          <table:table-cell office:value-type="float" office:value="0.52" calcext:value-type="float">
            <text:p>0,52</text:p>
          </table:table-cell>
          <table:table-cell table:formula="of:=([.J13]-[.K$3])^2" office:value-type="float" office:value="0.0172484444444444" calcext:value-type="float">
            <text:p>0,0172484444</text:p>
          </table:table-cell>
          <table:table-cell office:value-type="float" office:value="0.5" calcext:value-type="float">
            <text:p>0,5</text:p>
          </table:table-cell>
          <table:table-cell table:formula="of:=([.L13]-[.M$3])^2" office:value-type="float" office:value="0.0195067777777778" calcext:value-type="float">
            <text:p>0,0195067778</text:p>
          </table:table-cell>
          <table:table-cell office:value-type="float" office:value="0.57" calcext:value-type="float">
            <text:p>0,57</text:p>
          </table:table-cell>
          <table:table-cell table:formula="of:=([.N13]-[.O$3])^2" office:value-type="float" office:value="0.0848751111111111" calcext:value-type="float">
            <text:p>0,0848751111</text:p>
          </table:table-cell>
          <table:table-cell office:value-type="float" office:value="0.48" calcext:value-type="float">
            <text:p>0,48</text:p>
          </table:table-cell>
          <table:table-cell table:formula="of:=([.P13]-[.Q$3])^2" office:value-type="float" office:value="0.0908017777777778" calcext:value-type="float">
            <text:p>0,0908017778</text:p>
          </table:table-cell>
          <table:table-cell office:value-type="float" office:value="0" calcext:value-type="float">
            <text:p>0</text:p>
          </table:table-cell>
          <table:table-cell table:formula="of:=([.R13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13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1" calcext:value-type="float">
            <text:p>0,51</text:p>
          </table:table-cell>
          <table:table-cell table:formula="of:=([.B14]-[.C$3])^2" office:value-type="float" office:value="0.0000444444444444435" calcext:value-type="float">
            <text:p>4,44444444444435E-05</text:p>
          </table:table-cell>
          <table:table-cell office:value-type="float" office:value="0.6" calcext:value-type="float">
            <text:p>0,6</text:p>
          </table:table-cell>
          <table:table-cell table:formula="of:=([.D14]-[.E$3])^2" office:value-type="float" office:value="0.0137671111111111" calcext:value-type="float">
            <text:p>0,0137671111</text:p>
          </table:table-cell>
          <table:table-cell office:value-type="float" office:value="0.6" calcext:value-type="float">
            <text:p>0,6</text:p>
          </table:table-cell>
          <table:table-cell table:formula="of:=([.F14]-[.G$3])^2" office:value-type="float" office:value="0.0267867777777778" calcext:value-type="float">
            <text:p>0,0267867778</text:p>
          </table:table-cell>
          <table:table-cell office:value-type="float" office:value="0.47" calcext:value-type="float">
            <text:p>0,47</text:p>
          </table:table-cell>
          <table:table-cell table:formula="of:=([.H14]-[.I$3])^2" office:value-type="float" office:value="0.00608399999999999" calcext:value-type="float">
            <text:p>0,006084</text:p>
          </table:table-cell>
          <table:table-cell office:value-type="float" office:value="0" calcext:value-type="float">
            <text:p>0</text:p>
          </table:table-cell>
          <table:table-cell table:formula="of:=([.J14]-[.K$3])^2" office:value-type="float" office:value="0.151061777777778" calcext:value-type="float">
            <text:p>0,1510617778</text:p>
          </table:table-cell>
          <table:table-cell office:value-type="float" office:value="0" calcext:value-type="float">
            <text:p>0</text:p>
          </table:table-cell>
          <table:table-cell table:formula="of:=([.L14]-[.M$3])^2" office:value-type="float" office:value="0.129840111111111" calcext:value-type="float">
            <text:p>0,1298401111</text:p>
          </table:table-cell>
          <table:table-cell office:value-type="float" office:value="0" calcext:value-type="float">
            <text:p>0</text:p>
          </table:table-cell>
          <table:table-cell table:formula="of:=([.N14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14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14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14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,37</text:p>
          </table:table-cell>
          <table:table-cell table:formula="of:=([.B15]-[.C$3])^2" office:value-type="float" office:value="0.0215111111111111" calcext:value-type="float">
            <text:p>0,0215111111</text:p>
          </table:table-cell>
          <table:table-cell office:value-type="float" office:value="0.43" calcext:value-type="float">
            <text:p>0,43</text:p>
          </table:table-cell>
          <table:table-cell table:formula="of:=([.D15]-[.E$3])^2" office:value-type="float" office:value="0.00277377777777777" calcext:value-type="float">
            <text:p>0,0027737778</text:p>
          </table:table-cell>
          <table:table-cell office:value-type="float" office:value="0" calcext:value-type="float">
            <text:p>0</text:p>
          </table:table-cell>
          <table:table-cell table:formula="of:=([.F15]-[.G$3])^2" office:value-type="float" office:value="0.190386777777778" calcext:value-type="float">
            <text:p>0,1903867778</text:p>
          </table:table-cell>
          <table:table-cell office:value-type="float" office:value="0.47" calcext:value-type="float">
            <text:p>0,47</text:p>
          </table:table-cell>
          <table:table-cell table:formula="of:=([.H15]-[.I$3])^2" office:value-type="float" office:value="0.00608399999999999" calcext:value-type="float">
            <text:p>0,006084</text:p>
          </table:table-cell>
          <table:table-cell office:value-type="float" office:value="0" calcext:value-type="float">
            <text:p>0</text:p>
          </table:table-cell>
          <table:table-cell table:formula="of:=([.J15]-[.K$3])^2" office:value-type="float" office:value="0.151061777777778" calcext:value-type="float">
            <text:p>0,1510617778</text:p>
          </table:table-cell>
          <table:table-cell office:value-type="float" office:value="0.51" calcext:value-type="float">
            <text:p>0,51</text:p>
          </table:table-cell>
          <table:table-cell table:formula="of:=([.L15]-[.M$3])^2" office:value-type="float" office:value="0.0224001111111111" calcext:value-type="float">
            <text:p>0,0224001111</text:p>
          </table:table-cell>
          <table:table-cell office:value-type="float" office:value="0" calcext:value-type="float">
            <text:p>0</text:p>
          </table:table-cell>
          <table:table-cell table:formula="of:=([.N15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15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15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15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,52</text:p>
          </table:table-cell>
          <table:table-cell table:formula="of:=([.B16]-[.C$3])^2" office:value-type="float" office:value="0.0000111111111111116" calcext:value-type="float">
            <text:p>1,11111111111116E-05</text:p>
          </table:table-cell>
          <table:table-cell office:value-type="float" office:value="0.48" calcext:value-type="float">
            <text:p>0,48</text:p>
          </table:table-cell>
          <table:table-cell table:formula="of:=([.D16]-[.E$3])^2" office:value-type="float" office:value="0.00000711111111111103" calcext:value-type="float">
            <text:p>7,11111111111103E-06</text:p>
          </table:table-cell>
          <table:table-cell office:value-type="float" office:value="0.57" calcext:value-type="float">
            <text:p>0,57</text:p>
          </table:table-cell>
          <table:table-cell table:formula="of:=([.F16]-[.G$3])^2" office:value-type="float" office:value="0.0178667777777778" calcext:value-type="float">
            <text:p>0,0178667778</text:p>
          </table:table-cell>
          <table:table-cell office:value-type="float" office:value="0.54" calcext:value-type="float">
            <text:p>0,54</text:p>
          </table:table-cell>
          <table:table-cell table:formula="of:=([.H16]-[.I$3])^2" office:value-type="float" office:value="0.021904" calcext:value-type="float">
            <text:p>0,021904</text:p>
          </table:table-cell>
          <table:table-cell office:value-type="float" office:value="0.5" calcext:value-type="float">
            <text:p>0,5</text:p>
          </table:table-cell>
          <table:table-cell table:formula="of:=([.J16]-[.K$3])^2" office:value-type="float" office:value="0.0123951111111111" calcext:value-type="float">
            <text:p>0,0123951111</text:p>
          </table:table-cell>
          <table:table-cell office:value-type="float" office:value="0.45" calcext:value-type="float">
            <text:p>0,45</text:p>
          </table:table-cell>
          <table:table-cell table:formula="of:=([.L16]-[.M$3])^2" office:value-type="float" office:value="0.00804011111111111" calcext:value-type="float">
            <text:p>0,0080401111</text:p>
          </table:table-cell>
          <table:table-cell office:value-type="float" office:value="0.56" calcext:value-type="float">
            <text:p>0,56</text:p>
          </table:table-cell>
          <table:table-cell table:formula="of:=([.N16]-[.O$3])^2" office:value-type="float" office:value="0.0791484444444445" calcext:value-type="float">
            <text:p>0,0791484444</text:p>
          </table:table-cell>
          <table:table-cell office:value-type="float" office:value="0" calcext:value-type="float">
            <text:p>0</text:p>
          </table:table-cell>
          <table:table-cell table:formula="of:=([.P16]-[.Q$3])^2" office:value-type="float" office:value="0.0319217777777778" calcext:value-type="float">
            <text:p>0,0319217778</text:p>
          </table:table-cell>
          <table:table-cell office:value-type="float" office:value="0.27" calcext:value-type="float">
            <text:p>0,27</text:p>
          </table:table-cell>
          <table:table-cell table:formula="of:=([.R16]-[.S$3])^2" office:value-type="float" office:value="0.014641" calcext:value-type="float">
            <text:p>0,014641</text:p>
          </table:table-cell>
          <table:table-cell office:value-type="float" office:value="0" calcext:value-type="float">
            <text:p>0</text:p>
          </table:table-cell>
          <table:table-cell table:formula="of:=([.T16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" calcext:value-type="float">
            <text:p>0,49</text:p>
          </table:table-cell>
          <table:table-cell table:formula="of:=([.B17]-[.C$3])^2" office:value-type="float" office:value="0.000711111111111108" calcext:value-type="float">
            <text:p>0,0007111111</text:p>
          </table:table-cell>
          <table:table-cell office:value-type="float" office:value="0.61" calcext:value-type="float">
            <text:p>0,61</text:p>
          </table:table-cell>
          <table:table-cell table:formula="of:=([.D17]-[.E$3])^2" office:value-type="float" office:value="0.0162137777777778" calcext:value-type="float">
            <text:p>0,0162137778</text:p>
          </table:table-cell>
          <table:table-cell office:value-type="float" office:value="0.53" calcext:value-type="float">
            <text:p>0,53</text:p>
          </table:table-cell>
          <table:table-cell table:formula="of:=([.F17]-[.G$3])^2" office:value-type="float" office:value="0.00877344444444443" calcext:value-type="float">
            <text:p>0,0087734444</text:p>
          </table:table-cell>
          <table:table-cell office:value-type="float" office:value="0" calcext:value-type="float">
            <text:p>0</text:p>
          </table:table-cell>
          <table:table-cell table:formula="of:=([.H17]-[.I$3])^2" office:value-type="float" office:value="0.153664" calcext:value-type="float">
            <text:p>0,153664</text:p>
          </table:table-cell>
          <table:table-cell office:value-type="float" office:value="0.58" calcext:value-type="float">
            <text:p>0,58</text:p>
          </table:table-cell>
          <table:table-cell table:formula="of:=([.J17]-[.K$3])^2" office:value-type="float" office:value="0.0366084444444444" calcext:value-type="float">
            <text:p>0,0366084444</text:p>
          </table:table-cell>
          <table:table-cell office:value-type="float" office:value="0.52" calcext:value-type="float">
            <text:p>0,52</text:p>
          </table:table-cell>
          <table:table-cell table:formula="of:=([.L17]-[.M$3])^2" office:value-type="float" office:value="0.0254934444444444" calcext:value-type="float">
            <text:p>0,0254934444</text:p>
          </table:table-cell>
          <table:table-cell office:value-type="float" office:value="0" calcext:value-type="float">
            <text:p>0</text:p>
          </table:table-cell>
          <table:table-cell table:formula="of:=([.N17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17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17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17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" calcext:value-type="float">
            <text:p>0,49</text:p>
          </table:table-cell>
          <table:table-cell table:formula="of:=([.B18]-[.C$3])^2" office:value-type="float" office:value="0.000711111111111108" calcext:value-type="float">
            <text:p>0,0007111111</text:p>
          </table:table-cell>
          <table:table-cell office:value-type="float" office:value="0.55" calcext:value-type="float">
            <text:p>0,55</text:p>
          </table:table-cell>
          <table:table-cell table:formula="of:=([.D18]-[.E$3])^2" office:value-type="float" office:value="0.00453377777777779" calcext:value-type="float">
            <text:p>0,0045337778</text:p>
          </table:table-cell>
          <table:table-cell office:value-type="float" office:value="0.5" calcext:value-type="float">
            <text:p>0,5</text:p>
          </table:table-cell>
          <table:table-cell table:formula="of:=([.F18]-[.G$3])^2" office:value-type="float" office:value="0.00405344444444443" calcext:value-type="float">
            <text:p>0,0040534444</text:p>
          </table:table-cell>
          <table:table-cell office:value-type="float" office:value="0.48" calcext:value-type="float">
            <text:p>0,48</text:p>
          </table:table-cell>
          <table:table-cell table:formula="of:=([.H18]-[.I$3])^2" office:value-type="float" office:value="0.00774399999999999" calcext:value-type="float">
            <text:p>0,007744</text:p>
          </table:table-cell>
          <table:table-cell office:value-type="float" office:value="0.47" calcext:value-type="float">
            <text:p>0,47</text:p>
          </table:table-cell>
          <table:table-cell table:formula="of:=([.J18]-[.K$3])^2" office:value-type="float" office:value="0.00661511111111111" calcext:value-type="float">
            <text:p>0,0066151111</text:p>
          </table:table-cell>
          <table:table-cell office:value-type="float" office:value="0.51" calcext:value-type="float">
            <text:p>0,51</text:p>
          </table:table-cell>
          <table:table-cell table:formula="of:=([.L18]-[.M$3])^2" office:value-type="float" office:value="0.0224001111111111" calcext:value-type="float">
            <text:p>0,0224001111</text:p>
          </table:table-cell>
          <table:table-cell office:value-type="float" office:value="0.49" calcext:value-type="float">
            <text:p>0,49</text:p>
          </table:table-cell>
          <table:table-cell table:formula="of:=([.N18]-[.O$3])^2" office:value-type="float" office:value="0.0446617777777778" calcext:value-type="float">
            <text:p>0,0446617778</text:p>
          </table:table-cell>
          <table:table-cell office:value-type="float" office:value="0.51" calcext:value-type="float">
            <text:p>0,51</text:p>
          </table:table-cell>
          <table:table-cell table:formula="of:=([.P18]-[.Q$3])^2" office:value-type="float" office:value="0.109781777777778" calcext:value-type="float">
            <text:p>0,1097817778</text:p>
          </table:table-cell>
          <table:table-cell office:value-type="float" office:value="0.32" calcext:value-type="float">
            <text:p>0,32</text:p>
          </table:table-cell>
          <table:table-cell table:formula="of:=([.R18]-[.S$3])^2" office:value-type="float" office:value="0.029241" calcext:value-type="float">
            <text:p>0,029241</text:p>
          </table:table-cell>
          <table:table-cell office:value-type="float" office:value="0" calcext:value-type="float">
            <text:p>0</text:p>
          </table:table-cell>
          <table:table-cell table:formula="of:=([.T18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9" calcext:value-type="float">
            <text:p>0,49</text:p>
          </table:table-cell>
          <table:table-cell table:formula="of:=([.B19]-[.C$3])^2" office:value-type="float" office:value="0.000711111111111108" calcext:value-type="float">
            <text:p>0,0007111111</text:p>
          </table:table-cell>
          <table:table-cell office:value-type="float" office:value="0.48" calcext:value-type="float">
            <text:p>0,48</text:p>
          </table:table-cell>
          <table:table-cell table:formula="of:=([.D19]-[.E$3])^2" office:value-type="float" office:value="0.00000711111111111103" calcext:value-type="float">
            <text:p>7,11111111111103E-06</text:p>
          </table:table-cell>
          <table:table-cell office:value-type="float" office:value="0" calcext:value-type="float">
            <text:p>0</text:p>
          </table:table-cell>
          <table:table-cell table:formula="of:=([.F19]-[.G$3])^2" office:value-type="float" office:value="0.190386777777778" calcext:value-type="float">
            <text:p>0,1903867778</text:p>
          </table:table-cell>
          <table:table-cell office:value-type="float" office:value="0" calcext:value-type="float">
            <text:p>0</text:p>
          </table:table-cell>
          <table:table-cell table:formula="of:=([.H19]-[.I$3])^2" office:value-type="float" office:value="0.153664" calcext:value-type="float">
            <text:p>0,153664</text:p>
          </table:table-cell>
          <table:table-cell office:value-type="float" office:value="0" calcext:value-type="float">
            <text:p>0</text:p>
          </table:table-cell>
          <table:table-cell table:formula="of:=([.J19]-[.K$3])^2" office:value-type="float" office:value="0.151061777777778" calcext:value-type="float">
            <text:p>0,1510617778</text:p>
          </table:table-cell>
          <table:table-cell office:value-type="float" office:value="0.47" calcext:value-type="float">
            <text:p>0,47</text:p>
          </table:table-cell>
          <table:table-cell table:formula="of:=([.L19]-[.M$3])^2" office:value-type="float" office:value="0.0120267777777778" calcext:value-type="float">
            <text:p>0,0120267778</text:p>
          </table:table-cell>
          <table:table-cell office:value-type="float" office:value="0.48" calcext:value-type="float">
            <text:p>0,48</text:p>
          </table:table-cell>
          <table:table-cell table:formula="of:=([.N19]-[.O$3])^2" office:value-type="float" office:value="0.0405351111111111" calcext:value-type="float">
            <text:p>0,0405351111</text:p>
          </table:table-cell>
          <table:table-cell office:value-type="float" office:value="0" calcext:value-type="float">
            <text:p>0</text:p>
          </table:table-cell>
          <table:table-cell table:formula="of:=([.P19]-[.Q$3])^2" office:value-type="float" office:value="0.0319217777777778" calcext:value-type="float">
            <text:p>0,0319217778</text:p>
          </table:table-cell>
          <table:table-cell office:value-type="float" office:value="0.33" calcext:value-type="float">
            <text:p>0,33</text:p>
          </table:table-cell>
          <table:table-cell table:formula="of:=([.R19]-[.S$3])^2" office:value-type="float" office:value="0.032761" calcext:value-type="float">
            <text:p>0,032761</text:p>
          </table:table-cell>
          <table:table-cell office:value-type="float" office:value="0" calcext:value-type="float">
            <text:p>0</text:p>
          </table:table-cell>
          <table:table-cell table:formula="of:=([.T19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,55</text:p>
          </table:table-cell>
          <table:table-cell table:formula="of:=([.B20]-[.C$3])^2" office:value-type="float" office:value="0.00111111111111112" calcext:value-type="float">
            <text:p>0,0011111111</text:p>
          </table:table-cell>
          <table:table-cell office:value-type="float" office:value="0.39" calcext:value-type="float">
            <text:p>0,39</text:p>
          </table:table-cell>
          <table:table-cell table:formula="of:=([.D20]-[.E$3])^2" office:value-type="float" office:value="0.0085871111111111" calcext:value-type="float">
            <text:p>0,0085871111</text:p>
          </table:table-cell>
          <table:table-cell office:value-type="float" office:value="0.47" calcext:value-type="float">
            <text:p>0,47</text:p>
          </table:table-cell>
          <table:table-cell table:formula="of:=([.F20]-[.G$3])^2" office:value-type="float" office:value="0.00113344444444444" calcext:value-type="float">
            <text:p>0,0011334444</text:p>
          </table:table-cell>
          <table:table-cell office:value-type="float" office:value="0.51" calcext:value-type="float">
            <text:p>0,51</text:p>
          </table:table-cell>
          <table:table-cell table:formula="of:=([.H20]-[.I$3])^2" office:value-type="float" office:value="0.013924" calcext:value-type="float">
            <text:p>0,013924</text:p>
          </table:table-cell>
          <table:table-cell office:value-type="float" office:value="0.44" calcext:value-type="float">
            <text:p>0,44</text:p>
          </table:table-cell>
          <table:table-cell table:formula="of:=([.J20]-[.K$3])^2" office:value-type="float" office:value="0.00263511111111111" calcext:value-type="float">
            <text:p>0,0026351111</text:p>
          </table:table-cell>
          <table:table-cell office:value-type="float" office:value="0.5" calcext:value-type="float">
            <text:p>0,5</text:p>
          </table:table-cell>
          <table:table-cell table:formula="of:=([.L20]-[.M$3])^2" office:value-type="float" office:value="0.0195067777777778" calcext:value-type="float">
            <text:p>0,0195067778</text:p>
          </table:table-cell>
          <table:table-cell office:value-type="float" office:value="0" calcext:value-type="float">
            <text:p>0</text:p>
          </table:table-cell>
          <table:table-cell table:formula="of:=([.N20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20]-[.Q$3])^2" office:value-type="float" office:value="0.0319217777777778" calcext:value-type="float">
            <text:p>0,0319217778</text:p>
          </table:table-cell>
          <table:table-cell office:value-type="float" office:value="0" calcext:value-type="float">
            <text:p>0</text:p>
          </table:table-cell>
          <table:table-cell table:formula="of:=([.R20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20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" calcext:value-type="float">
            <text:p>0,49</text:p>
          </table:table-cell>
          <table:table-cell table:formula="of:=([.B21]-[.C$3])^2" office:value-type="float" office:value="0.000711111111111108" calcext:value-type="float">
            <text:p>0,0007111111</text:p>
          </table:table-cell>
          <table:table-cell office:value-type="float" office:value="0.49" calcext:value-type="float">
            <text:p>0,49</text:p>
          </table:table-cell>
          <table:table-cell table:formula="of:=([.D21]-[.E$3])^2" office:value-type="float" office:value="0.0000537777777777781" calcext:value-type="float">
            <text:p>5,37777777777781E-05</text:p>
          </table:table-cell>
          <table:table-cell office:value-type="float" office:value="0.49" calcext:value-type="float">
            <text:p>0,49</text:p>
          </table:table-cell>
          <table:table-cell table:formula="of:=([.F21]-[.G$3])^2" office:value-type="float" office:value="0.0028801111111111" calcext:value-type="float">
            <text:p>0,0028801111</text:p>
          </table:table-cell>
          <table:table-cell office:value-type="float" office:value="0.49" calcext:value-type="float">
            <text:p>0,49</text:p>
          </table:table-cell>
          <table:table-cell table:formula="of:=([.H21]-[.I$3])^2" office:value-type="float" office:value="0.00960399999999998" calcext:value-type="float">
            <text:p>0,009604</text:p>
          </table:table-cell>
          <table:table-cell office:value-type="float" office:value="0.44" calcext:value-type="float">
            <text:p>0,44</text:p>
          </table:table-cell>
          <table:table-cell table:formula="of:=([.J21]-[.K$3])^2" office:value-type="float" office:value="0.00263511111111111" calcext:value-type="float">
            <text:p>0,0026351111</text:p>
          </table:table-cell>
          <table:table-cell office:value-type="float" office:value="0.51" calcext:value-type="float">
            <text:p>0,51</text:p>
          </table:table-cell>
          <table:table-cell table:formula="of:=([.L21]-[.M$3])^2" office:value-type="float" office:value="0.0224001111111111" calcext:value-type="float">
            <text:p>0,0224001111</text:p>
          </table:table-cell>
          <table:table-cell office:value-type="float" office:value="0.43" calcext:value-type="float">
            <text:p>0,43</text:p>
          </table:table-cell>
          <table:table-cell table:formula="of:=([.N21]-[.O$3])^2" office:value-type="float" office:value="0.0229017777777778" calcext:value-type="float">
            <text:p>0,0229017778</text:p>
          </table:table-cell>
          <table:table-cell office:value-type="float" office:value="0.47" calcext:value-type="float">
            <text:p>0,47</text:p>
          </table:table-cell>
          <table:table-cell table:formula="of:=([.P21]-[.Q$3])^2" office:value-type="float" office:value="0.0848751111111111" calcext:value-type="float">
            <text:p>0,0848751111</text:p>
          </table:table-cell>
          <table:table-cell office:value-type="float" office:value="0" calcext:value-type="float">
            <text:p>0</text:p>
          </table:table-cell>
          <table:table-cell table:formula="of:=([.R21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21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" calcext:value-type="float">
            <text:p>0,59</text:p>
          </table:table-cell>
          <table:table-cell table:formula="of:=([.B22]-[.C$3])^2" office:value-type="float" office:value="0.00537777777777778" calcext:value-type="float">
            <text:p>0,0053777778</text:p>
          </table:table-cell>
          <table:table-cell office:value-type="float" office:value="0.54" calcext:value-type="float">
            <text:p>0,54</text:p>
          </table:table-cell>
          <table:table-cell table:formula="of:=([.D22]-[.E$3])^2" office:value-type="float" office:value="0.00328711111111112" calcext:value-type="float">
            <text:p>0,0032871111</text:p>
          </table:table-cell>
          <table:table-cell office:value-type="float" office:value="0.45" calcext:value-type="float">
            <text:p>0,45</text:p>
          </table:table-cell>
          <table:table-cell table:formula="of:=([.F22]-[.G$3])^2" office:value-type="float" office:value="0.000186777777777775" calcext:value-type="float">
            <text:p>0,0001867778</text:p>
          </table:table-cell>
          <table:table-cell office:value-type="float" office:value="0.52" calcext:value-type="float">
            <text:p>0,52</text:p>
          </table:table-cell>
          <table:table-cell table:formula="of:=([.H22]-[.I$3])^2" office:value-type="float" office:value="0.016384" calcext:value-type="float">
            <text:p>0,016384</text:p>
          </table:table-cell>
          <table:table-cell office:value-type="float" office:value="0.52" calcext:value-type="float">
            <text:p>0,52</text:p>
          </table:table-cell>
          <table:table-cell table:formula="of:=([.J22]-[.K$3])^2" office:value-type="float" office:value="0.0172484444444444" calcext:value-type="float">
            <text:p>0,0172484444</text:p>
          </table:table-cell>
          <table:table-cell office:value-type="float" office:value="0" calcext:value-type="float">
            <text:p>0</text:p>
          </table:table-cell>
          <table:table-cell table:formula="of:=([.L22]-[.M$3])^2" office:value-type="float" office:value="0.129840111111111" calcext:value-type="float">
            <text:p>0,1298401111</text:p>
          </table:table-cell>
          <table:table-cell office:value-type="float" office:value="0" calcext:value-type="float">
            <text:p>0</text:p>
          </table:table-cell>
          <table:table-cell table:formula="of:=([.N22]-[.O$3])^2" office:value-type="float" office:value="0.0776551111111111" calcext:value-type="float">
            <text:p>0,0776551111</text:p>
          </table:table-cell>
          <table:table-cell office:value-type="float" office:value="0.58" calcext:value-type="float">
            <text:p>0,58</text:p>
          </table:table-cell>
          <table:table-cell table:formula="of:=([.P22]-[.Q$3])^2" office:value-type="float" office:value="0.161068444444444" calcext:value-type="float">
            <text:p>0,1610684444</text:p>
          </table:table-cell>
          <table:table-cell office:value-type="float" office:value="0.31" calcext:value-type="float">
            <text:p>0,31</text:p>
          </table:table-cell>
          <table:table-cell table:formula="of:=([.R22]-[.S$3])^2" office:value-type="float" office:value="0.025921" calcext:value-type="float">
            <text:p>0,025921</text:p>
          </table:table-cell>
          <table:table-cell office:value-type="float" office:value="0" calcext:value-type="float">
            <text:p>0</text:p>
          </table:table-cell>
          <table:table-cell table:formula="of:=([.T22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,45</text:p>
          </table:table-cell>
          <table:table-cell table:formula="of:=([.B23]-[.C$3])^2" office:value-type="float" office:value="0.00444444444444444" calcext:value-type="float">
            <text:p>0,0044444444</text:p>
          </table:table-cell>
          <table:table-cell office:value-type="float" office:value="0.43" calcext:value-type="float">
            <text:p>0,43</text:p>
          </table:table-cell>
          <table:table-cell table:formula="of:=([.D23]-[.E$3])^2" office:value-type="float" office:value="0.00277377777777777" calcext:value-type="float">
            <text:p>0,0027737778</text:p>
          </table:table-cell>
          <table:table-cell office:value-type="float" office:value="0.46" calcext:value-type="float">
            <text:p>0,46</text:p>
          </table:table-cell>
          <table:table-cell table:formula="of:=([.F23]-[.G$3])^2" office:value-type="float" office:value="0.000560111111111106" calcext:value-type="float">
            <text:p>0,0005601111</text:p>
          </table:table-cell>
          <table:table-cell office:value-type="float" office:value="0.54" calcext:value-type="float">
            <text:p>0,54</text:p>
          </table:table-cell>
          <table:table-cell table:formula="of:=([.H23]-[.I$3])^2" office:value-type="float" office:value="0.021904" calcext:value-type="float">
            <text:p>0,021904</text:p>
          </table:table-cell>
          <table:table-cell office:value-type="float" office:value="0.52" calcext:value-type="float">
            <text:p>0,52</text:p>
          </table:table-cell>
          <table:table-cell table:formula="of:=([.J23]-[.K$3])^2" office:value-type="float" office:value="0.0172484444444444" calcext:value-type="float">
            <text:p>0,0172484444</text:p>
          </table:table-cell>
          <table:table-cell office:value-type="float" office:value="0.52" calcext:value-type="float">
            <text:p>0,52</text:p>
          </table:table-cell>
          <table:table-cell table:formula="of:=([.L23]-[.M$3])^2" office:value-type="float" office:value="0.0254934444444444" calcext:value-type="float">
            <text:p>0,0254934444</text:p>
          </table:table-cell>
          <table:table-cell office:value-type="float" office:value="0" calcext:value-type="float">
            <text:p>0</text:p>
          </table:table-cell>
          <table:table-cell table:formula="of:=([.N23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23]-[.Q$3])^2" office:value-type="float" office:value="0.0319217777777778" calcext:value-type="float">
            <text:p>0,0319217778</text:p>
          </table:table-cell>
          <table:table-cell office:value-type="float" office:value="0.36" calcext:value-type="float">
            <text:p>0,36</text:p>
          </table:table-cell>
          <table:table-cell table:formula="of:=([.R23]-[.S$3])^2" office:value-type="float" office:value="0.044521" calcext:value-type="float">
            <text:p>0,044521</text:p>
          </table:table-cell>
          <table:table-cell office:value-type="float" office:value="0" calcext:value-type="float">
            <text:p>0</text:p>
          </table:table-cell>
          <table:table-cell table:formula="of:=([.T23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" calcext:value-type="float">
            <text:p>0,52</text:p>
          </table:table-cell>
          <table:table-cell table:formula="of:=([.B24]-[.C$3])^2" office:value-type="float" office:value="0.0000111111111111116" calcext:value-type="float">
            <text:p>1,11111111111116E-05</text:p>
          </table:table-cell>
          <table:table-cell office:value-type="float" office:value="0.48" calcext:value-type="float">
            <text:p>0,48</text:p>
          </table:table-cell>
          <table:table-cell table:formula="of:=([.D24]-[.E$3])^2" office:value-type="float" office:value="0.00000711111111111103" calcext:value-type="float">
            <text:p>7,11111111111103E-06</text:p>
          </table:table-cell>
          <table:table-cell office:value-type="float" office:value="0.48" calcext:value-type="float">
            <text:p>0,48</text:p>
          </table:table-cell>
          <table:table-cell table:formula="of:=([.F24]-[.G$3])^2" office:value-type="float" office:value="0.00190677777777777" calcext:value-type="float">
            <text:p>0,0019067778</text:p>
          </table:table-cell>
          <table:table-cell office:value-type="float" office:value="0.41" calcext:value-type="float">
            <text:p>0,41</text:p>
          </table:table-cell>
          <table:table-cell table:formula="of:=([.H24]-[.I$3])^2" office:value-type="float" office:value="0.000323999999999999" calcext:value-type="float">
            <text:p>0,000324</text:p>
          </table:table-cell>
          <table:table-cell office:value-type="float" office:value="0.46" calcext:value-type="float">
            <text:p>0,46</text:p>
          </table:table-cell>
          <table:table-cell table:formula="of:=([.J24]-[.K$3])^2" office:value-type="float" office:value="0.00508844444444444" calcext:value-type="float">
            <text:p>0,0050884444</text:p>
          </table:table-cell>
          <table:table-cell office:value-type="float" office:value="0" calcext:value-type="float">
            <text:p>0</text:p>
          </table:table-cell>
          <table:table-cell table:formula="of:=([.L24]-[.M$3])^2" office:value-type="float" office:value="0.129840111111111" calcext:value-type="float">
            <text:p>0,1298401111</text:p>
          </table:table-cell>
          <table:table-cell office:value-type="float" office:value="0.48" calcext:value-type="float">
            <text:p>0,48</text:p>
          </table:table-cell>
          <table:table-cell table:formula="of:=([.N24]-[.O$3])^2" office:value-type="float" office:value="0.0405351111111111" calcext:value-type="float">
            <text:p>0,0405351111</text:p>
          </table:table-cell>
          <table:table-cell office:value-type="float" office:value="0.43" calcext:value-type="float">
            <text:p>0,43</text:p>
          </table:table-cell>
          <table:table-cell table:formula="of:=([.P24]-[.Q$3])^2" office:value-type="float" office:value="0.0631684444444445" calcext:value-type="float">
            <text:p>0,0631684444</text:p>
          </table:table-cell>
          <table:table-cell office:value-type="float" office:value="0" calcext:value-type="float">
            <text:p>0</text:p>
          </table:table-cell>
          <table:table-cell table:formula="of:=([.R24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24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,48</text:p>
          </table:table-cell>
          <table:table-cell table:formula="of:=([.B25]-[.C$3])^2" office:value-type="float" office:value="0.00134444444444444" calcext:value-type="float">
            <text:p>0,0013444444</text:p>
          </table:table-cell>
          <table:table-cell office:value-type="float" office:value="0.49" calcext:value-type="float">
            <text:p>0,49</text:p>
          </table:table-cell>
          <table:table-cell table:formula="of:=([.D25]-[.E$3])^2" office:value-type="float" office:value="0.0000537777777777781" calcext:value-type="float">
            <text:p>5,37777777777781E-05</text:p>
          </table:table-cell>
          <table:table-cell office:value-type="float" office:value="0.58" calcext:value-type="float">
            <text:p>0,58</text:p>
          </table:table-cell>
          <table:table-cell table:formula="of:=([.F25]-[.G$3])^2" office:value-type="float" office:value="0.0206401111111111" calcext:value-type="float">
            <text:p>0,0206401111</text:p>
          </table:table-cell>
          <table:table-cell office:value-type="float" office:value="0" calcext:value-type="float">
            <text:p>0</text:p>
          </table:table-cell>
          <table:table-cell table:formula="of:=([.H25]-[.I$3])^2" office:value-type="float" office:value="0.153664" calcext:value-type="float">
            <text:p>0,153664</text:p>
          </table:table-cell>
          <table:table-cell office:value-type="float" office:value="0.5" calcext:value-type="float">
            <text:p>0,5</text:p>
          </table:table-cell>
          <table:table-cell table:formula="of:=([.J25]-[.K$3])^2" office:value-type="float" office:value="0.0123951111111111" calcext:value-type="float">
            <text:p>0,0123951111</text:p>
          </table:table-cell>
          <table:table-cell office:value-type="float" office:value="0.48" calcext:value-type="float">
            <text:p>0,48</text:p>
          </table:table-cell>
          <table:table-cell table:formula="of:=([.L25]-[.M$3])^2" office:value-type="float" office:value="0.0143201111111111" calcext:value-type="float">
            <text:p>0,0143201111</text:p>
          </table:table-cell>
          <table:table-cell office:value-type="float" office:value="0" calcext:value-type="float">
            <text:p>0</text:p>
          </table:table-cell>
          <table:table-cell table:formula="of:=([.N25]-[.O$3])^2" office:value-type="float" office:value="0.0776551111111111" calcext:value-type="float">
            <text:p>0,0776551111</text:p>
          </table:table-cell>
          <table:table-cell office:value-type="float" office:value="0.49" calcext:value-type="float">
            <text:p>0,49</text:p>
          </table:table-cell>
          <table:table-cell table:formula="of:=([.P25]-[.Q$3])^2" office:value-type="float" office:value="0.0969284444444445" calcext:value-type="float">
            <text:p>0,0969284444</text:p>
          </table:table-cell>
          <table:table-cell office:value-type="float" office:value="0" calcext:value-type="float">
            <text:p>0</text:p>
          </table:table-cell>
          <table:table-cell table:formula="of:=([.R25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25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,61</text:p>
          </table:table-cell>
          <table:table-cell table:formula="of:=([.B26]-[.C$3])^2" office:value-type="float" office:value="0.00871111111111112" calcext:value-type="float">
            <text:p>0,0087111111</text:p>
          </table:table-cell>
          <table:table-cell office:value-type="float" office:value="0" calcext:value-type="float">
            <text:p>0</text:p>
          </table:table-cell>
          <table:table-cell table:formula="of:=([.D26]-[.E$3])^2" office:value-type="float" office:value="0.232967111111111" calcext:value-type="float">
            <text:p>0,2329671111</text:p>
          </table:table-cell>
          <table:table-cell office:value-type="float" office:value="0.4" calcext:value-type="float">
            <text:p>0,4</text:p>
          </table:table-cell>
          <table:table-cell table:formula="of:=([.F26]-[.G$3])^2" office:value-type="float" office:value="0.00132011111111112" calcext:value-type="float">
            <text:p>0,0013201111</text:p>
          </table:table-cell>
          <table:table-cell office:value-type="float" office:value="0.55" calcext:value-type="float">
            <text:p>0,55</text:p>
          </table:table-cell>
          <table:table-cell table:formula="of:=([.H26]-[.I$3])^2" office:value-type="float" office:value="0.024964" calcext:value-type="float">
            <text:p>0,024964</text:p>
          </table:table-cell>
          <table:table-cell office:value-type="float" office:value="0.6" calcext:value-type="float">
            <text:p>0,6</text:p>
          </table:table-cell>
          <table:table-cell table:formula="of:=([.J26]-[.K$3])^2" office:value-type="float" office:value="0.0446617777777778" calcext:value-type="float">
            <text:p>0,0446617778</text:p>
          </table:table-cell>
          <table:table-cell office:value-type="float" office:value="0.52" calcext:value-type="float">
            <text:p>0,52</text:p>
          </table:table-cell>
          <table:table-cell table:formula="of:=([.L26]-[.M$3])^2" office:value-type="float" office:value="0.0254934444444444" calcext:value-type="float">
            <text:p>0,0254934444</text:p>
          </table:table-cell>
          <table:table-cell office:value-type="float" office:value="0" calcext:value-type="float">
            <text:p>0</text:p>
          </table:table-cell>
          <table:table-cell table:formula="of:=([.N26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26]-[.Q$3])^2" office:value-type="float" office:value="0.0319217777777778" calcext:value-type="float">
            <text:p>0,0319217778</text:p>
          </table:table-cell>
          <table:table-cell office:value-type="float" office:value="0.27" calcext:value-type="float">
            <text:p>0,27</text:p>
          </table:table-cell>
          <table:table-cell table:formula="of:=([.R26]-[.S$3])^2" office:value-type="float" office:value="0.014641" calcext:value-type="float">
            <text:p>0,014641</text:p>
          </table:table-cell>
          <table:table-cell office:value-type="float" office:value="0" calcext:value-type="float">
            <text:p>0</text:p>
          </table:table-cell>
          <table:table-cell table:formula="of:=([.T26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" calcext:value-type="float">
            <text:p>0,52</text:p>
          </table:table-cell>
          <table:table-cell table:formula="of:=([.B27]-[.C$3])^2" office:value-type="float" office:value="0.0000111111111111116" calcext:value-type="float">
            <text:p>1,11111111111116E-05</text:p>
          </table:table-cell>
          <table:table-cell office:value-type="float" office:value="0.49" calcext:value-type="float">
            <text:p>0,49</text:p>
          </table:table-cell>
          <table:table-cell table:formula="of:=([.D27]-[.E$3])^2" office:value-type="float" office:value="0.0000537777777777781" calcext:value-type="float">
            <text:p>5,37777777777781E-05</text:p>
          </table:table-cell>
          <table:table-cell office:value-type="float" office:value="0.48" calcext:value-type="float">
            <text:p>0,48</text:p>
          </table:table-cell>
          <table:table-cell table:formula="of:=([.F27]-[.G$3])^2" office:value-type="float" office:value="0.00190677777777777" calcext:value-type="float">
            <text:p>0,0019067778</text:p>
          </table:table-cell>
          <table:table-cell office:value-type="float" office:value="0.41" calcext:value-type="float">
            <text:p>0,41</text:p>
          </table:table-cell>
          <table:table-cell table:formula="of:=([.H27]-[.I$3])^2" office:value-type="float" office:value="0.000323999999999999" calcext:value-type="float">
            <text:p>0,000324</text:p>
          </table:table-cell>
          <table:table-cell office:value-type="float" office:value="0" calcext:value-type="float">
            <text:p>0</text:p>
          </table:table-cell>
          <table:table-cell table:formula="of:=([.J27]-[.K$3])^2" office:value-type="float" office:value="0.151061777777778" calcext:value-type="float">
            <text:p>0,1510617778</text:p>
          </table:table-cell>
          <table:table-cell office:value-type="float" office:value="0" calcext:value-type="float">
            <text:p>0</text:p>
          </table:table-cell>
          <table:table-cell table:formula="of:=([.L27]-[.M$3])^2" office:value-type="float" office:value="0.129840111111111" calcext:value-type="float">
            <text:p>0,1298401111</text:p>
          </table:table-cell>
          <table:table-cell office:value-type="float" office:value="0" calcext:value-type="float">
            <text:p>0</text:p>
          </table:table-cell>
          <table:table-cell table:formula="of:=([.N27]-[.O$3])^2" office:value-type="float" office:value="0.0776551111111111" calcext:value-type="float">
            <text:p>0,0776551111</text:p>
          </table:table-cell>
          <table:table-cell office:value-type="float" office:value="0" calcext:value-type="float">
            <text:p>0</text:p>
          </table:table-cell>
          <table:table-cell table:formula="of:=([.P27]-[.Q$3])^2" office:value-type="float" office:value="0.0319217777777778" calcext:value-type="float">
            <text:p>0,0319217778</text:p>
          </table:table-cell>
          <table:table-cell office:value-type="float" office:value="0.37" calcext:value-type="float">
            <text:p>0,37</text:p>
          </table:table-cell>
          <table:table-cell table:formula="of:=([.R27]-[.S$3])^2" office:value-type="float" office:value="0.048841" calcext:value-type="float">
            <text:p>0,048841</text:p>
          </table:table-cell>
          <table:table-cell office:value-type="float" office:value="0" calcext:value-type="float">
            <text:p>0</text:p>
          </table:table-cell>
          <table:table-cell table:formula="of:=([.T27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4" calcext:value-type="float">
            <text:p>0,54</text:p>
          </table:table-cell>
          <table:table-cell table:formula="of:=([.B28]-[.C$3])^2" office:value-type="float" office:value="0.000544444444444449" calcext:value-type="float">
            <text:p>0,0005444444</text:p>
          </table:table-cell>
          <table:table-cell office:value-type="float" office:value="0.42" calcext:value-type="float">
            <text:p>0,42</text:p>
          </table:table-cell>
          <table:table-cell table:formula="of:=([.D28]-[.E$3])^2" office:value-type="float" office:value="0.00392711111111111" calcext:value-type="float">
            <text:p>0,0039271111</text:p>
          </table:table-cell>
          <table:table-cell office:value-type="float" office:value="0" calcext:value-type="float">
            <text:p>0</text:p>
          </table:table-cell>
          <table:table-cell table:formula="of:=([.F28]-[.G$3])^2" office:value-type="float" office:value="0.190386777777778" calcext:value-type="float">
            <text:p>0,1903867778</text:p>
          </table:table-cell>
          <table:table-cell office:value-type="float" office:value="0.46" calcext:value-type="float">
            <text:p>0,46</text:p>
          </table:table-cell>
          <table:table-cell table:formula="of:=([.H28]-[.I$3])^2" office:value-type="float" office:value="0.00462399999999999" calcext:value-type="float">
            <text:p>0,004624</text:p>
          </table:table-cell>
          <table:table-cell office:value-type="float" office:value="0.53" calcext:value-type="float">
            <text:p>0,53</text:p>
          </table:table-cell>
          <table:table-cell table:formula="of:=([.J28]-[.K$3])^2" office:value-type="float" office:value="0.0199751111111111" calcext:value-type="float">
            <text:p>0,0199751111</text:p>
          </table:table-cell>
          <table:table-cell office:value-type="float" office:value="0.44" calcext:value-type="float">
            <text:p>0,44</text:p>
          </table:table-cell>
          <table:table-cell table:formula="of:=([.L28]-[.M$3])^2" office:value-type="float" office:value="0.00634677777777778" calcext:value-type="float">
            <text:p>0,0063467778</text:p>
          </table:table-cell>
          <table:table-cell office:value-type="float" office:value="0.46" calcext:value-type="float">
            <text:p>0,46</text:p>
          </table:table-cell>
          <table:table-cell table:formula="of:=([.N28]-[.O$3])^2" office:value-type="float" office:value="0.0328817777777778" calcext:value-type="float">
            <text:p>0,0328817778</text:p>
          </table:table-cell>
          <table:table-cell office:value-type="float" office:value="0.48" calcext:value-type="float">
            <text:p>0,48</text:p>
          </table:table-cell>
          <table:table-cell table:formula="of:=([.P28]-[.Q$3])^2" office:value-type="float" office:value="0.0908017777777778" calcext:value-type="float">
            <text:p>0,0908017778</text:p>
          </table:table-cell>
          <table:table-cell office:value-type="float" office:value="0.25" calcext:value-type="float">
            <text:p>0,25</text:p>
          </table:table-cell>
          <table:table-cell table:formula="of:=([.R28]-[.S$3])^2" office:value-type="float" office:value="0.010201" calcext:value-type="float">
            <text:p>0,010201</text:p>
          </table:table-cell>
          <table:table-cell office:value-type="float" office:value="0" calcext:value-type="float">
            <text:p>0</text:p>
          </table:table-cell>
          <table:table-cell table:formula="of:=([.T28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" calcext:value-type="float">
            <text:p>0,49</text:p>
          </table:table-cell>
          <table:table-cell table:formula="of:=([.B29]-[.C$3])^2" office:value-type="float" office:value="0.000711111111111108" calcext:value-type="float">
            <text:p>0,0007111111</text:p>
          </table:table-cell>
          <table:table-cell office:value-type="float" office:value="0.53" calcext:value-type="float">
            <text:p>0,53</text:p>
          </table:table-cell>
          <table:table-cell table:formula="of:=([.D29]-[.E$3])^2" office:value-type="float" office:value="0.00224044444444445" calcext:value-type="float">
            <text:p>0,0022404444</text:p>
          </table:table-cell>
          <table:table-cell office:value-type="float" office:value="0.56" calcext:value-type="float">
            <text:p>0,56</text:p>
          </table:table-cell>
          <table:table-cell table:formula="of:=([.F29]-[.G$3])^2" office:value-type="float" office:value="0.0152934444444444" calcext:value-type="float">
            <text:p>0,0152934444</text:p>
          </table:table-cell>
          <table:table-cell office:value-type="float" office:value="0.54" calcext:value-type="float">
            <text:p>0,54</text:p>
          </table:table-cell>
          <table:table-cell table:formula="of:=([.H29]-[.I$3])^2" office:value-type="float" office:value="0.021904" calcext:value-type="float">
            <text:p>0,021904</text:p>
          </table:table-cell>
          <table:table-cell office:value-type="float" office:value="0.55" calcext:value-type="float">
            <text:p>0,55</text:p>
          </table:table-cell>
          <table:table-cell table:formula="of:=([.J29]-[.K$3])^2" office:value-type="float" office:value="0.0260284444444444" calcext:value-type="float">
            <text:p>0,0260284444</text:p>
          </table:table-cell>
          <table:table-cell office:value-type="float" office:value="0" calcext:value-type="float">
            <text:p>0</text:p>
          </table:table-cell>
          <table:table-cell table:formula="of:=([.L29]-[.M$3])^2" office:value-type="float" office:value="0.129840111111111" calcext:value-type="float">
            <text:p>0,1298401111</text:p>
          </table:table-cell>
          <table:table-cell office:value-type="float" office:value="0.51" calcext:value-type="float">
            <text:p>0,51</text:p>
          </table:table-cell>
          <table:table-cell table:formula="of:=([.N29]-[.O$3])^2" office:value-type="float" office:value="0.0535151111111111" calcext:value-type="float">
            <text:p>0,0535151111</text:p>
          </table:table-cell>
          <table:table-cell office:value-type="float" office:value="0.52" calcext:value-type="float">
            <text:p>0,52</text:p>
          </table:table-cell>
          <table:table-cell table:formula="of:=([.P29]-[.Q$3])^2" office:value-type="float" office:value="0.116508444444444" calcext:value-type="float">
            <text:p>0,1165084444</text:p>
          </table:table-cell>
          <table:table-cell office:value-type="float" office:value="0" calcext:value-type="float">
            <text:p>0</text:p>
          </table:table-cell>
          <table:table-cell table:formula="of:=([.R29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29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,47</text:p>
          </table:table-cell>
          <table:table-cell table:formula="of:=([.B30]-[.C$3])^2" office:value-type="float" office:value="0.00217777777777777" calcext:value-type="float">
            <text:p>0,0021777778</text:p>
          </table:table-cell>
          <table:table-cell office:value-type="float" office:value="0.5" calcext:value-type="float">
            <text:p>0,5</text:p>
          </table:table-cell>
          <table:table-cell table:formula="of:=([.D30]-[.E$3])^2" office:value-type="float" office:value="0.000300444444444446" calcext:value-type="float">
            <text:p>0,0003004444</text:p>
          </table:table-cell>
          <table:table-cell office:value-type="float" office:value="0" calcext:value-type="float">
            <text:p>0</text:p>
          </table:table-cell>
          <table:table-cell table:formula="of:=([.F30]-[.G$3])^2" office:value-type="float" office:value="0.190386777777778" calcext:value-type="float">
            <text:p>0,1903867778</text:p>
          </table:table-cell>
          <table:table-cell office:value-type="float" office:value="0.5" calcext:value-type="float">
            <text:p>0,5</text:p>
          </table:table-cell>
          <table:table-cell table:formula="of:=([.H30]-[.I$3])^2" office:value-type="float" office:value="0.011664" calcext:value-type="float">
            <text:p>0,011664</text:p>
          </table:table-cell>
          <table:table-cell office:value-type="float" office:value="0" calcext:value-type="float">
            <text:p>0</text:p>
          </table:table-cell>
          <table:table-cell table:formula="of:=([.J30]-[.K$3])^2" office:value-type="float" office:value="0.151061777777778" calcext:value-type="float">
            <text:p>0,1510617778</text:p>
          </table:table-cell>
          <table:table-cell office:value-type="float" office:value="0.56" calcext:value-type="float">
            <text:p>0,56</text:p>
          </table:table-cell>
          <table:table-cell table:formula="of:=([.L30]-[.M$3])^2" office:value-type="float" office:value="0.0398667777777778" calcext:value-type="float">
            <text:p>0,0398667778</text:p>
          </table:table-cell>
          <table:table-cell office:value-type="float" office:value="0" calcext:value-type="float">
            <text:p>0</text:p>
          </table:table-cell>
          <table:table-cell table:formula="of:=([.N30]-[.O$3])^2" office:value-type="float" office:value="0.0776551111111111" calcext:value-type="float">
            <text:p>0,0776551111</text:p>
          </table:table-cell>
          <table:table-cell office:value-type="float" office:value="0.42" calcext:value-type="float">
            <text:p>0,42</text:p>
          </table:table-cell>
          <table:table-cell table:formula="of:=([.P30]-[.Q$3])^2" office:value-type="float" office:value="0.0582417777777778" calcext:value-type="float">
            <text:p>0,0582417778</text:p>
          </table:table-cell>
          <table:table-cell office:value-type="float" office:value="0.42" calcext:value-type="float">
            <text:p>0,42</text:p>
          </table:table-cell>
          <table:table-cell table:formula="of:=([.R30]-[.S$3])^2" office:value-type="float" office:value="0.073441" calcext:value-type="float">
            <text:p>0,073441</text:p>
          </table:table-cell>
          <table:table-cell office:value-type="float" office:value="0" calcext:value-type="float">
            <text:p>0</text:p>
          </table:table-cell>
          <table:table-cell table:formula="of:=([.T30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table:formula="of:=([.B31]-[.C$3])^2" office:value-type="float" office:value="0.000277777777777776" calcext:value-type="float">
            <text:p>0,0002777778</text:p>
          </table:table-cell>
          <table:table-cell office:value-type="float" office:value="0.41" calcext:value-type="float">
            <text:p>0,41</text:p>
          </table:table-cell>
          <table:table-cell table:formula="of:=([.D31]-[.E$3])^2" office:value-type="float" office:value="0.00528044444444444" calcext:value-type="float">
            <text:p>0,0052804444</text:p>
          </table:table-cell>
          <table:table-cell office:value-type="float" office:value="0.47" calcext:value-type="float">
            <text:p>0,47</text:p>
          </table:table-cell>
          <table:table-cell table:formula="of:=([.F31]-[.G$3])^2" office:value-type="float" office:value="0.00113344444444444" calcext:value-type="float">
            <text:p>0,0011334444</text:p>
          </table:table-cell>
          <table:table-cell office:value-type="float" office:value="0.56" calcext:value-type="float">
            <text:p>0,56</text:p>
          </table:table-cell>
          <table:table-cell table:formula="of:=([.H31]-[.I$3])^2" office:value-type="float" office:value="0.028224" calcext:value-type="float">
            <text:p>0,028224</text:p>
          </table:table-cell>
          <table:table-cell office:value-type="float" office:value="0.48" calcext:value-type="float">
            <text:p>0,48</text:p>
          </table:table-cell>
          <table:table-cell table:formula="of:=([.J31]-[.K$3])^2" office:value-type="float" office:value="0.00834177777777777" calcext:value-type="float">
            <text:p>0,0083417778</text:p>
          </table:table-cell>
          <table:table-cell office:value-type="float" office:value="0" calcext:value-type="float">
            <text:p>0</text:p>
          </table:table-cell>
          <table:table-cell table:formula="of:=([.L31]-[.M$3])^2" office:value-type="float" office:value="0.129840111111111" calcext:value-type="float">
            <text:p>0,1298401111</text:p>
          </table:table-cell>
          <table:table-cell office:value-type="float" office:value="0.48" calcext:value-type="float">
            <text:p>0,48</text:p>
          </table:table-cell>
          <table:table-cell table:formula="of:=([.N31]-[.O$3])^2" office:value-type="float" office:value="0.0405351111111111" calcext:value-type="float">
            <text:p>0,0405351111</text:p>
          </table:table-cell>
          <table:table-cell office:value-type="float" office:value="0" calcext:value-type="float">
            <text:p>0</text:p>
          </table:table-cell>
          <table:table-cell table:formula="of:=([.P31]-[.Q$3])^2" office:value-type="float" office:value="0.0319217777777778" calcext:value-type="float">
            <text:p>0,0319217778</text:p>
          </table:table-cell>
          <table:table-cell office:value-type="float" office:value="0.21" calcext:value-type="float">
            <text:p>0,21</text:p>
          </table:table-cell>
          <table:table-cell table:formula="of:=([.R31]-[.S$3])^2" office:value-type="float" office:value="0.003721" calcext:value-type="float">
            <text:p>0,003721</text:p>
          </table:table-cell>
          <table:table-cell office:value-type="float" office:value="0" calcext:value-type="float">
            <text:p>0</text:p>
          </table:table-cell>
          <table:table-cell table:formula="of:=([.T31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" calcext:value-type="float">
            <text:p>0,56</text:p>
          </table:table-cell>
          <table:table-cell table:formula="of:=([.B32]-[.C$3])^2" office:value-type="float" office:value="0.00187777777777779" calcext:value-type="float">
            <text:p>0,0018777778</text:p>
          </table:table-cell>
          <table:table-cell office:value-type="float" office:value="0.51" calcext:value-type="float">
            <text:p>0,51</text:p>
          </table:table-cell>
          <table:table-cell table:formula="of:=([.D32]-[.E$3])^2" office:value-type="float" office:value="0.000747111111111113" calcext:value-type="float">
            <text:p>0,0007471111</text:p>
          </table:table-cell>
          <table:table-cell office:value-type="float" office:value="0.53" calcext:value-type="float">
            <text:p>0,53</text:p>
          </table:table-cell>
          <table:table-cell table:formula="of:=([.F32]-[.G$3])^2" office:value-type="float" office:value="0.00877344444444443" calcext:value-type="float">
            <text:p>0,0087734444</text:p>
          </table:table-cell>
          <table:table-cell office:value-type="float" office:value="0" calcext:value-type="float">
            <text:p>0</text:p>
          </table:table-cell>
          <table:table-cell table:formula="of:=([.H32]-[.I$3])^2" office:value-type="float" office:value="0.153664" calcext:value-type="float">
            <text:p>0,153664</text:p>
          </table:table-cell>
          <table:table-cell office:value-type="float" office:value="0.53" calcext:value-type="float">
            <text:p>0,53</text:p>
          </table:table-cell>
          <table:table-cell table:formula="of:=([.J32]-[.K$3])^2" office:value-type="float" office:value="0.0199751111111111" calcext:value-type="float">
            <text:p>0,0199751111</text:p>
          </table:table-cell>
          <table:table-cell office:value-type="float" office:value="0.55" calcext:value-type="float">
            <text:p>0,55</text:p>
          </table:table-cell>
          <table:table-cell table:formula="of:=([.L32]-[.M$3])^2" office:value-type="float" office:value="0.0359734444444445" calcext:value-type="float">
            <text:p>0,0359734444</text:p>
          </table:table-cell>
          <table:table-cell office:value-type="float" office:value="0.57" calcext:value-type="float">
            <text:p>0,57</text:p>
          </table:table-cell>
          <table:table-cell table:formula="of:=([.N32]-[.O$3])^2" office:value-type="float" office:value="0.0848751111111111" calcext:value-type="float">
            <text:p>0,0848751111</text:p>
          </table:table-cell>
          <table:table-cell office:value-type="float" office:value="0.42" calcext:value-type="float">
            <text:p>0,42</text:p>
          </table:table-cell>
          <table:table-cell table:formula="of:=([.P32]-[.Q$3])^2" office:value-type="float" office:value="0.0582417777777778" calcext:value-type="float">
            <text:p>0,0582417778</text:p>
          </table:table-cell>
          <table:table-cell office:value-type="float" office:value="0" calcext:value-type="float">
            <text:p>0</text:p>
          </table:table-cell>
          <table:table-cell table:formula="of:=([.R32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32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,56</text:p>
          </table:table-cell>
          <table:table-cell table:formula="of:=([.B33]-[.C$3])^2" office:value-type="float" office:value="0.00187777777777779" calcext:value-type="float">
            <text:p>0,0018777778</text:p>
          </table:table-cell>
          <table:table-cell office:value-type="float" office:value="0.51" calcext:value-type="float">
            <text:p>0,51</text:p>
          </table:table-cell>
          <table:table-cell table:formula="of:=([.D33]-[.E$3])^2" office:value-type="float" office:value="0.000747111111111113" calcext:value-type="float">
            <text:p>0,0007471111</text:p>
          </table:table-cell>
          <table:table-cell office:value-type="float" office:value="0.53" calcext:value-type="float">
            <text:p>0,53</text:p>
          </table:table-cell>
          <table:table-cell table:formula="of:=([.F33]-[.G$3])^2" office:value-type="float" office:value="0.00877344444444443" calcext:value-type="float">
            <text:p>0,0087734444</text:p>
          </table:table-cell>
          <table:table-cell office:value-type="float" office:value="0" calcext:value-type="float">
            <text:p>0</text:p>
          </table:table-cell>
          <table:table-cell table:formula="of:=([.H33]-[.I$3])^2" office:value-type="float" office:value="0.153664" calcext:value-type="float">
            <text:p>0,153664</text:p>
          </table:table-cell>
          <table:table-cell office:value-type="float" office:value="0.53" calcext:value-type="float">
            <text:p>0,53</text:p>
          </table:table-cell>
          <table:table-cell table:formula="of:=([.J33]-[.K$3])^2" office:value-type="float" office:value="0.0199751111111111" calcext:value-type="float">
            <text:p>0,0199751111</text:p>
          </table:table-cell>
          <table:table-cell office:value-type="float" office:value="0" calcext:value-type="float">
            <text:p>0</text:p>
          </table:table-cell>
          <table:table-cell table:formula="of:=([.L33]-[.M$3])^2" office:value-type="float" office:value="0.129840111111111" calcext:value-type="float">
            <text:p>0,1298401111</text:p>
          </table:table-cell>
          <table:table-cell office:value-type="float" office:value="0.5" calcext:value-type="float">
            <text:p>0,5</text:p>
          </table:table-cell>
          <table:table-cell table:formula="of:=([.N33]-[.O$3])^2" office:value-type="float" office:value="0.0489884444444444" calcext:value-type="float">
            <text:p>0,0489884444</text:p>
          </table:table-cell>
          <table:table-cell office:value-type="float" office:value="0" calcext:value-type="float">
            <text:p>0</text:p>
          </table:table-cell>
          <table:table-cell table:formula="of:=([.P33]-[.Q$3])^2" office:value-type="float" office:value="0.0319217777777778" calcext:value-type="float">
            <text:p>0,0319217778</text:p>
          </table:table-cell>
          <table:table-cell office:value-type="float" office:value="0.34" calcext:value-type="float">
            <text:p>0,34</text:p>
          </table:table-cell>
          <table:table-cell table:formula="of:=([.R33]-[.S$3])^2" office:value-type="float" office:value="0.036481" calcext:value-type="float">
            <text:p>0,036481</text:p>
          </table:table-cell>
          <table:table-cell office:value-type="float" office:value="0" calcext:value-type="float">
            <text:p>0</text:p>
          </table:table-cell>
          <table:table-cell table:formula="of:=([.T33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" calcext:value-type="float">
            <text:p>0,57</text:p>
          </table:table-cell>
          <table:table-cell table:formula="of:=([.B34]-[.C$3])^2" office:value-type="float" office:value="0.00284444444444446" calcext:value-type="float">
            <text:p>0,0028444444</text:p>
          </table:table-cell>
          <table:table-cell office:value-type="float" office:value="0.47" calcext:value-type="float">
            <text:p>0,47</text:p>
          </table:table-cell>
          <table:table-cell table:formula="of:=([.D34]-[.E$3])^2" office:value-type="float" office:value="0.000160444444444443" calcext:value-type="float">
            <text:p>0,0001604444</text:p>
          </table:table-cell>
          <table:table-cell office:value-type="float" office:value="0.46" calcext:value-type="float">
            <text:p>0,46</text:p>
          </table:table-cell>
          <table:table-cell table:formula="of:=([.F34]-[.G$3])^2" office:value-type="float" office:value="0.000560111111111106" calcext:value-type="float">
            <text:p>0,0005601111</text:p>
          </table:table-cell>
          <table:table-cell office:value-type="float" office:value="0.44" calcext:value-type="float">
            <text:p>0,44</text:p>
          </table:table-cell>
          <table:table-cell table:formula="of:=([.H34]-[.I$3])^2" office:value-type="float" office:value="0.00230399999999999" calcext:value-type="float">
            <text:p>0,002304</text:p>
          </table:table-cell>
          <table:table-cell office:value-type="float" office:value="0.47" calcext:value-type="float">
            <text:p>0,47</text:p>
          </table:table-cell>
          <table:table-cell table:formula="of:=([.J34]-[.K$3])^2" office:value-type="float" office:value="0.00661511111111111" calcext:value-type="float">
            <text:p>0,0066151111</text:p>
          </table:table-cell>
          <table:table-cell office:value-type="float" office:value="0.58" calcext:value-type="float">
            <text:p>0,58</text:p>
          </table:table-cell>
          <table:table-cell table:formula="of:=([.L34]-[.M$3])^2" office:value-type="float" office:value="0.0482534444444444" calcext:value-type="float">
            <text:p>0,0482534444</text:p>
          </table:table-cell>
          <table:table-cell office:value-type="float" office:value="0.5" calcext:value-type="float">
            <text:p>0,5</text:p>
          </table:table-cell>
          <table:table-cell table:formula="of:=([.N34]-[.O$3])^2" office:value-type="float" office:value="0.0489884444444444" calcext:value-type="float">
            <text:p>0,0489884444</text:p>
          </table:table-cell>
          <table:table-cell office:value-type="float" office:value="0" calcext:value-type="float">
            <text:p>0</text:p>
          </table:table-cell>
          <table:table-cell table:formula="of:=([.P34]-[.Q$3])^2" office:value-type="float" office:value="0.0319217777777778" calcext:value-type="float">
            <text:p>0,0319217778</text:p>
          </table:table-cell>
          <table:table-cell office:value-type="float" office:value="0.34" calcext:value-type="float">
            <text:p>0,34</text:p>
          </table:table-cell>
          <table:table-cell table:formula="of:=([.R34]-[.S$3])^2" office:value-type="float" office:value="0.036481" calcext:value-type="float">
            <text:p>0,036481</text:p>
          </table:table-cell>
          <table:table-cell office:value-type="float" office:value="0" calcext:value-type="float">
            <text:p>0</text:p>
          </table:table-cell>
          <table:table-cell table:formula="of:=([.T34]-[.U$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table:formula="of:=([.B35]-[.C$3])^2" office:value-type="float" office:value="0.00694444444444447" calcext:value-type="float">
            <text:p>0,0069444444</text:p>
          </table:table-cell>
          <table:table-cell office:value-type="float" office:value="0.52" calcext:value-type="float">
            <text:p>0,52</text:p>
          </table:table-cell>
          <table:table-cell table:formula="of:=([.D35]-[.E$3])^2" office:value-type="float" office:value="0.00139377777777778" calcext:value-type="float">
            <text:p>0,0013937778</text:p>
          </table:table-cell>
          <table:table-cell office:value-type="float" office:value="0.52" calcext:value-type="float">
            <text:p>0,52</text:p>
          </table:table-cell>
          <table:table-cell table:formula="of:=([.F35]-[.G$3])^2" office:value-type="float" office:value="0.00700011111111109" calcext:value-type="float">
            <text:p>0,0070001111</text:p>
          </table:table-cell>
          <table:table-cell office:value-type="float" office:value="0.45" calcext:value-type="float">
            <text:p>0,45</text:p>
          </table:table-cell>
          <table:table-cell table:formula="of:=([.H34]-[.I$3])^2" office:value-type="float" office:value="0.00230399999999999" calcext:value-type="float">
            <text:p>0,002304</text:p>
          </table:table-cell>
          <table:table-cell office:value-type="float" office:value="0" calcext:value-type="float">
            <text:p>0</text:p>
          </table:table-cell>
          <table:table-cell table:formula="of:=([.J35]-[.K$3])^2" office:value-type="float" office:value="0.151061777777778" calcext:value-type="float">
            <text:p>0,1510617778</text:p>
          </table:table-cell>
          <table:table-cell office:value-type="float" office:value="0" calcext:value-type="float">
            <text:p>0</text:p>
          </table:table-cell>
          <table:table-cell table:formula="of:=([.L35]-[.M$3])^2" office:value-type="float" office:value="0.129840111111111" calcext:value-type="float">
            <text:p>0,1298401111</text:p>
          </table:table-cell>
          <table:table-cell office:value-type="float" office:value="0.5" calcext:value-type="float">
            <text:p>0,5</text:p>
          </table:table-cell>
          <table:table-cell table:formula="of:=([.N35]-[.O$3])^2" office:value-type="float" office:value="0.0489884444444444" calcext:value-type="float">
            <text:p>0,0489884444</text:p>
          </table:table-cell>
          <table:table-cell office:value-type="float" office:value="0.56" calcext:value-type="float">
            <text:p>0,56</text:p>
          </table:table-cell>
          <table:table-cell table:formula="of:=([.P35]-[.Q$3])^2" office:value-type="float" office:value="0.145415111111111" calcext:value-type="float">
            <text:p>0,1454151111</text:p>
          </table:table-cell>
          <table:table-cell office:value-type="float" office:value="0" calcext:value-type="float">
            <text:p>0</text:p>
          </table:table-cell>
          <table:table-cell table:formula="of:=([.R24]-[.S$3])^2" office:value-type="float" office:value="0.022201" calcext:value-type="float">
            <text:p>0,022201</text:p>
          </table:table-cell>
          <table:table-cell office:value-type="float" office:value="0" calcext:value-type="float">
            <text:p>0</text:p>
          </table:table-cell>
          <table:table-cell table:formula="of:=([.T24]-[.U$3])^2" office:value-type="float" office:value="0" calcext:value-type="float">
            <text:p>0</text:p>
          </table:table-cell>
        </table:table-row>
      </table:table>
      <table:table table:name="barabasi" table:style-name="ta1"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game typ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game type</text:p>
          </table:table-cell>
          <table:table-cell office:value-type="string" calcext:value-type="string">
            <text:p>Meta-norm</text:p>
          </table:table-cell>
        </table:table-row>
        <table:table-row table:style-name="ro1">
          <table:table-cell/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ime limit: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barabasi</text:p>
          </table:table-cell>
          <table:table-cell office:value-type="string" calcext:value-type="string">
            <text:p>network struct:</text:p>
          </table:table-cell>
          <table:table-cell table:style-name="ce1" office:value-type="string" calcext:value-type="string">
            <text:p>barabasi</text:p>
          </table:table-cell>
        </table:table-row>
        <table:table-row table:style-name="ro1">
          <table:table-cell/>
          <table:table-cell office:value-type="string" calcext:value-type="string">
            <text:p>avg criminal:</text:p>
          </table:table-cell>
          <table:table-cell table:style-name="ce1" table:formula="of:=SUM([.B7:.B36])/30" office:value-type="float" office:value="0.813" calcext:value-type="float">
            <text:p>0,813</text:p>
          </table:table-cell>
          <table:table-cell office:value-type="string" calcext:value-type="string">
            <text:p>avg criminal:</text:p>
          </table:table-cell>
          <table:table-cell table:style-name="ce1" table:formula="of:=SUM([.D7:.D36])/30" office:value-type="float" office:value="0.810333333333333" calcext:value-type="float">
            <text:p>0,8103333333</text:p>
          </table:table-cell>
        </table:table-row>
        <table:table-row table:style-name="ro1">
          <table:table-cell/>
          <table:table-cell office:value-type="string" calcext:value-type="string">
            <text:p>standard dev:</text:p>
          </table:table-cell>
          <table:table-cell table:style-name="ce1" table:formula="of:=SQRT(SUM([.C7:.C36])/30)" office:value-type="float" office:value="0.0501431284757277" calcext:value-type="float">
            <text:p>0,0501431285</text:p>
          </table:table-cell>
          <table:table-cell office:value-type="string" calcext:value-type="string">
            <text:p>standard dev:</text:p>
          </table:table-cell>
          <table:table-cell table:style-name="ce1" table:formula="of:=SQRT(SUM([.E7:.E36])/30)" office:value-type="float" office:value="0.90756083359005" calcext:value-type="float">
            <text:p>0,9075608336</text:p>
          </table:table-cell>
        </table:table-row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quadratic residu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([.B7]-[.C$4])^2" office:value-type="float" office:value="0.000169000000000003" calcext:value-type="float">
            <text:p>0,000169</text:p>
          </table:table-cell>
          <table:table-cell table:number-columns-repeated="2"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table:formula="of:=([.B8]-[.C$4])^2" office:value-type="float" office:value="0.00184900000000001" calcext:value-type="float">
            <text:p>0,001849</text:p>
          </table:table-cell>
          <table:table-cell office:value-type="float" office:value="0.78" calcext:value-type="float">
            <text:p>0,7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" calcext:value-type="float">
            <text:p>0,87</text:p>
          </table:table-cell>
          <table:table-cell table:formula="of:=([.B9]-[.C$4])^2" office:value-type="float" office:value="0.00324899999999998" calcext:value-type="float">
            <text:p>0,003249</text:p>
          </table:table-cell>
          <table:table-cell office:value-type="float" office:value="0.89" calcext:value-type="float">
            <text:p>0,89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,88</text:p>
          </table:table-cell>
          <table:table-cell table:formula="of:=([.B10]-[.C$4])^2" office:value-type="float" office:value="0.00448899999999998" calcext:value-type="float">
            <text:p>0,004489</text:p>
          </table:table-cell>
          <table:table-cell table:number-columns-repeated="2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,81</text:p>
          </table:table-cell>
          <table:table-cell table:formula="of:=([.B11]-[.C$4])^2" office:value-type="float" office:value="0.00000900000000000068" calcext:value-type="float">
            <text:p>0,000009</text:p>
          </table:table-cell>
          <table:table-cell office:value-type="float" office:value="0.88" calcext:value-type="float">
            <text:p>0,88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formula="of:=([.B12]-[.C$4])^2" office:value-type="float" office:value="0.000169000000000003" calcext:value-type="float">
            <text:p>0,000169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,87</text:p>
          </table:table-cell>
          <table:table-cell table:formula="of:=([.B13]-[.C$4])^2" office:value-type="float" office:value="0.00324899999999998" calcext:value-type="float">
            <text:p>0,003249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,76</text:p>
          </table:table-cell>
          <table:table-cell table:formula="of:=([.B14]-[.C$4])^2" office:value-type="float" office:value="0.00280900000000002" calcext:value-type="float">
            <text:p>0,002809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table:formula="of:=([.B15]-[.C$4])^2" office:value-type="float" office:value="0.0000489999999999985" calcext:value-type="float">
            <text:p>0,000049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formula="of:=([.B16]-[.C$4])^2" office:value-type="float" office:value="0.000169000000000003" calcext:value-type="float">
            <text:p>0,000169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4" calcext:value-type="float">
            <text:p>0,74</text:p>
          </table:table-cell>
          <table:table-cell table:formula="of:=([.B17]-[.C$4])^2" office:value-type="float" office:value="0.00532900000000003" calcext:value-type="float">
            <text:p>0,005329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" calcext:value-type="float">
            <text:p>0,81</text:p>
          </table:table-cell>
          <table:table-cell table:formula="of:=([.B18]-[.C$4])^2" office:value-type="float" office:value="0.00000900000000000068" calcext:value-type="float">
            <text:p>0,000009</text:p>
          </table:table-cell>
          <table:table-cell office:value-type="float" office:value="0.84" calcext:value-type="float">
            <text:p>0,84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,75</text:p>
          </table:table-cell>
          <table:table-cell table:formula="of:=([.B19]-[.C$4])^2" office:value-type="float" office:value="0.00396900000000002" calcext:value-type="float">
            <text:p>0,003969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,82</text:p>
          </table:table-cell>
          <table:table-cell table:formula="of:=([.B20]-[.C$4])^2" office:value-type="float" office:value="0.0000489999999999985" calcext:value-type="float">
            <text:p>0,000049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" calcext:value-type="float">
            <text:p>0,72</text:p>
          </table:table-cell>
          <table:table-cell table:formula="of:=([.B21]-[.C$4])^2" office:value-type="float" office:value="0.00864900000000004" calcext:value-type="float">
            <text:p>0,008649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9" calcext:value-type="float">
            <text:p>0,79</text:p>
          </table:table-cell>
          <table:table-cell table:formula="of:=([.B22]-[.C$4])^2" office:value-type="float" office:value="0.000529000000000006" calcext:value-type="float">
            <text:p>0,000529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,81</text:p>
          </table:table-cell>
          <table:table-cell table:formula="of:=([.B23]-[.C$4])^2" office:value-type="float" office:value="0.00000900000000000068" calcext:value-type="float">
            <text:p>0,000009</text:p>
          </table:table-cell>
          <table:table-cell office:value-type="float" office:value="0.84" calcext:value-type="float">
            <text:p>0,8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" calcext:value-type="float">
            <text:p>0,78</text:p>
          </table:table-cell>
          <table:table-cell table:formula="of:=([.B24]-[.C$4])^2" office:value-type="float" office:value="0.00108900000000001" calcext:value-type="float">
            <text:p>0,001089</text:p>
          </table:table-cell>
          <table:table-cell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,8</text:p>
          </table:table-cell>
          <table:table-cell table:formula="of:=([.B25]-[.C$4])^2" office:value-type="float" office:value="0.000169000000000003" calcext:value-type="float">
            <text:p>0,000169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,87</text:p>
          </table:table-cell>
          <table:table-cell table:formula="of:=([.B26]-[.C$4])^2" office:value-type="float" office:value="0.00324899999999998" calcext:value-type="float">
            <text:p>0,003249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" calcext:value-type="float">
            <text:p>0,84</text:p>
          </table:table-cell>
          <table:table-cell table:formula="of:=([.B27]-[.C$4])^2" office:value-type="float" office:value="0.000728999999999989" calcext:value-type="float">
            <text:p>0,000729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6" calcext:value-type="float">
            <text:p>0,76</text:p>
          </table:table-cell>
          <table:table-cell table:formula="of:=([.B28]-[.C$4])^2" office:value-type="float" office:value="0.00280900000000002" calcext:value-type="float">
            <text:p>0,002809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" calcext:value-type="float">
            <text:p>0,84</text:p>
          </table:table-cell>
          <table:table-cell table:formula="of:=([.B29]-[.C$4])^2" office:value-type="float" office:value="0.000728999999999989" calcext:value-type="float">
            <text:p>0,000729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table:formula="of:=([.B30]-[.C$4])^2" office:value-type="float" office:value="0.00756899999999998" calcext:value-type="float">
            <text:p>0,007569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,81</text:p>
          </table:table-cell>
          <table:table-cell table:formula="of:=([.B31]-[.C$4])^2" office:value-type="float" office:value="0.00000900000000000068" calcext:value-type="float">
            <text:p>0,000009</text:p>
          </table:table-cell>
          <table:table-cell office:value-type="float" office:value="0.85" calcext:value-type="float">
            <text:p>0,8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3" calcext:value-type="float">
            <text:p>0,83</text:p>
          </table:table-cell>
          <table:table-cell table:formula="of:=([.B32]-[.C$4])^2" office:value-type="float" office:value="0.000288999999999997" calcext:value-type="float">
            <text:p>0,000289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2" calcext:value-type="float">
            <text:p>0,82</text:p>
          </table:table-cell>
          <table:table-cell table:formula="of:=([.B33]-[.C$4])^2" office:value-type="float" office:value="0.0000489999999999985" calcext:value-type="float">
            <text:p>0,000049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1" calcext:value-type="float">
            <text:p>0,91</text:p>
          </table:table-cell>
          <table:table-cell table:formula="of:=([.B34]-[.C$4])^2" office:value-type="float" office:value="0.00940899999999997" calcext:value-type="float">
            <text:p>0,009409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2" calcext:value-type="float">
            <text:p>0,72</text:p>
          </table:table-cell>
          <table:table-cell table:formula="of:=([.B35]-[.C$4])^2" office:value-type="float" office:value="0.00864900000000004" calcext:value-type="float">
            <text:p>0,008649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,89</text:p>
          </table:table-cell>
          <table:table-cell table:formula="of:=([.B36]-[.C$4])^2" office:value-type="float" office:value="0.00592899999999998" calcext:value-type="float">
            <text:p>0,005929</text:p>
          </table:table-cell>
          <table:table-cell office:value-type="float" office:value="0.74" calcext:value-type="float">
            <text:p>0,74</text:p>
          </table:table-cell>
          <table:table-cell office:value-type="float" office:value="0.85" calcext:value-type="float">
            <text:p>0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0:16:01.42502523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0:40:51.574665223</meta:creation-date>
    <dc:date>2016-05-25T21:55:23.893244025</dc:date>
    <meta:editing-duration>PT1H21M28S</meta:editing-duration>
    <meta:editing-cycles>3</meta:editing-cycles>
    <meta:generator>LibreOffice/5.0.5.2$Linux_X86_64 LibreOffice_project/00m0$Build-2</meta:generator>
    <meta:document-statistic meta:table-count="3" meta:cell-count="1637" meta:object-count="0"/>
  </office:meta>
</office:document-meta>
</file>